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C000003A496FC43451ADFED56.png" manifest:media-type="image/png"/>
  <manifest:file-entry manifest:full-path="Pictures/10000000000000D5000000AB5BB49D3B7B84BFDC.png" manifest:media-type="image/png"/>
  <manifest:file-entry manifest:full-path="Pictures/10000000000001980000001C45A69E4D277D2F6A.png" manifest:media-type="image/png"/>
  <manifest:file-entry manifest:full-path="Pictures/10000000000000960000008141859BC81F69A9D3.png" manifest:media-type="image/png"/>
  <manifest:file-entry manifest:full-path="Pictures/100000000000011F000000F774E31142FC314F6B.png" manifest:media-type="image/png"/>
  <manifest:file-entry manifest:full-path="Pictures/1000000000000189000001B4E9F175587A9C0004.png" manifest:media-type="image/png"/>
  <manifest:file-entry manifest:full-path="Pictures/10000000000001850000018D03ABEAC1794BA2C4.png" manifest:media-type="image/png"/>
  <manifest:file-entry manifest:full-path="Pictures/100000000000046E000002E8D2688908715A4734.png" manifest:media-type="image/png"/>
  <manifest:file-entry manifest:full-path="Pictures/10000000000001DD000000199658C2F0508A8DBC.png" manifest:media-type="image/png"/>
  <manifest:file-entry manifest:full-path="Pictures/10000000000000FF000001294064CCBFAC455753.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2CB0000001A696B56111126B1BA.png" manifest:media-type="image/png"/>
  <manifest:file-entry manifest:full-path="Pictures/10000000000002D40000001AB69712C6EC882735.png" manifest:media-type="image/png"/>
  <manifest:file-entry manifest:full-path="Pictures/1000000000000189000001667AE89F9C9D274DAA.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0A0000000E6D539683B0BEB8A90.png" manifest:media-type="image/png"/>
  <manifest:file-entry manifest:full-path="Pictures/10000000000001B70000008C2F4D528EE5992C4E.png" manifest:media-type="image/png"/>
  <manifest:file-entry manifest:full-path="Pictures/10000000000000940000011C4B3317DE9B0A5FB8.png" manifest:media-type="image/png"/>
  <manifest:file-entry manifest:full-path="Pictures/10000000000001380000017A511EF1EAE85A938C.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E6000000DD16BC93FA78AAF1D4.png" manifest:media-type="image/png"/>
  <manifest:file-entry manifest:full-path="Pictures/100000000000012600000144B458FBAD227C91C4.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06E00000078BCB9AE9F50391181.png" manifest:media-type="image/png"/>
  <manifest:file-entry manifest:full-path="Pictures/10000000000002230000021276CEC721B0548DA2.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0"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1"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2"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3" style:family="paragraph" style:parent-style-name="Standard" style:master-page-name="">
      <style:paragraph-properties style:page-number="auto"/>
      <style:text-properties officeooo:rsid="00149a7a" officeooo:paragraph-rsid="01683c15"/>
    </style:style>
    <style:style style:name="P24" style:family="paragraph" style:parent-style-name="Standard" style:master-page-name="">
      <style:paragraph-properties style:page-number="auto"/>
      <style:text-properties officeooo:rsid="00149a7a" officeooo:paragraph-rsid="01699de1"/>
    </style:style>
    <style:style style:name="P25" style:family="paragraph" style:parent-style-name="Standard" style:master-page-name="">
      <style:paragraph-properties style:page-number="auto"/>
      <style:text-properties officeooo:rsid="00149a7a" officeooo:paragraph-rsid="016b1b47"/>
    </style:style>
    <style:style style:name="P26" style:family="paragraph" style:parent-style-name="Standard">
      <style:text-properties style:font-name="Yu Gothic UI"/>
    </style:style>
    <style:style style:name="P27" style:family="paragraph" style:parent-style-name="Standard">
      <style:paragraph-properties style:writing-mode="lr-tb"/>
    </style:style>
    <style:style style:name="P28" style:family="paragraph" style:parent-style-name="Standard">
      <style:paragraph-properties style:writing-mode="lr-tb"/>
      <style:text-properties officeooo:paragraph-rsid="002233c3"/>
    </style:style>
    <style:style style:name="P29" style:family="paragraph" style:parent-style-name="Standard">
      <style:text-properties officeooo:rsid="00236767" officeooo:paragraph-rsid="00236767"/>
    </style:style>
    <style:style style:name="P30" style:family="paragraph" style:parent-style-name="Standard">
      <style:text-properties officeooo:rsid="00265d1b" officeooo:paragraph-rsid="0029cecb"/>
    </style:style>
    <style:style style:name="P31" style:family="paragraph" style:parent-style-name="Standard">
      <style:text-properties officeooo:rsid="00265d1b" officeooo:paragraph-rsid="015d32e7"/>
    </style:style>
    <style:style style:name="P3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4"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6"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0"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4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5"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46"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47"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4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4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0"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1"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5" style:family="paragraph" style:parent-style-name="Standard">
      <style:text-properties officeooo:rsid="002b7e1d" officeooo:paragraph-rsid="002b7e1d"/>
    </style:style>
    <style:style style:name="P56" style:family="paragraph" style:parent-style-name="Standard">
      <style:text-properties officeooo:rsid="002b7e1d" officeooo:paragraph-rsid="00341168"/>
    </style:style>
    <style:style style:name="P57" style:family="paragraph" style:parent-style-name="Standard">
      <style:text-properties officeooo:rsid="002b7e1d" officeooo:paragraph-rsid="003b9fb2"/>
    </style:style>
    <style:style style:name="P5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59"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1" style:family="paragraph" style:parent-style-name="Standard">
      <style:text-properties officeooo:rsid="002b7e1d" officeooo:paragraph-rsid="003cdd22"/>
    </style:style>
    <style:style style:name="P62" style:family="paragraph" style:parent-style-name="Standard">
      <style:text-properties officeooo:rsid="002b7e1d" officeooo:paragraph-rsid="003f0739"/>
    </style:style>
    <style:style style:name="P63"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5" style:family="paragraph" style:parent-style-name="Standard">
      <style:text-properties officeooo:rsid="002b7e1d" officeooo:paragraph-rsid="004d40a3"/>
    </style:style>
    <style:style style:name="P6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67" style:family="paragraph" style:parent-style-name="Standard">
      <style:text-properties officeooo:rsid="002b7e1d" officeooo:paragraph-rsid="0057beb8"/>
    </style:style>
    <style:style style:name="P68"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69"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0" style:family="paragraph" style:parent-style-name="Standard">
      <style:text-properties officeooo:rsid="002b7e1d" officeooo:paragraph-rsid="00589aad"/>
    </style:style>
    <style:style style:name="P71"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2"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3" style:family="paragraph" style:parent-style-name="Standard">
      <style:text-properties officeooo:rsid="002b7e1d" officeooo:paragraph-rsid="00f2e592"/>
    </style:style>
    <style:style style:name="P7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76" style:family="paragraph" style:parent-style-name="Standard">
      <style:text-properties officeooo:rsid="002b7e1d" officeooo:paragraph-rsid="014ed626"/>
    </style:style>
    <style:style style:name="P77" style:family="paragraph" style:parent-style-name="Standard">
      <style:text-properties officeooo:rsid="002b7e1d" officeooo:paragraph-rsid="016e74db"/>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79" style:family="paragraph" style:parent-style-name="Standard">
      <style:text-properties officeooo:rsid="002b7e1d" officeooo:paragraph-rsid="016f716b"/>
    </style:style>
    <style:style style:name="P80"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1"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2"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3" style:family="paragraph" style:parent-style-name="Standard">
      <style:text-properties fo:font-weight="bold" officeooo:rsid="002b7e1d" officeooo:paragraph-rsid="002b7e1d" style:font-weight-asian="bold" style:font-weight-complex="bold"/>
    </style:style>
    <style:style style:name="P84" style:family="paragraph" style:parent-style-name="Standard">
      <style:text-properties fo:font-weight="bold" officeooo:rsid="002b7e1d" officeooo:paragraph-rsid="003f0739" style:font-weight-asian="bold" style:font-weight-complex="bold"/>
    </style:style>
    <style:style style:name="P85" style:family="paragraph" style:parent-style-name="Standard">
      <style:text-properties fo:font-weight="bold" officeooo:rsid="002b7e1d" officeooo:paragraph-rsid="0057beb8" style:font-weight-asian="bold" style:font-weight-complex="bold"/>
    </style:style>
    <style:style style:name="P86" style:family="paragraph" style:parent-style-name="Standard">
      <style:text-properties fo:font-weight="bold" officeooo:rsid="002b7e1d" officeooo:paragraph-rsid="003cdd22" style:font-weight-asian="bold" style:font-weight-complex="bold"/>
    </style:style>
    <style:style style:name="P87" style:family="paragraph" style:parent-style-name="Standard">
      <style:text-properties fo:font-weight="bold" officeooo:rsid="002b7e1d" officeooo:paragraph-rsid="00589aad" style:font-weight-asian="bold" style:font-weight-complex="bold"/>
    </style:style>
    <style:style style:name="P88" style:family="paragraph" style:parent-style-name="Standard">
      <style:text-properties fo:font-weight="bold" officeooo:rsid="0100938d" officeooo:paragraph-rsid="0100938d" style:font-weight-asian="bold" style:font-weight-complex="bold"/>
    </style:style>
    <style:style style:name="P89" style:family="paragraph" style:parent-style-name="Text_20_body">
      <style:text-properties fo:font-weight="bold" officeooo:rsid="010733f8" officeooo:paragraph-rsid="010733f8" style:font-weight-asian="bold" style:font-weight-complex="bold"/>
    </style:style>
    <style:style style:name="P9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4" style:family="paragraph" style:parent-style-name="Text_20_body">
      <style:text-properties fo:font-weight="bold" style:font-weight-asian="bold" style:font-weight-complex="bold"/>
    </style:style>
    <style:style style:name="P95" style:family="paragraph" style:parent-style-name="Standard">
      <style:text-properties fo:font-weight="bold" officeooo:rsid="016f716b" officeooo:paragraph-rsid="016f716b" style:font-weight-asian="bold" style:font-weight-complex="bold"/>
    </style:style>
    <style:style style:name="P96" style:family="paragraph" style:parent-style-name="Standard">
      <style:paragraph-properties fo:break-before="page"/>
      <style:text-properties fo:font-weight="bold" officeooo:rsid="016f716b" officeooo:paragraph-rsid="016f716b" style:font-weight-asian="bold" style:font-weight-complex="bold"/>
    </style:style>
    <style:style style:name="P97" style:family="paragraph" style:parent-style-name="Standard">
      <style:text-properties fo:font-weight="bold" style:font-weight-asian="bold" style:font-weight-complex="bold"/>
    </style:style>
    <style:style style:name="P98" style:family="paragraph" style:parent-style-name="Standard">
      <style:text-properties fo:font-weight="bold" officeooo:rsid="00571827" officeooo:paragraph-rsid="01747a09" style:font-weight-asian="bold" style:font-weight-complex="bold"/>
    </style:style>
    <style:style style:name="P99"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100"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01"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02"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3"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4"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0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0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08"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0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10" style:family="paragraph" style:parent-style-name="Standard">
      <style:text-properties officeooo:paragraph-rsid="0043c95f"/>
    </style:style>
    <style:style style:name="P111" style:family="paragraph" style:parent-style-name="Standard">
      <style:text-properties officeooo:rsid="004484e0" officeooo:paragraph-rsid="004484e0"/>
    </style:style>
    <style:style style:name="P11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3" style:family="paragraph" style:parent-style-name="Standard">
      <style:text-properties officeooo:rsid="004484e0" officeooo:paragraph-rsid="004bd9ff"/>
    </style:style>
    <style:style style:name="P114" style:family="paragraph" style:parent-style-name="Standard">
      <style:text-properties officeooo:rsid="004484e0" officeooo:paragraph-rsid="004b1b48"/>
    </style:style>
    <style:style style:name="P115"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16" style:family="paragraph" style:parent-style-name="Standard">
      <style:text-properties fo:font-weight="normal" officeooo:rsid="002b7e1d" officeooo:paragraph-rsid="0057beb8" style:font-weight-asian="normal" style:font-weight-complex="normal"/>
    </style:style>
    <style:style style:name="P117" style:family="paragraph" style:parent-style-name="Text_20_body">
      <style:text-properties fo:font-weight="normal" officeooo:rsid="002b7e1d" officeooo:paragraph-rsid="005cfedb" style:font-weight-asian="normal" style:font-weight-complex="normal"/>
    </style:style>
    <style:style style:name="P118" style:family="paragraph" style:parent-style-name="Standard">
      <style:text-properties fo:font-weight="normal" officeooo:rsid="002b7e1d" officeooo:paragraph-rsid="003cdd22" style:font-weight-asian="normal" style:font-weight-complex="normal"/>
    </style:style>
    <style:style style:name="P119"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20"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21" style:family="paragraph" style:parent-style-name="Standard">
      <style:text-properties fo:font-weight="normal" officeooo:rsid="002b7e1d" officeooo:paragraph-rsid="014ed626" style:font-weight-asian="normal" style:font-weight-complex="normal"/>
    </style:style>
    <style:style style:name="P122" style:family="paragraph" style:parent-style-name="Standard">
      <style:text-properties fo:font-weight="normal" officeooo:rsid="002b7e1d" officeooo:paragraph-rsid="00589aad" style:font-weight-asian="normal" style:font-weight-complex="normal"/>
    </style:style>
    <style:style style:name="P123" style:family="paragraph" style:parent-style-name="Text_20_body">
      <style:text-properties fo:font-weight="normal" officeooo:rsid="002b7e1d" officeooo:paragraph-rsid="005dc089" style:font-weight-asian="normal" style:font-weight-complex="normal"/>
    </style:style>
    <style:style style:name="P124" style:family="paragraph" style:parent-style-name="Text_20_body">
      <style:text-properties fo:font-weight="normal" officeooo:rsid="010733f8" officeooo:paragraph-rsid="010733f8" style:font-weight-asian="normal" style:font-weight-complex="normal"/>
    </style:style>
    <style:style style:name="P125"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26"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27" style:family="paragraph" style:parent-style-name="Text_20_body">
      <style:text-properties fo:font-weight="normal" officeooo:rsid="0074503f" officeooo:paragraph-rsid="0157f2f1" style:font-weight-asian="normal" style:font-weight-complex="normal"/>
    </style:style>
    <style:style style:name="P128" style:family="paragraph" style:parent-style-name="Standard">
      <style:text-properties fo:font-weight="normal" officeooo:rsid="016f716b" officeooo:paragraph-rsid="016f716b" style:font-weight-asian="normal" style:font-weight-complex="normal"/>
    </style:style>
    <style:style style:name="P129" style:family="paragraph" style:parent-style-name="Standard">
      <style:text-properties officeooo:paragraph-rsid="005b11a5"/>
    </style:style>
    <style:style style:name="P130" style:family="paragraph" style:parent-style-name="Text_20_body">
      <style:text-properties officeooo:paragraph-rsid="005b11a5"/>
    </style:style>
    <style:style style:name="P131" style:family="paragraph" style:parent-style-name="Text_20_body">
      <style:text-properties officeooo:rsid="005cfedb" officeooo:paragraph-rsid="005cfedb"/>
    </style:style>
    <style:style style:name="P132" style:family="paragraph" style:parent-style-name="Standard">
      <style:text-properties fo:color="#000000" loext:opacity="100%" style:font-name="Yu Gothic UI" fo:font-size="9pt" fo:language="ja" fo:country="JP" officeooo:paragraph-rsid="005b11a5" style:font-size-asian="9pt"/>
    </style:style>
    <style:style style:name="P133" style:family="paragraph" style:parent-style-name="Standard">
      <style:text-properties fo:color="#000000" loext:opacity="100%" style:font-name="Yu Gothic UI" fo:font-size="9pt" fo:language="ja" fo:country="JP" officeooo:rsid="005cfedb" officeooo:paragraph-rsid="005cfedb" style:font-size-asian="9pt"/>
    </style:style>
    <style:style style:name="P134"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35"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137"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38"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39" style:family="paragraph" style:parent-style-name="Text_20_body">
      <style:text-properties officeooo:rsid="005f546e" officeooo:paragraph-rsid="005f546e"/>
    </style:style>
    <style:style style:name="P140" style:family="paragraph" style:parent-style-name="Text_20_body">
      <style:text-properties officeooo:rsid="005f546e" officeooo:paragraph-rsid="00b3c6ba"/>
    </style:style>
    <style:style style:name="P141" style:family="paragraph" style:parent-style-name="Text_20_body">
      <style:text-properties officeooo:rsid="005f546e" officeooo:paragraph-rsid="01472a10"/>
    </style:style>
    <style:style style:name="P142" style:family="paragraph" style:parent-style-name="Text_20_body">
      <style:text-properties officeooo:paragraph-rsid="0061da50"/>
    </style:style>
    <style:style style:name="P143" style:family="paragraph" style:parent-style-name="Text_20_body">
      <style:text-properties officeooo:rsid="00628187" officeooo:paragraph-rsid="00628187"/>
    </style:style>
    <style:style style:name="P144" style:family="paragraph" style:parent-style-name="Text_20_body">
      <style:text-properties officeooo:rsid="00628187" officeooo:paragraph-rsid="01452bed"/>
    </style:style>
    <style:style style:name="P145" style:family="paragraph" style:parent-style-name="Text_20_body">
      <style:text-properties officeooo:rsid="00628187" officeooo:paragraph-rsid="0146fe0e"/>
    </style:style>
    <style:style style:name="P146" style:family="paragraph" style:parent-style-name="Text_20_body">
      <style:text-properties officeooo:rsid="007296db" officeooo:paragraph-rsid="007296db"/>
    </style:style>
    <style:style style:name="P147" style:family="paragraph" style:parent-style-name="Text_20_body">
      <style:text-properties officeooo:rsid="0074503f" officeooo:paragraph-rsid="0074503f"/>
    </style:style>
    <style:style style:name="P148" style:family="paragraph" style:parent-style-name="Text_20_body">
      <style:text-properties officeooo:rsid="0074503f" officeooo:paragraph-rsid="00766c26"/>
    </style:style>
    <style:style style:name="P149" style:family="paragraph" style:parent-style-name="Text_20_body">
      <style:text-properties officeooo:rsid="0074503f" officeooo:paragraph-rsid="007757a8"/>
    </style:style>
    <style:style style:name="P150"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5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52" style:family="paragraph" style:parent-style-name="Text_20_body">
      <style:text-properties officeooo:rsid="0074503f" officeooo:paragraph-rsid="00b7d10d"/>
    </style:style>
    <style:style style:name="P153" style:family="paragraph" style:parent-style-name="Text_20_body">
      <style:text-properties officeooo:rsid="0074503f" officeooo:paragraph-rsid="00bb9dd6"/>
    </style:style>
    <style:style style:name="P154" style:family="paragraph" style:parent-style-name="Text_20_body">
      <style:text-properties officeooo:rsid="0074503f" officeooo:paragraph-rsid="00bfa7ac"/>
    </style:style>
    <style:style style:name="P155" style:family="paragraph" style:parent-style-name="Text_20_body">
      <style:text-properties officeooo:rsid="00766c26" officeooo:paragraph-rsid="00766c26"/>
    </style:style>
    <style:style style:name="P156" style:family="paragraph" style:parent-style-name="Text_20_body">
      <style:text-properties officeooo:rsid="00766c26" officeooo:paragraph-rsid="00b7d10d"/>
    </style:style>
    <style:style style:name="P157" style:family="paragraph" style:parent-style-name="Table_20_Contents">
      <style:text-properties officeooo:rsid="007fe6cf" officeooo:paragraph-rsid="007fe6cf"/>
    </style:style>
    <style:style style:name="P158" style:family="paragraph" style:parent-style-name="Table_20_Contents">
      <style:text-properties officeooo:rsid="007fe6cf" officeooo:paragraph-rsid="00810987"/>
    </style:style>
    <style:style style:name="P159" style:family="paragraph" style:parent-style-name="Table_20_Contents">
      <style:text-properties officeooo:paragraph-rsid="007fe6cf"/>
    </style:style>
    <style:style style:name="P160" style:family="paragraph" style:parent-style-name="Table_20_Contents">
      <style:text-properties officeooo:paragraph-rsid="00810987"/>
    </style:style>
    <style:style style:name="P161" style:family="paragraph" style:parent-style-name="Standard">
      <style:text-properties officeooo:rsid="00843e49" officeooo:paragraph-rsid="00861854"/>
    </style:style>
    <style:style style:name="P162" style:family="paragraph" style:parent-style-name="Standard">
      <style:text-properties officeooo:rsid="009871c1" officeooo:paragraph-rsid="009871c1"/>
    </style:style>
    <style:style style:name="P163"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64"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6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66"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67"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68"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69" style:family="paragraph" style:parent-style-name="Standard">
      <style:paragraph-properties style:writing-mode="lr-tb"/>
      <style:text-properties officeooo:paragraph-rsid="009bd03f"/>
    </style:style>
    <style:style style:name="P170" style:family="paragraph" style:parent-style-name="Text_20_body">
      <style:text-properties officeooo:rsid="009ecca8" officeooo:paragraph-rsid="00a0ca31"/>
    </style:style>
    <style:style style:name="P171" style:family="paragraph" style:parent-style-name="Text_20_body">
      <style:text-properties officeooo:rsid="006fdeaa" officeooo:paragraph-rsid="00a0ca31"/>
    </style:style>
    <style:style style:name="P172" style:family="paragraph" style:parent-style-name="Standard">
      <style:text-properties officeooo:rsid="0078176a" officeooo:paragraph-rsid="0078176a"/>
    </style:style>
    <style:style style:name="P173" style:family="paragraph" style:parent-style-name="Standard">
      <style:text-properties officeooo:rsid="00a291ce" officeooo:paragraph-rsid="00a291ce"/>
    </style:style>
    <style:style style:name="P174" style:family="paragraph" style:parent-style-name="Text_20_body">
      <style:text-properties officeooo:rsid="00a291ce" officeooo:paragraph-rsid="00a291ce"/>
    </style:style>
    <style:style style:name="P175" style:family="paragraph" style:parent-style-name="Table_20_Contents">
      <style:text-properties officeooo:paragraph-rsid="00a19187"/>
    </style:style>
    <style:style style:name="P176" style:family="paragraph" style:parent-style-name="Table_20_Contents">
      <style:text-properties officeooo:rsid="00a19187" officeooo:paragraph-rsid="00a19187"/>
    </style:style>
    <style:style style:name="P177" style:family="paragraph" style:parent-style-name="Text_20_body">
      <style:text-properties style:text-position="0% 100%" officeooo:rsid="00a84b54" officeooo:paragraph-rsid="00a84b54"/>
    </style:style>
    <style:style style:name="P178" style:family="paragraph" style:parent-style-name="Text_20_body">
      <style:text-properties style:text-position="0% 100%" officeooo:rsid="00a9cacc" officeooo:paragraph-rsid="00a9cacc"/>
    </style:style>
    <style:style style:name="P179" style:family="paragraph" style:parent-style-name="Text_20_body">
      <style:text-properties style:text-position="0% 100%" officeooo:rsid="00a87a11" officeooo:paragraph-rsid="00a87a11"/>
    </style:style>
    <style:style style:name="P180" style:family="paragraph" style:parent-style-name="Text_20_body">
      <style:text-properties style:text-position="0% 100%" officeooo:rsid="00c17fdd" officeooo:paragraph-rsid="00c17fdd"/>
    </style:style>
    <style:style style:name="P181" style:family="paragraph" style:parent-style-name="Text_20_body">
      <style:text-properties style:text-position="0% 100%" officeooo:rsid="00c17fdd" officeooo:paragraph-rsid="00c22e85"/>
    </style:style>
    <style:style style:name="P182" style:family="paragraph" style:parent-style-name="Text_20_body">
      <style:text-properties style:text-position="0% 100%" officeooo:rsid="00c17fdd" officeooo:paragraph-rsid="00cf496b"/>
    </style:style>
    <style:style style:name="P183" style:family="paragraph" style:parent-style-name="Text_20_body">
      <style:text-properties style:text-position="0% 100%" officeooo:rsid="00c3a579" officeooo:paragraph-rsid="00c70360"/>
    </style:style>
    <style:style style:name="P184" style:family="paragraph" style:parent-style-name="Text_20_body">
      <style:text-properties style:text-position="0% 100%" officeooo:rsid="00c3a579" officeooo:paragraph-rsid="00cf2c58"/>
    </style:style>
    <style:style style:name="P185" style:family="paragraph" style:parent-style-name="Text_20_body">
      <style:text-properties style:text-position="0% 100%" officeooo:rsid="00c3a579" officeooo:paragraph-rsid="00c3a579"/>
    </style:style>
    <style:style style:name="P186" style:family="paragraph" style:parent-style-name="Text_20_body">
      <style:text-properties style:text-position="0% 100%" officeooo:rsid="00c70360" officeooo:paragraph-rsid="00c7b0ec"/>
    </style:style>
    <style:style style:name="P187" style:family="paragraph" style:parent-style-name="Text_20_body">
      <style:text-properties style:text-position="0% 100%" officeooo:rsid="00c70360" officeooo:paragraph-rsid="00cf2c58"/>
    </style:style>
    <style:style style:name="P188" style:family="paragraph" style:parent-style-name="Text_20_body">
      <style:text-properties style:text-position="0% 100%" officeooo:rsid="00c70360" officeooo:paragraph-rsid="00d9ef74"/>
    </style:style>
    <style:style style:name="P189" style:family="paragraph" style:parent-style-name="Text_20_body">
      <style:text-properties style:text-position="0% 100%" officeooo:rsid="00d247c3" officeooo:paragraph-rsid="00d247c3"/>
    </style:style>
    <style:style style:name="P190" style:family="paragraph" style:parent-style-name="Text_20_body">
      <style:text-properties style:text-position="0% 100%" officeooo:rsid="00da7bca" officeooo:paragraph-rsid="00da7bca"/>
    </style:style>
    <style:style style:name="P191" style:family="paragraph" style:parent-style-name="Standard">
      <style:text-properties style:text-position="0% 100%" officeooo:rsid="00e9a540" officeooo:paragraph-rsid="00ea8f1e"/>
    </style:style>
    <style:style style:name="P192" style:family="paragraph" style:parent-style-name="Standard">
      <style:text-properties style:text-position="0% 100%" officeooo:rsid="00e9a540" officeooo:paragraph-rsid="00f0ae99"/>
    </style:style>
    <style:style style:name="P193" style:family="paragraph" style:parent-style-name="Standard">
      <style:text-properties style:text-position="0% 100%" officeooo:rsid="00efc3f2" officeooo:paragraph-rsid="00efc3f2" fo:background-color="transparent"/>
    </style:style>
    <style:style style:name="P194" style:family="paragraph" style:parent-style-name="Standard">
      <style:text-properties style:text-position="0% 100%" officeooo:paragraph-rsid="00efc3f2" fo:background-color="transparent"/>
    </style:style>
    <style:style style:name="P195" style:family="paragraph" style:parent-style-name="Standard">
      <style:text-properties style:text-position="0% 100%" officeooo:paragraph-rsid="00e9a540"/>
    </style:style>
    <style:style style:name="P196" style:family="paragraph" style:parent-style-name="Standard">
      <style:text-properties style:text-position="0% 100%" officeooo:paragraph-rsid="00f0ae99"/>
    </style:style>
    <style:style style:name="P197" style:family="paragraph" style:parent-style-name="Text_20_body">
      <style:text-properties style:text-position="0% 100%" officeooo:rsid="00de6b17" officeooo:paragraph-rsid="00de62a6"/>
    </style:style>
    <style:style style:name="P198" style:family="paragraph" style:parent-style-name="Text_20_body">
      <style:text-properties officeooo:rsid="00a68869" officeooo:paragraph-rsid="00a68869"/>
    </style:style>
    <style:style style:name="P199" style:family="paragraph" style:parent-style-name="Text_20_body">
      <style:text-properties officeooo:rsid="00a42448" officeooo:paragraph-rsid="00a42448"/>
    </style:style>
    <style:style style:name="P200" style:family="paragraph" style:parent-style-name="Text_20_body">
      <style:text-properties officeooo:rsid="00ad94a2" officeooo:paragraph-rsid="00ad94a2"/>
    </style:style>
    <style:style style:name="P201" style:family="paragraph" style:parent-style-name="Text_20_body">
      <style:text-properties officeooo:rsid="00ae6725" officeooo:paragraph-rsid="00ae6725"/>
    </style:style>
    <style:style style:name="P202" style:family="paragraph" style:parent-style-name="Text_20_body">
      <style:text-properties style:text-position="super 58%" officeooo:rsid="00de62a6" officeooo:paragraph-rsid="00de62a6"/>
    </style:style>
    <style:style style:name="P203" style:family="paragraph" style:parent-style-name="Standard">
      <style:text-properties style:text-position="super 58%" officeooo:rsid="00df5cd1"/>
    </style:style>
    <style:style style:name="P204" style:family="paragraph" style:parent-style-name="Standard">
      <style:text-properties style:text-position="super 58%" officeooo:rsid="00df5cd1" officeooo:paragraph-rsid="00ea8f1e"/>
    </style:style>
    <style:style style:name="P205" style:family="paragraph" style:parent-style-name="Standard">
      <style:text-properties officeooo:paragraph-rsid="00e98bb6"/>
    </style:style>
    <style:style style:name="P206" style:family="paragraph" style:parent-style-name="Standard">
      <style:text-properties officeooo:paragraph-rsid="00e9a540"/>
    </style:style>
    <style:style style:name="P207" style:family="paragraph" style:parent-style-name="Standard">
      <style:text-properties officeooo:paragraph-rsid="00efc3f2" fo:background-color="transparent"/>
    </style:style>
    <style:style style:name="P208" style:family="paragraph" style:parent-style-name="Standard">
      <style:text-properties fo:background-color="transparent"/>
    </style:style>
    <style:style style:name="P209" style:family="paragraph" style:parent-style-name="Standard">
      <style:text-properties style:text-position="sub 58%"/>
    </style:style>
    <style:style style:name="P210" style:family="paragraph" style:parent-style-name="Standard">
      <style:text-properties officeooo:paragraph-rsid="00ffee38"/>
    </style:style>
    <style:style style:name="P211" style:family="paragraph" style:parent-style-name="Standard">
      <style:text-properties officeooo:paragraph-rsid="01004d34"/>
    </style:style>
    <style:style style:name="P212" style:family="paragraph" style:parent-style-name="Standard">
      <style:text-properties officeooo:rsid="00e07f10" officeooo:paragraph-rsid="01004d34"/>
    </style:style>
    <style:style style:name="P213" style:family="paragraph" style:parent-style-name="Standard">
      <style:text-properties officeooo:rsid="0100938d" officeooo:paragraph-rsid="0100938d"/>
    </style:style>
    <style:style style:name="P214" style:family="paragraph" style:parent-style-name="Text_20_body">
      <style:text-properties officeooo:paragraph-rsid="00b7d10d"/>
    </style:style>
    <style:style style:name="P215" style:family="paragraph" style:parent-style-name="Standard">
      <style:text-properties officeooo:rsid="0104012d" officeooo:paragraph-rsid="0104012d"/>
    </style:style>
    <style:style style:name="P216" style:family="paragraph" style:parent-style-name="Standard">
      <style:text-properties officeooo:rsid="0104cce1" officeooo:paragraph-rsid="0104cce1"/>
    </style:style>
    <style:style style:name="P217" style:family="paragraph" style:parent-style-name="Standard">
      <style:text-properties officeooo:rsid="0104cce1" officeooo:paragraph-rsid="016e74db"/>
    </style:style>
    <style:style style:name="P218"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19"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20"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21" style:family="paragraph" style:parent-style-name="Text_20_body">
      <style:text-properties officeooo:rsid="010733f8" officeooo:paragraph-rsid="010733f8"/>
    </style:style>
    <style:style style:name="P222" style:family="paragraph" style:parent-style-name="Standard">
      <style:text-properties officeooo:rsid="010f7f83" officeooo:paragraph-rsid="010f7f83"/>
    </style:style>
    <style:style style:name="P22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2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25"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28"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29"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30"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31"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32"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33"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34"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35"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3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37" style:family="paragraph" style:parent-style-name="Table_20_Contents">
      <style:text-properties fo:font-size="9pt" officeooo:rsid="000ca58c" officeooo:paragraph-rsid="000ca58c" style:font-size-asian="9pt" style:font-size-complex="9pt"/>
    </style:style>
    <style:style style:name="P238" style:family="paragraph" style:parent-style-name="Table_20_Contents">
      <style:text-properties fo:font-size="9pt" officeooo:rsid="000cc6d4" officeooo:paragraph-rsid="000cc6d4" style:font-size-asian="9pt" style:font-size-complex="9pt"/>
    </style:style>
    <style:style style:name="P239" style:family="paragraph" style:parent-style-name="Table_20_Contents">
      <style:paragraph-properties fo:text-align="center" style:justify-single-word="false"/>
      <style:text-properties fo:font-size="9pt" style:font-size-asian="9pt" style:font-size-complex="9pt"/>
    </style:style>
    <style:style style:name="P240" style:family="paragraph" style:parent-style-name="Table_20_Contents">
      <style:paragraph-properties fo:text-align="center" style:justify-single-word="false"/>
      <style:text-properties fo:font-size="9pt" officeooo:paragraph-rsid="000cc6d4" style:font-size-asian="9pt" style:font-size-complex="9pt"/>
    </style:style>
    <style:style style:name="P241" style:family="paragraph" style:parent-style-name="Table_20_Contents">
      <style:paragraph-properties fo:text-align="center" style:justify-single-word="false"/>
      <style:text-properties fo:font-size="9pt" officeooo:paragraph-rsid="00a19187" style:font-size-asian="9pt" style:font-size-complex="9pt"/>
    </style:style>
    <style:style style:name="P242"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43" style:family="paragraph" style:parent-style-name="Table_20_Contents">
      <style:paragraph-properties fo:text-align="center" style:justify-single-word="false"/>
      <style:text-properties fo:font-size="9pt" officeooo:paragraph-rsid="001eb241" style:font-size-asian="9pt" style:font-size-complex="9pt"/>
    </style:style>
    <style:style style:name="P244" style:family="paragraph" style:parent-style-name="Table_20_Contents">
      <style:paragraph-properties fo:text-align="center" style:justify-single-word="false"/>
      <style:text-properties fo:font-size="9pt" officeooo:paragraph-rsid="00149a7a" style:font-size-asian="9pt" style:font-size-complex="9pt"/>
    </style:style>
    <style:style style:name="P245" style:family="paragraph" style:parent-style-name="Table_20_Contents">
      <style:paragraph-properties fo:text-align="center" style:justify-single-word="false"/>
      <style:text-properties fo:font-size="9pt" officeooo:paragraph-rsid="00170dc6" style:font-size-asian="9pt" style:font-size-complex="9pt"/>
    </style:style>
    <style:style style:name="P246" style:family="paragraph" style:parent-style-name="Table_20_Contents">
      <style:paragraph-properties fo:text-align="center" style:justify-single-word="false"/>
      <style:text-properties fo:font-size="9pt" officeooo:paragraph-rsid="00b91954" style:font-size-asian="9pt" style:font-size-complex="9pt"/>
    </style:style>
    <style:style style:name="P247" style:family="paragraph" style:parent-style-name="Table_20_Contents">
      <style:paragraph-properties fo:text-align="center" style:justify-single-word="false"/>
      <style:text-properties fo:font-size="9pt" officeooo:paragraph-rsid="0102c9b0" style:font-size-asian="9pt" style:font-size-complex="9pt"/>
    </style:style>
    <style:style style:name="P248" style:family="paragraph" style:parent-style-name="Table_20_Contents">
      <style:paragraph-properties fo:text-align="center" style:justify-single-word="false"/>
      <style:text-properties fo:font-size="9pt" officeooo:paragraph-rsid="01388fc8" style:font-size-asian="9pt" style:font-size-complex="9pt"/>
    </style:style>
    <style:style style:name="P249" style:family="paragraph" style:parent-style-name="Table_20_Contents">
      <style:paragraph-properties fo:text-align="center" style:justify-single-word="false"/>
      <style:text-properties fo:font-size="9pt" officeooo:paragraph-rsid="013b76da" style:font-size-asian="9pt" style:font-size-complex="9pt"/>
    </style:style>
    <style:style style:name="P250" style:family="paragraph" style:parent-style-name="Table_20_Contents">
      <style:text-properties fo:font-size="9pt" style:font-size-asian="9pt" style:font-size-complex="9pt"/>
    </style:style>
    <style:style style:name="P251" style:family="paragraph" style:parent-style-name="Table_20_Contents">
      <style:text-properties fo:font-size="9pt" officeooo:paragraph-rsid="0018ec56" style:font-size-asian="9pt" style:font-size-complex="9pt"/>
    </style:style>
    <style:style style:name="P252"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53" style:family="paragraph" style:parent-style-name="Table_20_Contents">
      <style:text-properties fo:font-size="9pt" officeooo:rsid="013b3076" officeooo:paragraph-rsid="013b3076" style:font-size-asian="9pt" style:font-size-complex="9pt"/>
    </style:style>
    <style:style style:name="P254"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55" style:family="paragraph" style:parent-style-name="Table_20_Contents">
      <style:text-properties fo:font-size="9pt" officeooo:paragraph-rsid="013b76da" style:font-size-asian="9pt" style:font-size-complex="9pt"/>
    </style:style>
    <style:style style:name="P256" style:family="paragraph" style:parent-style-name="Contents_20_2">
      <style:paragraph-properties>
        <style:tab-stops>
          <style:tab-stop style:position="18.098cm" style:type="right" style:leader-style="dotted" style:leader-text="."/>
        </style:tab-stops>
      </style:paragraph-properties>
    </style:style>
    <style:style style:name="P257" style:family="paragraph" style:parent-style-name="Contents_20_3">
      <style:paragraph-properties>
        <style:tab-stops>
          <style:tab-stop style:position="18.098cm" style:type="right" style:leader-style="dotted" style:leader-text="."/>
        </style:tab-stops>
      </style:paragraph-properties>
    </style:style>
    <style:style style:name="P258" style:family="paragraph" style:parent-style-name="Contents_20_4">
      <style:paragraph-properties>
        <style:tab-stops>
          <style:tab-stop style:position="18.098cm" style:type="right" style:leader-style="dotted" style:leader-text="."/>
        </style:tab-stops>
      </style:paragraph-properties>
    </style:style>
    <style:style style:name="P259" style:family="paragraph" style:parent-style-name="Standard">
      <style:text-properties officeooo:rsid="00f2e592" officeooo:paragraph-rsid="014ed626"/>
    </style:style>
    <style:style style:name="P260" style:family="paragraph" style:parent-style-name="Text_20_body">
      <style:text-properties officeooo:rsid="014e1065" officeooo:paragraph-rsid="014ed626"/>
    </style:style>
    <style:style style:name="P261" style:family="paragraph" style:parent-style-name="Text_20_body">
      <style:text-properties officeooo:rsid="01518adf" officeooo:paragraph-rsid="01518adf"/>
    </style:style>
    <style:style style:name="P262"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18adf"/>
    </style:style>
    <style:style style:name="P263"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348b8"/>
    </style:style>
    <style:style style:name="P26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4dcee"/>
    </style:style>
    <style:style style:name="P265" style:family="paragraph" style:parent-style-name="Text_20_body">
      <style:text-properties officeooo:rsid="0157f2f1" officeooo:paragraph-rsid="0157f2f1"/>
    </style:style>
    <style:style style:name="P266" style:family="paragraph" style:parent-style-name="Text_20_body">
      <style:text-properties officeooo:paragraph-rsid="0154dcee"/>
    </style:style>
    <style:style style:name="P267" style:family="paragraph" style:parent-style-name="Text_20_body">
      <style:text-properties officeooo:rsid="015a312d" officeooo:paragraph-rsid="015a312d"/>
    </style:style>
    <style:style style:name="P268"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69" style:family="paragraph" style:parent-style-name="Standard">
      <style:text-properties fo:font-size="12pt" fo:font-weight="bold" style:font-size-asian="12pt" style:font-weight-asian="bold" style:font-size-complex="12pt" style:font-weight-complex="bold"/>
    </style:style>
    <style:style style:name="P270"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71"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72"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73" style:family="paragraph" style:parent-style-name="Standard">
      <style:paragraph-properties style:writing-mode="lr-tb"/>
      <style:text-properties officeooo:paragraph-rsid="00224d96"/>
    </style:style>
    <style:style style:name="P274" style:family="paragraph" style:parent-style-name="Standard">
      <style:paragraph-properties fo:break-before="page" style:writing-mode="lr-tb"/>
      <style:text-properties officeooo:paragraph-rsid="00224d96"/>
    </style:style>
    <style:style style:name="P275"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76"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277" style:family="paragraph" style:parent-style-name="Standard">
      <style:text-properties officeooo:rsid="016f716b" officeooo:paragraph-rsid="016f716b"/>
    </style:style>
    <style:style style:name="P278" style:family="paragraph" style:parent-style-name="Standard">
      <style:text-properties style:font-name="游明朝" fo:font-size="10.5pt" fo:font-style="normal" fo:font-weight="bold" style:font-size-asian="10.5pt" style:font-style-asian="normal" style:font-weight-asian="bold" style:font-weight-complex="bold"/>
    </style:style>
    <style:style style:name="P279" style:family="paragraph" style:parent-style-name="Standard">
      <style:text-properties officeooo:rsid="0171ad24" officeooo:paragraph-rsid="0171ad24"/>
    </style:style>
    <style:style style:name="P28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281"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282"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283" style:family="paragraph" style:parent-style-name="Contents_20_2">
      <style:paragraph-properties>
        <style:tab-stops>
          <style:tab-stop style:position="18.098cm" style:type="right" style:leader-style="dotted" style:leader-text="."/>
        </style:tab-stops>
      </style:paragraph-properties>
    </style:style>
    <style:style style:name="P284" style:family="paragraph" style:parent-style-name="Contents_20_3">
      <style:paragraph-properties>
        <style:tab-stops>
          <style:tab-stop style:position="18.098cm" style:type="right" style:leader-style="dotted" style:leader-text="."/>
        </style:tab-stops>
      </style:paragraph-properties>
    </style:style>
    <style:style style:name="P285" style:family="paragraph" style:parent-style-name="Contents_20_4">
      <style:paragraph-properties>
        <style:tab-stops>
          <style:tab-stop style:position="18.098cm" style:type="right" style:leader-style="dotted" style:leader-text="."/>
        </style:tab-stops>
      </style:paragraph-properties>
    </style:style>
    <style:style style:name="P286" style:family="paragraph" style:parent-style-name="Heading_20_2">
      <style:paragraph-properties fo:break-before="page"/>
    </style:style>
    <style:style style:name="P287" style:family="paragraph" style:parent-style-name="Heading_20_2" style:list-style-name="">
      <style:text-properties officeooo:paragraph-rsid="00b7d10d"/>
    </style:style>
    <style:style style:name="P288" style:family="paragraph" style:parent-style-name="Heading_20_2">
      <style:paragraph-properties fo:break-before="page"/>
      <style:text-properties officeooo:paragraph-rsid="00b7d10d"/>
    </style:style>
    <style:style style:name="P289" style:family="paragraph" style:parent-style-name="Heading_20_3">
      <style:paragraph-properties fo:break-before="page"/>
    </style:style>
    <style:style style:name="P290" style:family="paragraph" style:parent-style-name="Heading_20_3">
      <style:paragraph-properties fo:break-before="page"/>
      <style:text-properties officeooo:paragraph-rsid="0022fae8"/>
    </style:style>
    <style:style style:name="P291" style:family="paragraph" style:parent-style-name="Heading_20_3">
      <style:text-properties officeooo:paragraph-rsid="015feba5"/>
    </style:style>
    <style:style style:name="P292" style:family="paragraph" style:parent-style-name="Heading_20_3">
      <style:paragraph-properties fo:break-before="page"/>
      <style:text-properties officeooo:paragraph-rsid="014bbf2f"/>
    </style:style>
    <style:style style:name="P293" style:family="paragraph" style:parent-style-name="Heading_20_3">
      <style:text-properties officeooo:rsid="0074503f" officeooo:paragraph-rsid="014bbf2f"/>
    </style:style>
    <style:style style:name="P294" style:family="paragraph" style:parent-style-name="Heading_20_3">
      <style:text-properties officeooo:paragraph-rsid="00bb9dd6"/>
    </style:style>
    <style:style style:name="P295" style:family="paragraph" style:parent-style-name="Heading_20_3" style:list-style-name=""/>
    <style:style style:name="P296" style:family="paragraph" style:parent-style-name="Heading_20_3">
      <style:paragraph-properties fo:break-before="page"/>
      <style:text-properties officeooo:paragraph-rsid="014ff088"/>
    </style:style>
    <style:style style:name="P297" style:family="paragraph" style:parent-style-name="Heading_20_4">
      <style:paragraph-properties fo:break-before="page"/>
      <style:text-properties officeooo:paragraph-rsid="00f8ce4a"/>
    </style:style>
    <style:style style:name="P298" style:family="paragraph" style:parent-style-name="Heading_20_4" style:list-style-name=""/>
    <style:style style:name="P299" style:family="paragraph" style:parent-style-name="Heading_20_4">
      <style:paragraph-properties fo:break-before="page"/>
    </style:style>
    <style:style style:name="P300" style:family="paragraph" style:parent-style-name="Heading_20_4" style:list-style-name="">
      <style:paragraph-properties>
        <style:tab-stops>
          <style:tab-stop style:position="1cm"/>
        </style:tab-stops>
      </style:paragraph-properties>
    </style:style>
    <style:style style:name="P301" style:family="paragraph" style:parent-style-name="Heading_20_4" style:list-style-name="">
      <style:text-properties fo:font-weight="bold" style:font-weight-asian="bold" style:font-weight-complex="bold"/>
    </style:style>
    <style:style style:name="P302" style:family="paragraph" style:parent-style-name="Heading_20_4">
      <style:paragraph-properties fo:break-before="page"/>
      <style:text-properties fo:font-weight="bold" style:font-weight-asian="bold" style:font-weight-complex="bold"/>
    </style:style>
    <style:style style:name="P303"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304"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305"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306"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307"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1786e2d" officeooo:paragraph-rsid="01786e2d"/>
    </style:style>
    <style:style style:name="P308"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86e2d"/>
    </style:style>
    <style:style style:name="P309"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a246b"/>
    </style:style>
    <style:style style:name="P310"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c059a"/>
    </style:style>
    <style:style style:name="P311"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31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7a51d5"/>
    </style:style>
    <style:style style:name="P31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7a51d5"/>
    </style:style>
    <style:style style:name="P31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1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316"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7a51d5"/>
    </style:style>
    <style:style style:name="P317"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318" style:family="paragraph" style:parent-style-name="Standard">
      <style:text-properties fo:font-weight="normal" officeooo:rsid="002b7e1d" officeooo:paragraph-rsid="00589aad" style:font-weight-asian="normal" style:font-weight-complex="normal"/>
    </style:style>
    <style:style style:name="P319" style:family="paragraph" style:parent-style-name="Standard">
      <style:text-properties fo:font-weight="normal" officeooo:rsid="002b7e1d" officeooo:paragraph-rsid="017aecc1" style:font-weight-asian="normal" style:font-weight-complex="normal"/>
    </style:style>
    <style:style style:name="P320" style:family="paragraph" style:parent-style-name="Standard">
      <style:text-properties fo:font-weight="normal" officeooo:rsid="002b7e1d" officeooo:paragraph-rsid="017c059a" style:font-weight-asian="normal" style:font-weight-complex="normal"/>
    </style:style>
    <style:style style:name="P321" style:family="paragraph" style:parent-style-name="Standard">
      <style:text-properties fo:font-weight="normal" officeooo:rsid="017aecc1" officeooo:paragraph-rsid="017aecc1" style:font-weight-asian="normal" style:font-weight-complex="normal"/>
    </style:style>
    <style:style style:name="P322" style:family="paragraph" style:parent-style-name="Standard">
      <style:text-properties fo:font-weight="normal" officeooo:rsid="017aecc1" officeooo:paragraph-rsid="017c059a" style:font-weight-asian="normal" style:font-weight-complex="normal"/>
    </style:style>
    <style:style style:name="P323" style:family="paragraph" style:parent-style-name="Standard">
      <style:text-properties fo:font-size="12pt" fo:font-weight="bold" officeooo:rsid="002b7e1d" officeooo:paragraph-rsid="017aecc1" style:font-size-asian="12pt" style:font-weight-asian="bold" style:font-size-complex="12pt" style:font-weight-complex="bold"/>
    </style:style>
    <style:style style:name="P324"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325"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326" style:family="paragraph" style:parent-style-name="Standard">
      <loext:graphic-properties draw:fill="none"/>
      <style:paragraph-properties fo:margin-left="3.799cm" fo:margin-right="0cm" fo:text-indent="-3.401cm" style:auto-text-indent="false" fo:background-color="transparent"/>
      <style:text-properties officeooo:paragraph-rsid="017c059a"/>
    </style:style>
    <style:style style:name="P32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76a1c0"/>
    </style:style>
    <style:style style:name="P328" style:family="paragraph" style:parent-style-name="Text_20_body">
      <style:text-properties officeooo:rsid="0074503f" officeooo:paragraph-rsid="0154dcee"/>
    </style:style>
    <style:style style:name="P329" style:family="paragraph">
      <loext:graphic-properties draw:fill="none" draw:fill-color="#ffffff"/>
      <style:paragraph-properties style:writing-mode="lr-tb"/>
    </style:style>
    <style:style style:name="P330" style:family="paragraph">
      <loext:graphic-properties draw:fill="none" draw:fill-color="#ffffff"/>
      <style:paragraph-properties style:writing-mode="lr-tb"/>
      <style:text-properties fo:font-size="12pt"/>
    </style:style>
    <style:style style:name="P331" style:family="paragraph">
      <style:paragraph-properties fo:text-align="center" style:writing-mode="lr-tb"/>
      <style:text-properties fo:font-size="12pt" fo:font-weight="bold" style:font-weight-asian="bold" style:font-weight-complex="bold"/>
    </style:style>
    <style:style style:name="P332"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33" style:family="paragraph">
      <style:paragraph-properties fo:line-height="0.706cm" fo:text-align="center" style:writing-mode="lr-tb"/>
      <style:text-properties fo:font-size="12pt" fo:font-weight="bold" style:font-weight-asian="bold" style:font-weight-complex="bold"/>
    </style:style>
    <style:style style:name="P334"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35" style:family="paragraph">
      <style:paragraph-properties fo:text-align="center" style:writing-mode="lr-tb"/>
      <style:text-properties fo:font-weight="bold" style:font-weight-asian="bold" style:font-weight-complex="bold"/>
    </style:style>
    <style:style style:name="P336" style:family="paragraph">
      <loext:graphic-properties draw:fill="solid" draw:fill-color="#729fcf" draw:opacity="0%"/>
      <style:paragraph-properties fo:text-align="center" style:writing-mode="lr-tb"/>
      <style:text-properties fo:font-weight="bold" style:font-weight-asian="bold" style:font-weight-complex="bold"/>
    </style:style>
    <style:style style:name="P337" style:family="paragraph">
      <loext:graphic-properties draw:fill="solid" draw:fill-color="#729fcf" draw:opacity="0%"/>
      <style:text-properties fo:font-size="12pt"/>
    </style:style>
    <style:style style:name="P338" style:family="paragraph">
      <loext:graphic-properties draw:fill="solid" draw:fill-color="#729fcf" draw:opacity="0%"/>
    </style:style>
    <style:style style:name="P339" style:family="paragraph">
      <loext:graphic-properties draw:fill="none" draw:opacity="10%"/>
      <style:text-properties fo:font-size="12pt"/>
    </style:style>
    <style:style style:name="P340" style:family="paragraph">
      <style:paragraph-properties fo:text-align="center" style:writing-mode="lr-tb"/>
    </style:style>
    <style:style style:name="P341"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747a09"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687602"/>
    </style:style>
    <style:style style:name="T34" style:family="text">
      <style:text-properties officeooo:rsid="0078176a"/>
    </style:style>
    <style:style style:name="T35" style:family="text">
      <style:text-properties officeooo:rsid="004484e0"/>
    </style:style>
    <style:style style:name="T36" style:family="text">
      <style:text-properties officeooo:rsid="0079af28"/>
    </style:style>
    <style:style style:name="T37" style:family="text">
      <style:text-properties officeooo:rsid="0074503f"/>
    </style:style>
    <style:style style:name="T38" style:family="text">
      <style:text-properties officeooo:rsid="007c0353"/>
    </style:style>
    <style:style style:name="T39" style:family="text">
      <style:text-properties officeooo:rsid="007cb70b"/>
    </style:style>
    <style:style style:name="T40" style:family="text">
      <style:text-properties officeooo:rsid="007e4324"/>
    </style:style>
    <style:style style:name="T41" style:family="text">
      <style:text-properties officeooo:rsid="007fe6cf"/>
    </style:style>
    <style:style style:name="T42" style:family="text">
      <style:text-properties officeooo:rsid="00810987"/>
    </style:style>
    <style:style style:name="T43" style:family="text">
      <style:text-properties officeooo:rsid="0081fdd6"/>
    </style:style>
    <style:style style:name="T44" style:family="text">
      <style:text-properties officeooo:rsid="00861854"/>
    </style:style>
    <style:style style:name="T45" style:family="text">
      <style:text-properties officeooo:rsid="008b5f68"/>
    </style:style>
    <style:style style:name="T46" style:family="text">
      <style:text-properties officeooo:rsid="008dd539"/>
    </style:style>
    <style:style style:name="T47" style:family="text">
      <style:text-properties officeooo:rsid="0093a2ba"/>
    </style:style>
    <style:style style:name="T48" style:family="text">
      <style:text-properties officeooo:rsid="00961835"/>
    </style:style>
    <style:style style:name="T49" style:family="text">
      <style:text-properties officeooo:rsid="009623dc"/>
    </style:style>
    <style:style style:name="T50" style:family="text">
      <style:text-properties officeooo:rsid="00977637"/>
    </style:style>
    <style:style style:name="T51" style:family="text">
      <style:text-properties officeooo:rsid="009871c1"/>
    </style:style>
    <style:style style:name="T52" style:family="text">
      <style:text-properties officeooo:rsid="009a8e78"/>
    </style:style>
    <style:style style:name="T53" style:family="text">
      <style:text-properties officeooo:rsid="009bd03f"/>
    </style:style>
    <style:style style:name="T54" style:family="text">
      <style:text-properties officeooo:rsid="00a0ca31"/>
    </style:style>
    <style:style style:name="T55" style:family="text">
      <style:text-properties officeooo:rsid="00a291ce"/>
    </style:style>
    <style:style style:name="T56" style:family="text">
      <style:text-properties officeooo:rsid="00a42448"/>
    </style:style>
    <style:style style:name="T57" style:family="text">
      <style:text-properties style:text-position="super 58%"/>
    </style:style>
    <style:style style:name="T58" style:family="text">
      <style:text-properties style:text-position="super 58%" officeooo:rsid="00a5908a"/>
    </style:style>
    <style:style style:name="T59" style:family="text">
      <style:text-properties style:text-position="super 58%" officeooo:rsid="00a84b54"/>
    </style:style>
    <style:style style:name="T60" style:family="text">
      <style:text-properties style:text-position="super 58%" officeooo:rsid="00c184d7"/>
    </style:style>
    <style:style style:name="T61" style:family="text">
      <style:text-properties style:text-position="super 58%" officeooo:rsid="00c17fdd"/>
    </style:style>
    <style:style style:name="T62" style:family="text">
      <style:text-properties style:text-position="super 58%" officeooo:rsid="00c22e85"/>
    </style:style>
    <style:style style:name="T63" style:family="text">
      <style:text-properties style:text-position="super 58%" officeooo:rsid="00c5a32e"/>
    </style:style>
    <style:style style:name="T64" style:family="text">
      <style:text-properties style:text-position="super 58%" officeooo:rsid="00c3a579"/>
    </style:style>
    <style:style style:name="T65" style:family="text">
      <style:text-properties style:text-position="super 58%" officeooo:rsid="00d93d97"/>
    </style:style>
    <style:style style:name="T66" style:family="text">
      <style:text-properties style:text-position="super 58%" officeooo:rsid="00d9ef74"/>
    </style:style>
    <style:style style:name="T67" style:family="text">
      <style:text-properties style:text-position="super 58%" officeooo:rsid="00da7bca"/>
    </style:style>
    <style:style style:name="T68" style:family="text">
      <style:text-properties style:text-position="super 58%" officeooo:rsid="00dc7363"/>
    </style:style>
    <style:style style:name="T69" style:family="text">
      <style:text-properties style:text-position="super 58%" officeooo:rsid="00de50f8"/>
    </style:style>
    <style:style style:name="T70" style:family="text">
      <style:text-properties style:text-position="super 58%" officeooo:rsid="00df5cd1"/>
    </style:style>
    <style:style style:name="T71" style:family="text">
      <style:text-properties style:text-position="super 58%" fo:background-color="#ffff6d" loext:char-shading-value="0"/>
    </style:style>
    <style:style style:name="T72" style:family="text">
      <style:text-properties style:text-position="super 58%" officeooo:rsid="00dc7363" fo:background-color="#ffff6d" loext:char-shading-value="0"/>
    </style:style>
    <style:style style:name="T73" style:family="text">
      <style:text-properties style:text-position="super 58%" officeooo:rsid="00de50f8" fo:background-color="#ffff6d" loext:char-shading-value="0"/>
    </style:style>
    <style:style style:name="T74" style:family="text">
      <style:text-properties style:text-position="super 58%" officeooo:rsid="00efc3f2"/>
    </style:style>
    <style:style style:name="T75" style:family="text">
      <style:text-properties style:text-position="super 58%" officeooo:rsid="00eb2e24"/>
    </style:style>
    <style:style style:name="T76" style:family="text">
      <style:text-properties officeooo:rsid="00a5908a"/>
    </style:style>
    <style:style style:name="T77" style:family="text">
      <style:text-properties officeooo:rsid="00a68869"/>
    </style:style>
    <style:style style:name="T78" style:family="text">
      <style:text-properties style:text-position="0% 100%"/>
    </style:style>
    <style:style style:name="T79" style:family="text">
      <style:text-properties style:text-position="0% 100%" officeooo:rsid="00a68869"/>
    </style:style>
    <style:style style:name="T80" style:family="text">
      <style:text-properties style:text-position="0% 100%" officeooo:rsid="00a84b54"/>
    </style:style>
    <style:style style:name="T81" style:family="text">
      <style:text-properties style:text-position="0% 100%" officeooo:rsid="00dc7363"/>
    </style:style>
    <style:style style:name="T82" style:family="text">
      <style:text-properties style:text-position="0% 100%" officeooo:rsid="00de62a6"/>
    </style:style>
    <style:style style:name="T83" style:family="text">
      <style:text-properties style:text-position="0% 100%" officeooo:rsid="00de6b17"/>
    </style:style>
    <style:style style:name="T84" style:family="text">
      <style:text-properties style:text-position="0% 100%" officeooo:rsid="00df5cd1"/>
    </style:style>
    <style:style style:name="T85" style:family="text">
      <style:text-properties style:text-position="0% 100%" fo:background-color="#ffff6d" loext:char-shading-value="0"/>
    </style:style>
    <style:style style:name="T86" style:family="text">
      <style:text-properties style:text-position="0% 100%" officeooo:rsid="00dc7363" fo:background-color="#ffff6d" loext:char-shading-value="0"/>
    </style:style>
    <style:style style:name="T87" style:family="text">
      <style:text-properties style:text-position="0% 100%" officeooo:rsid="00de62a6" fo:background-color="#ffff6d" loext:char-shading-value="0"/>
    </style:style>
    <style:style style:name="T88" style:family="text">
      <style:text-properties style:text-position="0% 100%" officeooo:rsid="00eb2e24"/>
    </style:style>
    <style:style style:name="T89" style:family="text">
      <style:text-properties style:text-position="0% 100%" officeooo:rsid="00f0ae99"/>
    </style:style>
    <style:style style:name="T90" style:family="text">
      <style:text-properties style:text-position="0% 100%" fo:font-size="12pt" fo:font-weight="normal" officeooo:rsid="00eefeab" style:font-size-asian="12pt" style:font-weight-asian="normal" style:font-size-complex="12pt" style:font-weight-complex="normal"/>
    </style:style>
    <style:style style:name="T91" style:family="text">
      <style:text-properties style:text-position="0% 100%" fo:font-size="12pt" fo:font-weight="normal" officeooo:rsid="0100938d" style:font-size-asian="12pt" style:font-weight-asian="normal" style:font-size-complex="12pt" style:font-weight-complex="normal"/>
    </style:style>
    <style:style style:name="T92" style:family="text">
      <style:text-properties style:text-position="0% 100%" fo:font-size="12pt" fo:font-weight="normal" officeooo:rsid="00de62a6" style:font-size-asian="12pt" style:font-weight-asian="normal" style:font-size-complex="12pt" style:font-weight-complex="normal"/>
    </style:style>
    <style:style style:name="T93" style:family="text">
      <style:text-properties officeooo:rsid="00a9cacc"/>
    </style:style>
    <style:style style:name="T94" style:family="text">
      <style:text-properties officeooo:rsid="00ad94a2"/>
    </style:style>
    <style:style style:name="T95" style:family="text">
      <style:text-properties officeooo:rsid="00b3c6ba"/>
    </style:style>
    <style:style style:name="T96" style:family="text">
      <style:text-properties officeooo:rsid="00b59566"/>
    </style:style>
    <style:style style:name="T97" style:family="text">
      <style:text-properties officeooo:rsid="00b5d1be"/>
    </style:style>
    <style:style style:name="T98" style:family="text">
      <style:text-properties officeooo:rsid="00bca503"/>
    </style:style>
    <style:style style:name="T99" style:family="text">
      <style:text-properties officeooo:rsid="00bd693f"/>
    </style:style>
    <style:style style:name="T100" style:family="text">
      <style:text-properties officeooo:rsid="00c17fdd"/>
    </style:style>
    <style:style style:name="T101" style:family="text">
      <style:text-properties style:text-position="sub 58%"/>
    </style:style>
    <style:style style:name="T102" style:family="text">
      <style:text-properties style:text-position="sub 58%" officeooo:rsid="00c184d7"/>
    </style:style>
    <style:style style:name="T103" style:family="text">
      <style:text-properties style:text-position="sub 58%" officeooo:rsid="00c22e85"/>
    </style:style>
    <style:style style:name="T104" style:family="text">
      <style:text-properties style:text-position="sub 58%" officeooo:rsid="00c5a32e"/>
    </style:style>
    <style:style style:name="T105" style:family="text">
      <style:text-properties style:text-position="sub 58%" officeooo:rsid="00c3a579"/>
    </style:style>
    <style:style style:name="T106" style:family="text">
      <style:text-properties style:text-position="sub 58%" officeooo:rsid="00d93d97"/>
    </style:style>
    <style:style style:name="T107" style:family="text">
      <style:text-properties style:text-position="sub 58%" officeooo:rsid="00d9ef74"/>
    </style:style>
    <style:style style:name="T108" style:family="text">
      <style:text-properties style:text-position="sub 58%" officeooo:rsid="00da7bca"/>
    </style:style>
    <style:style style:name="T109" style:family="text">
      <style:text-properties style:text-position="sub 58%" officeooo:rsid="00dc7363"/>
    </style:style>
    <style:style style:name="T110" style:family="text">
      <style:text-properties style:text-position="sub 58%" fo:background-color="#ffff6d" loext:char-shading-value="0"/>
    </style:style>
    <style:style style:name="T111" style:family="text">
      <style:text-properties style:text-position="sub 58%" officeooo:rsid="00dc7363" fo:background-color="#ffff6d" loext:char-shading-value="0"/>
    </style:style>
    <style:style style:name="T112" style:family="text">
      <style:text-properties style:text-position="sub 58%" officeooo:rsid="00efc3f2"/>
    </style:style>
    <style:style style:name="T113" style:family="text">
      <style:text-properties officeooo:rsid="00c184d7"/>
    </style:style>
    <style:style style:name="T114" style:family="text">
      <style:text-properties officeooo:rsid="00c22e85"/>
    </style:style>
    <style:style style:name="T115" style:family="text">
      <style:text-properties officeooo:rsid="00c3a579"/>
    </style:style>
    <style:style style:name="T116" style:family="text">
      <style:text-properties officeooo:rsid="00c5a32e"/>
    </style:style>
    <style:style style:name="T117" style:family="text">
      <style:text-properties officeooo:rsid="00c70360"/>
    </style:style>
    <style:style style:name="T118" style:family="text">
      <style:text-properties officeooo:rsid="00c7b0ec"/>
    </style:style>
    <style:style style:name="T119" style:family="text">
      <style:text-properties officeooo:rsid="00cf2c58"/>
    </style:style>
    <style:style style:name="T120" style:family="text">
      <style:text-properties officeooo:rsid="00cf496b"/>
    </style:style>
    <style:style style:name="T121" style:family="text">
      <style:text-properties officeooo:rsid="00d0ccbb"/>
    </style:style>
    <style:style style:name="T122" style:family="text">
      <style:text-properties officeooo:rsid="00d4f97b"/>
    </style:style>
    <style:style style:name="T123" style:family="text">
      <style:text-properties officeooo:rsid="00d93d97"/>
    </style:style>
    <style:style style:name="T124" style:family="text">
      <style:text-properties officeooo:rsid="00d9ef74"/>
    </style:style>
    <style:style style:name="T125" style:family="text">
      <style:text-properties officeooo:rsid="00da7bca"/>
    </style:style>
    <style:style style:name="T126" style:family="text">
      <style:text-properties officeooo:rsid="00dc7363"/>
    </style:style>
    <style:style style:name="T127" style:family="text">
      <style:text-properties officeooo:rsid="00de50f8"/>
    </style:style>
    <style:style style:name="T128" style:family="text">
      <style:text-properties officeooo:rsid="00de62a6"/>
    </style:style>
    <style:style style:name="T129" style:family="text">
      <style:text-properties officeooo:rsid="00de6b17"/>
    </style:style>
    <style:style style:name="T130" style:family="text">
      <style:text-properties officeooo:rsid="00df5cd1"/>
    </style:style>
    <style:style style:name="T131" style:family="text">
      <style:text-properties officeooo:rsid="00e07f10"/>
    </style:style>
    <style:style style:name="T132" style:family="text">
      <style:text-properties officeooo:rsid="00e62c5d"/>
    </style:style>
    <style:style style:name="T133" style:family="text">
      <style:text-properties officeooo:rsid="00e822a3"/>
    </style:style>
    <style:style style:name="T134" style:family="text">
      <style:text-properties officeooo:rsid="00e98bb6"/>
    </style:style>
    <style:style style:name="T135" style:family="text">
      <style:text-properties officeooo:rsid="00e9a540"/>
    </style:style>
    <style:style style:name="T136" style:family="text">
      <style:text-properties officeooo:rsid="00ea8f1e"/>
    </style:style>
    <style:style style:name="T137" style:family="text">
      <style:text-properties officeooo:rsid="00eb2e24"/>
    </style:style>
    <style:style style:name="T138" style:family="text">
      <style:text-properties officeooo:rsid="00ed2d11"/>
    </style:style>
    <style:style style:name="T139" style:family="text">
      <style:text-properties officeooo:rsid="00edde12"/>
    </style:style>
    <style:style style:name="T140" style:family="text">
      <style:text-properties fo:background-color="#ffff6d" loext:char-shading-value="0"/>
    </style:style>
    <style:style style:name="T141" style:family="text">
      <style:text-properties officeooo:rsid="00de62a6" fo:background-color="#ffff6d" loext:char-shading-value="0"/>
    </style:style>
    <style:style style:name="T142" style:family="text">
      <style:text-properties officeooo:rsid="00dc7363" fo:background-color="#ffff6d" loext:char-shading-value="0"/>
    </style:style>
    <style:style style:name="T143" style:family="text">
      <style:text-properties officeooo:rsid="00de50f8" fo:background-color="#ffff6d" loext:char-shading-value="0"/>
    </style:style>
    <style:style style:name="T144" style:family="text">
      <style:text-properties officeooo:rsid="00d93d97" fo:background-color="#ffff6d" loext:char-shading-value="0"/>
    </style:style>
    <style:style style:name="T145" style:family="text">
      <style:text-properties officeooo:rsid="00ee7274"/>
    </style:style>
    <style:style style:name="T146" style:family="text">
      <style:text-properties officeooo:rsid="00efc3f2"/>
    </style:style>
    <style:style style:name="T147" style:family="text">
      <style:text-properties officeooo:rsid="00f0ae99"/>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officeooo:rsid="012129bd"/>
    </style:style>
    <style:style style:name="T164" style:family="text">
      <style:text-properties officeooo:rsid="012b7e0b"/>
    </style:style>
    <style:style style:name="T165" style:family="text">
      <style:text-properties officeooo:rsid="0132e1bc"/>
    </style:style>
    <style:style style:name="T166" style:family="text">
      <style:text-properties officeooo:rsid="01346c0d"/>
    </style:style>
    <style:style style:name="T167" style:family="text">
      <style:text-properties officeooo:rsid="0134dce6"/>
    </style:style>
    <style:style style:name="T168" style:family="text">
      <style:text-properties officeooo:rsid="0105daf6"/>
    </style:style>
    <style:style style:name="T169" style:family="text">
      <style:text-properties officeooo:rsid="0138ac60"/>
    </style:style>
    <style:style style:name="T170" style:family="text">
      <style:text-properties officeooo:rsid="0139a252"/>
    </style:style>
    <style:style style:name="T171" style:family="text">
      <style:text-properties officeooo:rsid="013d175f"/>
    </style:style>
    <style:style style:name="T172" style:family="text">
      <style:text-properties officeooo:rsid="013f0354"/>
    </style:style>
    <style:style style:name="T173" style:family="text">
      <style:text-properties officeooo:rsid="013fd72f"/>
    </style:style>
    <style:style style:name="T174" style:family="text">
      <style:text-properties officeooo:rsid="014339de"/>
    </style:style>
    <style:style style:name="T175" style:family="text">
      <style:text-properties officeooo:rsid="01440db4"/>
    </style:style>
    <style:style style:name="T176" style:family="text">
      <style:text-properties officeooo:rsid="01452bed"/>
    </style:style>
    <style:style style:name="T177" style:family="text">
      <style:text-properties officeooo:rsid="01459201"/>
    </style:style>
    <style:style style:name="T178" style:family="text">
      <style:text-properties officeooo:rsid="0146fe0e"/>
    </style:style>
    <style:style style:name="T179" style:family="text">
      <style:text-properties officeooo:rsid="01472a10"/>
    </style:style>
    <style:style style:name="T180" style:family="text">
      <style:text-properties officeooo:rsid="01489e6e"/>
    </style:style>
    <style:style style:name="T181" style:family="text">
      <style:text-properties officeooo:rsid="014a47ee"/>
    </style:style>
    <style:style style:name="T182" style:family="text">
      <style:text-properties officeooo:rsid="014bbf2f"/>
    </style:style>
    <style:style style:name="T183" style:family="text">
      <style:text-properties officeooo:rsid="014ed626"/>
    </style:style>
    <style:style style:name="T184" style:family="text">
      <style:text-properties officeooo:rsid="014ff088"/>
    </style:style>
    <style:style style:name="T185" style:family="text">
      <style:text-properties officeooo:rsid="0157f2f1"/>
    </style:style>
    <style:style style:name="T186" style:family="text">
      <style:text-properties officeooo:rsid="015af540"/>
    </style:style>
    <style:style style:name="T187" style:family="text">
      <style:text-properties officeooo:rsid="015c6b22"/>
    </style:style>
    <style:style style:name="T188" style:family="text">
      <style:text-properties fo:font-size="12pt" fo:font-weight="bold" style:font-size-asian="12pt" style:font-weight-asian="bold" style:font-size-complex="12pt" style:font-weight-complex="bold"/>
    </style:style>
    <style:style style:name="T189" style:family="text">
      <style:text-properties fo:font-size="12pt" style:font-size-asian="12pt" style:font-size-complex="12pt"/>
    </style:style>
    <style:style style:name="T190" style:family="text">
      <style:text-properties officeooo:rsid="015ec282"/>
    </style:style>
    <style:style style:name="T191" style:family="text">
      <style:text-properties officeooo:rsid="015feba5"/>
    </style:style>
    <style:style style:name="T192" style:family="text">
      <style:text-properties officeooo:rsid="01654b72"/>
    </style:style>
    <style:style style:name="T193" style:family="text">
      <style:text-properties officeooo:rsid="0165fb6e"/>
    </style:style>
    <style:style style:name="T194" style:family="text">
      <style:text-properties officeooo:rsid="016a28d7"/>
    </style:style>
    <style:style style:name="T195" style:family="text">
      <style:text-properties officeooo:rsid="016b1b47"/>
    </style:style>
    <style:style style:name="T196" style:family="text">
      <style:text-properties officeooo:rsid="016f716b"/>
    </style:style>
    <style:style style:name="T197" style:family="text">
      <style:text-properties style:font-name="游明朝" fo:font-size="10.5pt" fo:font-style="normal" style:font-size-asian="10.5pt" style:font-style-asian="normal"/>
    </style:style>
    <style:style style:name="T198" style:family="text">
      <style:text-properties fo:font-weight="bold" style:font-weight-asian="bold" style:font-weight-complex="bold"/>
    </style:style>
    <style:style style:name="T199" style:family="text">
      <style:text-properties officeooo:rsid="01728185"/>
    </style:style>
    <style:style style:name="T200" style:family="text">
      <style:text-properties officeooo:rsid="01747a09"/>
    </style:style>
    <style:style style:name="T201" style:family="text">
      <style:text-properties officeooo:rsid="0176a1c0"/>
    </style:style>
    <style:style style:name="T202" style:family="text">
      <style:text-properties officeooo:rsid="01786e2d"/>
    </style:style>
    <style:style style:name="T203" style:family="text">
      <style:text-properties officeooo:rsid="01683c15"/>
    </style:style>
    <style:style style:name="T204" style:family="text">
      <style:text-properties officeooo:rsid="00280535"/>
    </style:style>
    <style:style style:name="T205" style:family="text">
      <style:text-properties officeooo:rsid="0167a249"/>
    </style:style>
    <style:style style:name="T206" style:family="text">
      <style:text-properties officeooo:rsid="017aecc1"/>
    </style:style>
    <style:style style:name="T207" style:family="text">
      <style:text-properties fo:font-size="12pt"/>
    </style:style>
    <style:style style:name="T208"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3">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2" draw:name="画像1" text:anchor-type="char" svg:width="17.713cm" svg:height="15.229cm" draw:z-index="128"><draw:image xlink:href="Pictures/100000000000043C000003A496FC43451ADFED56.png" xlink:type="simple" xlink:show="embed" xlink:actuate="onLoad" draw:mime-type="image/png"/></draw:frame></text:p>
      <text:p text:style-name="P1"/>
      <text:p text:style-name="P1"/>
      <text:p text:style-name="P2"/>
      <text:p text:style-name="P26"/>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83"><text:a xlink:type="simple" xlink:href="#__RefHeading___Toc944_4012322079" text:style-name="Index_20_Link" text:visited-style-name="Index_20_Link">1.おもな機能<text:tab/>4</text:a></text:p>
          <text:p text:style-name="P283"><text:a xlink:type="simple" xlink:href="#__RefHeading___Toc946_4012322079" text:style-name="Index_20_Link" text:visited-style-name="Index_20_Link">2.操作方法<text:tab/>5</text:a></text:p>
          <text:p text:style-name="P284"><text:a xlink:type="simple" xlink:href="#__RefHeading___Toc948_4012322079" text:style-name="Index_20_Link" text:visited-style-name="Index_20_Link">2.1 画面説明<text:tab/>5</text:a></text:p>
          <text:p text:style-name="P284"><text:a xlink:type="simple" xlink:href="#__RefHeading___Toc950_4012322079" text:style-name="Index_20_Link" text:visited-style-name="Index_20_Link">2.2 図面ファイル操作<text:tab/>7</text:a></text:p>
          <text:p text:style-name="P284"><text:a xlink:type="simple" xlink:href="#__RefHeading___Toc954_4012322079" text:style-name="Index_20_Link" text:visited-style-name="Index_20_Link">2.3 表示操作など<text:tab/>9</text:a></text:p>
          <text:p text:style-name="P284"><text:a xlink:type="simple" xlink:href="#__RefHeading___Toc956_4012322079" text:style-name="Index_20_Link" text:visited-style-name="Index_20_Link">2.4 製図機能<text:tab/>11</text:a></text:p>
          <text:p text:style-name="P285"><text:a xlink:type="simple" xlink:href="#__RefHeading___Toc958_4012322079" text:style-name="Index_20_Link" text:visited-style-name="Index_20_Link">2.4.1 作図コマンド選択とマウスによる作図方法<text:tab/>11</text:a></text:p>
          <text:p text:style-name="P285"><text:a xlink:type="simple" xlink:href="#__RefHeading___Toc5562_597535271" text:style-name="Index_20_Link" text:visited-style-name="Index_20_Link">2.4.1.1マウスに座標の指定方法<text:tab/>11</text:a></text:p>
          <text:p text:style-name="P285"><text:a xlink:type="simple" xlink:href="#__RefHeading___Toc5564_597535271" text:style-name="Index_20_Link" text:visited-style-name="Index_20_Link">2.4.1.2座標の指定方法の一覧<text:tab/>12</text:a></text:p>
          <text:p text:style-name="P285"><text:a xlink:type="simple" xlink:href="#__RefHeading___Toc5566_597535271" text:style-name="Index_20_Link" text:visited-style-name="Index_20_Link">2.4.1.3マウスによる要素ピック<text:tab/>13</text:a></text:p>
          <text:p text:style-name="P285"><text:a xlink:type="simple" xlink:href="#__RefHeading___Toc5568_597535271" text:style-name="Index_20_Link" text:visited-style-name="Index_20_Link">2.4.1.4レイヤー機能<text:tab/>14</text:a></text:p>
          <text:p text:style-name="P285"><text:a xlink:type="simple" xlink:href="#__RefHeading___Toc960_4012322079" text:style-name="Index_20_Link" text:visited-style-name="Index_20_Link">2.4.2 作図コマンド<text:tab/>15</text:a></text:p>
          <text:p text:style-name="P285"><text:a xlink:type="simple" xlink:href="#__RefHeading___Toc962_4012322079" text:style-name="Index_20_Link" text:visited-style-name="Index_20_Link">2.4.3 キー入力コマンド<text:tab/>23</text:a></text:p>
          <text:p text:style-name="P285"><text:a xlink:type="simple" xlink:href="#__RefHeading___Toc964_4012322079" text:style-name="Index_20_Link" text:visited-style-name="Index_20_Link">2.4.4 キー操作<text:tab/>24</text:a></text:p>
          <text:p text:style-name="P283"><text:a xlink:type="simple" xlink:href="#__RefHeading___Toc1338_3098765187" text:style-name="Index_20_Link" text:visited-style-name="Index_20_Link">3. 図形要素<text:tab/>25</text:a></text:p>
          <text:p text:style-name="P284"><text:a xlink:type="simple" xlink:href="#__RefHeading___Toc1340_3098765187" text:style-name="Index_20_Link" text:visited-style-name="Index_20_Link">3.1 点要素<text:tab/>25</text:a></text:p>
          <text:p text:style-name="P284"><text:a xlink:type="simple" xlink:href="#__RefHeading___Toc1342_3098765187" text:style-name="Index_20_Link" text:visited-style-name="Index_20_Link">3.2 線分要素<text:tab/>25</text:a></text:p>
          <text:p text:style-name="P284"><text:a xlink:type="simple" xlink:href="#__RefHeading___Toc1344_3098765187" text:style-name="Index_20_Link" text:visited-style-name="Index_20_Link">3.3 円弧要素<text:tab/>25</text:a></text:p>
          <text:p text:style-name="P284"><text:a xlink:type="simple" xlink:href="#__RefHeading___Toc2307_3079411356" text:style-name="Index_20_Link" text:visited-style-name="Index_20_Link">3.4 楕円要素<text:tab/>26</text:a></text:p>
          <text:p text:style-name="P284"><text:a xlink:type="simple" xlink:href="#__RefHeading___Toc1346_3098765187" text:style-name="Index_20_Link" text:visited-style-name="Index_20_Link">3.5 ポリライン要素<text:tab/>26</text:a></text:p>
          <text:p text:style-name="P284"><text:a xlink:type="simple" xlink:href="#__RefHeading___Toc1348_3098765187" text:style-name="Index_20_Link" text:visited-style-name="Index_20_Link">3.6 ポリゴン要素<text:tab/>27</text:a></text:p>
          <text:p text:style-name="P284"><text:a xlink:type="simple" xlink:href="#__RefHeading___Toc1350_3098765187" text:style-name="Index_20_Link" text:visited-style-name="Index_20_Link">3.7 文字列要素<text:tab/>27</text:a></text:p>
          <text:p text:style-name="P284"><text:a xlink:type="simple" xlink:href="#__RefHeading___Toc1352_3098765187" text:style-name="Index_20_Link" text:visited-style-name="Index_20_Link">3.8 矢印(パーツ要素)<text:tab/>28</text:a></text:p>
          <text:p text:style-name="P284"><text:a xlink:type="simple" xlink:href="#__RefHeading___Toc1354_3098765187" text:style-name="Index_20_Link" text:visited-style-name="Index_20_Link">3.9 ラベル(パーツ要素)<text:tab/>28</text:a></text:p>
          <text:p text:style-name="P284"><text:a xlink:type="simple" xlink:href="#__RefHeading___Toc1356_3098765187" text:style-name="Index_20_Link" text:visited-style-name="Index_20_Link">3.10 直線寸法線(パーツ要素)<text:tab/>29</text:a></text:p>
          <text:p text:style-name="P284"><text:a xlink:type="simple" xlink:href="#__RefHeading___Toc1483_320910506" text:style-name="Index_20_Link" text:visited-style-name="Index_20_Link">3.11 角度寸法線 (パーツ要素)<text:tab/>30</text:a></text:p>
          <text:p text:style-name="P284"><text:a xlink:type="simple" xlink:href="#__RefHeading___Toc1485_320910506" text:style-name="Index_20_Link" text:visited-style-name="Index_20_Link">3.12 直径寸法線 (パーツ要素)<text:tab/>30</text:a></text:p>
          <text:p text:style-name="P284"><text:a xlink:type="simple" xlink:href="#__RefHeading___Toc1487_320910506" text:style-name="Index_20_Link" text:visited-style-name="Index_20_Link">3.13 半径寸法線 (パーツ要素)<text:tab/>30</text:a></text:p>
          <text:p text:style-name="P284"><text:a xlink:type="simple" xlink:href="#__RefHeading___Toc6053_407767689" text:style-name="Index_20_Link" text:visited-style-name="Index_20_Link">3.14 シンボル(パーツ要素)<text:tab/>31</text:a></text:p>
          <text:p text:style-name="P284"><text:a xlink:type="simple" xlink:href="#__RefHeading___Toc6053_4077676891" text:style-name="Index_20_Link" text:visited-style-name="Index_20_Link">3.15 イメージ要素<text:tab/>32</text:a></text:p>
          <text:p text:style-name="P283"><text:a xlink:type="simple" xlink:href="#__RefHeading___Toc6500_2656110907" text:style-name="Index_20_Link" text:visited-style-name="Index_20_Link">4.設定機能<text:tab/>33</text:a></text:p>
          <text:p text:style-name="P284"><text:a xlink:type="simple" xlink:href="#__RefHeading___Toc6502_2656110907" text:style-name="Index_20_Link" text:visited-style-name="Index_20_Link">4.1 システム設定<text:tab/>33</text:a></text:p>
          <text:p text:style-name="P284"><text:a xlink:type="simple" xlink:href="#__RefHeading___Toc6504_2656110907" text:style-name="Index_20_Link" text:visited-style-name="Index_20_Link">4.2図面設定<text:tab/>34</text:a></text:p>
          <text:p text:style-name="P284"><text:a xlink:type="simple" xlink:href="#__RefHeading___Toc6506_2656110907" text:style-name="Index_20_Link" text:visited-style-name="Index_20_Link">4.3 表示レイヤー設定<text:tab/>34</text:a></text:p>
          <text:p text:style-name="P284"><text:a xlink:type="simple" xlink:href="#__RefHeading___Toc6508_2656110907" text:style-name="Index_20_Link" text:visited-style-name="Index_20_Link"><text:soft-page-break/>4.4 シンボル管理<text:tab/>35</text:a></text:p>
          <text:p text:style-name="P283"><text:a xlink:type="simple" xlink:href="#__RefHeading___Toc1542_3792461121" text:style-name="Index_20_Link" text:visited-style-name="Index_20_Link">5. 作図事例<text:tab/>36</text:a></text:p>
          <text:p text:style-name="P284"><text:a xlink:type="simple" xlink:href="#__RefHeading___Toc1544_37924611211" text:style-name="Index_20_Link" text:visited-style-name="Index_20_Link">5.1 平行線の書き方<text:tab/>36</text:a></text:p>
          <text:p text:style-name="P284"><text:a xlink:type="simple" xlink:href="#__RefHeading___Toc1544_3792461121" text:style-name="Index_20_Link" text:visited-style-name="Index_20_Link">5.2 R面の作成方法<text:tab/>37</text:a></text:p>
          <text:p text:style-name="P283"><text:a xlink:type="simple" xlink:href="#__RefHeading___Toc9787_1763318502" text:style-name="Index_20_Link" text:visited-style-name="Index_20_Link">6. 数式処理<text:tab/>38</text:a></text:p>
          <text:p text:style-name="P283"><text:a xlink:type="simple" xlink:href="#__RefHeading___Toc2309_3079411356" text:style-name="Index_20_Link" text:visited-style-name="Index_20_Link">7. 幾何計算<text:tab/>41</text:a></text:p>
          <text:p text:style-name="P284"><text:a xlink:type="simple" xlink:href="#__RefHeading___Toc2311_3079411356" text:style-name="Index_20_Link" text:visited-style-name="Index_20_Link">7.1 楕円の幾何計算<text:tab/>41</text:a></text:p>
          <text:p text:style-name="P284"><text:a xlink:type="simple" xlink:href="#__RefHeading___Toc2313_3079411356" text:style-name="Index_20_Link" text:visited-style-name="Index_20_Link">7.1.1 点から楕円への垂点<text:tab/>41</text:a></text:p>
          <text:p text:style-name="P284"><text:a xlink:type="simple" xlink:href="#__RefHeading___Toc3049_3522634766" text:style-name="Index_20_Link" text:visited-style-name="Index_20_Link">7.1.2 楕円と円の交点<text:tab/>42</text:a></text:p>
          <text:p text:style-name="P284"><text:a xlink:type="simple" xlink:href="#__RefHeading___Toc3052_3522634766" text:style-name="Index_20_Link" text:visited-style-name="Index_20_Link">7.1.3 楕円と楕円との交点<text:tab/>43</text:a></text:p>
          <text:p text:style-name="P284"><text:a xlink:type="simple" xlink:href="#__RefHeading___Toc5898_532952197" text:style-name="Index_20_Link" text:visited-style-name="Index_20_Link">7.1.4 キャノニカル形式から陰関数への変換<text:span text:style-name="T78"> </text:span><text:span text:style-name="T78">(</text:span><text:span text:style-name="T78">Canonical → Implicit Function</text:span><text:span text:style-name="T78">)</text:span><text:tab/>44</text:a></text:p>
        </text:index-body>
      </text:table-of-content>
      <text:p text:style-name="P1"/>
      <text:h text:style-name="P286"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37">要素</text:p>
          </table:table-cell>
          <table:table-cell table:style-name="表1.A1" office:value-type="string">
            <text:p text:style-name="P239">点</text:p>
          </table:table-cell>
          <table:table-cell table:style-name="表1.A1" office:value-type="string">
            <text:p text:style-name="P239">線分</text:p>
          </table:table-cell>
          <table:table-cell table:style-name="表1.A1" office:value-type="string">
            <text:p text:style-name="P239">円弧</text:p>
          </table:table-cell>
          <table:table-cell table:style-name="表1.A1" office:value-type="string">
            <text:p text:style-name="P239">楕円</text:p>
          </table:table-cell>
          <table:table-cell table:style-name="表1.A1" office:value-type="string">
            <text:p text:style-name="P239">ポリライン</text:p>
          </table:table-cell>
          <table:table-cell table:style-name="表1.A1" office:value-type="string">
            <text:p text:style-name="P239">ポリゴン</text:p>
          </table:table-cell>
          <table:table-cell table:style-name="表1.A1" office:value-type="string">
            <text:p text:style-name="P239">文字列</text:p>
          </table:table-cell>
          <table:table-cell table:style-name="表1.A1" office:value-type="string">
            <text:p text:style-name="P239">矢印</text:p>
          </table:table-cell>
          <table:table-cell table:style-name="表1.A1" office:value-type="string">
            <text:p text:style-name="P239">ラベル</text:p>
          </table:table-cell>
          <table:table-cell table:style-name="表1.A1" office:value-type="string">
            <text:p text:style-name="P239">寸法線</text:p>
          </table:table-cell>
          <table:table-cell table:style-name="表1.A1" office:value-type="string">
            <text:p text:style-name="P252">シンボル</text:p>
          </table:table-cell>
          <table:table-cell table:style-name="表1.M1" office:value-type="string">
            <text:p text:style-name="P252">イメージ</text:p>
          </table:table-cell>
        </table:table-row>
        <table:table-row>
          <table:table-cell table:style-name="表1.A2" office:value-type="string">
            <text:p text:style-name="P238">作成</text:p>
          </table:table-cell>
          <table:table-cell table:style-name="表1.A2" office:value-type="string">
            <text:p text:style-name="P239">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39">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7">〇</text:p>
          </table:table-cell>
          <table:table-cell table:style-name="表1.M2" office:value-type="string">
            <text:p text:style-name="P247">〇</text:p>
          </table:table-cell>
        </table:table-row>
        <table:table-row>
          <table:table-cell table:style-name="表1.A2" office:value-type="string">
            <text:p text:style-name="P250">移動<text:span text:style-name="T9">(コピー)</text:span></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7">〇</text:p>
          </table:table-cell>
          <table:table-cell table:style-name="表1.M2" office:value-type="string">
            <text:p text:style-name="P247">〇</text:p>
          </table:table-cell>
        </table:table-row>
        <table:table-row>
          <table:table-cell table:style-name="表1.A2" office:value-type="string">
            <text:p text:style-name="P251">回転<text:span text:style-name="T9">(コピー)</text:span></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40">〇</text:p>
          </table:table-cell>
          <table:table-cell table:style-name="表1.A2" office:value-type="string">
            <text:p text:style-name="P242">〇　　　　〇</text:p>
          </table:table-cell>
          <table:table-cell table:style-name="表1.A2" office:value-type="string">
            <text:p text:style-name="P240">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4">〇</text:p>
          </table:table-cell>
          <table:table-cell table:style-name="表1.A2" office:value-type="string">
            <text:p text:style-name="P247">〇</text:p>
          </table:table-cell>
          <table:table-cell table:style-name="表1.M2" office:value-type="string">
            <text:p text:style-name="P247">△</text:p>
          </table:table-cell>
        </table:table-row>
        <table:table-row>
          <table:table-cell table:style-name="表1.A2" office:value-type="string">
            <text:p text:style-name="P251">反転<text:span text:style-name="T9">(コピー)</text:span></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0">✕</text:p>
          </table:table-cell>
          <table:table-cell table:style-name="表1.A2" office:value-type="string">
            <text:p text:style-name="P244">〇</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47">〇</text:p>
          </table:table-cell>
          <table:table-cell table:style-name="表1.M2" office:value-type="string">
            <text:p text:style-name="P247">△</text:p>
          </table:table-cell>
        </table:table-row>
        <table:table-row>
          <table:table-cell table:style-name="表1.A2" office:value-type="string">
            <text:p text:style-name="P253">拡大縮小(コピー)</text:p>
          </table:table-cell>
          <table:table-cell table:style-name="表1.A2" office:value-type="string">
            <text:p text:style-name="P254">〇</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M2" office:value-type="string">
            <text:p text:style-name="P249">〇</text:p>
          </table:table-cell>
        </table:table-row>
        <table:table-row>
          <table:table-cell table:style-name="表1.A2" office:value-type="string">
            <text:p text:style-name="P250">トリム<text:span text:style-name="T156">(コピー)</text:span></text:p>
          </table:table-cell>
          <table:table-cell table:style-name="表1.A2" office:value-type="string">
            <text:p text:style-name="P239">✕</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39">〇</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47">✕</text:p>
          </table:table-cell>
          <table:table-cell table:style-name="表1.M2" office:value-type="string">
            <text:p text:style-name="P248">✕</text:p>
          </table:table-cell>
        </table:table-row>
        <table:table-row>
          <table:table-cell table:style-name="表1.A2" office:value-type="string">
            <text:p text:style-name="P250">分割</text:p>
          </table:table-cell>
          <table:table-cell table:style-name="表1.A2" office:value-type="string">
            <text:p text:style-name="P239">✕</text:p>
          </table:table-cell>
          <table:table-cell table:style-name="表1.A2" office:value-type="string">
            <text:p text:style-name="P240">〇</text:p>
          </table:table-cell>
          <table:table-cell table:style-name="表1.A2" office:value-type="string">
            <text:p text:style-name="P240">〇</text:p>
          </table:table-cell>
          <table:table-cell table:style-name="表1.A2" office:value-type="string">
            <text:p text:style-name="P241">〇</text:p>
          </table:table-cell>
          <table:table-cell table:style-name="表1.A2" office:value-type="string">
            <text:p text:style-name="P240">〇</text:p>
          </table:table-cell>
          <table:table-cell table:style-name="表1.A2" office:value-type="string">
            <text:p text:style-name="P243">〇</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47">✕</text:p>
          </table:table-cell>
          <table:table-cell table:style-name="表1.M2" office:value-type="string">
            <text:p text:style-name="P248">✕</text:p>
          </table:table-cell>
        </table:table-row>
        <table:table-row>
          <table:table-cell table:style-name="表1.A2" office:value-type="string">
            <text:p text:style-name="P255">ストレッチ</text:p>
          </table:table-cell>
          <table:table-cell table:style-name="表1.A2" office:value-type="string">
            <text:p text:style-name="P249">✕</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text:p>
          </table:table-cell>
          <table:table-cell table:style-name="表1.M2" office:value-type="string">
            <text:p text:style-name="P249">〇</text:p>
          </table:table-cell>
        </table:table-row>
        <table:table-row>
          <table:table-cell table:style-name="表1.A2" office:value-type="string">
            <text:p text:style-name="P250">オフセット</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1">〇</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4">✕</text:p>
          </table:table-cell>
          <table:table-cell table:style-name="表1.A2" office:value-type="string">
            <text:p text:style-name="P244">✕</text:p>
          </table:table-cell>
          <table:table-cell table:style-name="表1.A2" office:value-type="string">
            <text:p text:style-name="P244">✕</text:p>
          </table:table-cell>
          <table:table-cell table:style-name="表1.A2" office:value-type="string">
            <text:p text:style-name="P244">✕</text:p>
          </table:table-cell>
          <table:table-cell table:style-name="表1.A2" office:value-type="string">
            <text:p text:style-name="P247">✕</text:p>
          </table:table-cell>
          <table:table-cell table:style-name="表1.M2" office:value-type="string">
            <text:p text:style-name="P247">△</text:p>
          </table:table-cell>
        </table:table-row>
        <table:table-row>
          <table:table-cell table:style-name="表1.A2" office:value-type="string">
            <text:p text:style-name="P250">シンボル変換</text:p>
          </table:table-cell>
          <table:table-cell table:style-name="表1.A2" office:value-type="string">
            <text:p text:style-name="P249">✕</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〇</text:p>
          </table:table-cell>
          <table:table-cell table:style-name="表1.A2" office:value-type="string">
            <text:p text:style-name="P249">✕</text:p>
          </table:table-cell>
          <table:table-cell table:style-name="表1.M2" office:value-type="string">
            <text:p text:style-name="P249">✕</text:p>
          </table:table-cell>
        </table:table-row>
        <table:table-row>
          <table:table-cell table:style-name="表1.A2" office:value-type="string">
            <text:p text:style-name="P250">分解</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39">✕</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39">✕</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5">〇</text:p>
          </table:table-cell>
          <table:table-cell table:style-name="表1.A2" office:value-type="string">
            <text:p text:style-name="P247">〇</text:p>
          </table:table-cell>
          <table:table-cell table:style-name="表1.M2" office:value-type="string">
            <text:p text:style-name="P248">✕</text:p>
          </table:table-cell>
        </table:table-row>
        <table:table-row>
          <table:table-cell table:style-name="表1.A2" office:value-type="string">
            <text:p text:style-name="P250">文字列変更</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〇</text:p>
          </table:table-cell>
          <table:table-cell table:style-name="表1.A2" office:value-type="string">
            <text:p text:style-name="P246">✕</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7">〇</text:p>
          </table:table-cell>
          <table:table-cell table:style-name="表1.M2" office:value-type="string">
            <text:p text:style-name="P248">✕</text:p>
          </table:table-cell>
        </table:table-row>
        <table:table-row>
          <table:table-cell table:style-name="表1.A2" office:value-type="string">
            <text:p text:style-name="P250">半径変更</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〇</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6">✕</text:p>
          </table:table-cell>
          <table:table-cell table:style-name="表1.A2" office:value-type="string">
            <text:p text:style-name="P247">✕</text:p>
          </table:table-cell>
          <table:table-cell table:style-name="表1.M2" office:value-type="string">
            <text:p text:style-name="P248">✕</text:p>
          </table:table-cell>
        </table:table-row>
        <table:table-row>
          <table:table-cell table:style-name="表1.A2" office:value-type="string">
            <text:p text:style-name="P250">属性変更</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7">〇</text:p>
          </table:table-cell>
          <table:table-cell table:style-name="表1.M2" office:value-type="string">
            <text:p text:style-name="P247">〇</text:p>
          </table:table-cell>
        </table:table-row>
        <table:table-row>
          <table:table-cell table:style-name="表1.A2" office:value-type="string">
            <text:p text:style-name="P250">属性一括変更</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6">〇</text:p>
          </table:table-cell>
          <table:table-cell table:style-name="表1.A2" office:value-type="string">
            <text:p text:style-name="P247">〇</text:p>
          </table:table-cell>
          <table:table-cell table:style-name="表1.M2" office:value-type="string">
            <text:p text:style-name="P247">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86"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70" draw:name="シェイプ 22" draw:style-name="gr19" draw:text-style-name="P336" svg:width="2.4cm" svg:height="0.53cm" svg:x="11.337cm" svg:y="0.113cm"><text:p text:style-name="P335"><text:span text:style-name="T198">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シェイプ 23" draw:style-name="gr18" draw:text-style-name="P336" svg:width="2.594cm" svg:height="0.53cm" svg:x="2.739cm" svg:y="0.127cm"><text:p text:style-name="P335"><text:span text:style-name="T198">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7" draw:text-style-name="P336" svg:width="1.645cm" svg:height="0.53cm" svg:x="5.521cm" svg:y="0.104cm"><text:p text:style-name="P335"><text:span text:style-name="T198">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5" draw:name="シェイプ 25" draw:style-name="gr14" draw:text-style-name="P336" svg:width="2.913cm" svg:height="0.53cm" svg:x="7.276cm" svg:y="0.093cm"><text:p text:style-name="P335"><text:span text:style-name="T198">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3" draw:name="シェイプ 1" draw:style-name="gr42" draw:text-style-name="P336" svg:width="1.89cm" svg:height="0.53cm" svg:x="-1.295cm" svg:y="0.485cm"><text:p text:style-name="P335"><text:span text:style-name="T198">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6"><draw:custom-shape text:anchor-type="paragraph" draw:z-index="73" draw:name="シェイプ 24" draw:style-name="gr16" draw:text-style-name="P338" svg:width="1.669cm" svg:height="0.451cm" svg:x="2.237cm" svg:y="0.448cm"><text:p/><draw:enhanced-geometry svg:viewBox="0 0 21600 21600" draw:type="rectangle" draw:enhanced-path="M 0 0 L 21600 0 21600 21600 0 21600 0 0 Z N"/></draw:custom-shape><draw:custom-shape text:anchor-type="paragraph" draw:z-index="69" draw:name="シェイプ 21" draw:style-name="gr20" draw:text-style-name="P338" svg:width="0.772cm" svg:height="0.451cm" svg:x="5.876cm" svg:y="0.455cm"><text:p/><draw:enhanced-geometry svg:viewBox="0 0 21600 21600" draw:type="rectangle" draw:enhanced-path="M 0 0 L 21600 0 21600 21600 0 21600 0 0 Z N"/></draw:custom-shape><draw:frame draw:style-name="fr1" draw:name="画像2" text:anchor-type="char" svg:x="0.915cm" svg:y="0cm" svg:width="16.268cm" svg:height="10.672cm" draw:z-index="0"><draw:image xlink:href="Pictures/100000000000046E000002E8D2688908715A4734.png" xlink:type="simple" xlink:show="embed" xlink:actuate="onLoad" draw:mime-type="image/png"/></draw:frame></text:p>
      <text:p text:style-name="P1"><draw:custom-shape text:anchor-type="paragraph" draw:z-index="67" draw:name="シェイプ 19" draw:style-name="gr22" draw:text-style-name="P337" svg:width="1.853cm" svg:height="0.472cm" svg:x="3.985cm" svg:y="-0.127cm"><text:p/><draw:enhanced-geometry svg:viewBox="0 0 21600 21600" draw:type="rectangle" draw:enhanced-path="M 0 0 L 21600 0 21600 21600 0 21600 0 0 Z N"/></draw:custom-shape><draw:custom-shape text:anchor-type="paragraph" draw:z-index="68" draw:name="シェイプ 20" draw:style-name="gr21" draw:text-style-name="P338"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9" draw:name="シェイプ 8" draw:style-name="gr29" draw:text-style-name="P336" svg:width="1.756cm" svg:height="0.53cm" svg:x="16.701cm" svg:y="0.025cm"><text:p text:style-name="P335"><text:span text:style-name="T198">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35" draw:text-style-name="P336" svg:width="1.779cm" svg:height="0.53cm" svg:x="-1.411cm" svg:y="0.231cm"><text:p text:style-name="P335"><text:span text:style-name="T198">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41" draw:text-style-name="P336" svg:width="1.347cm" svg:height="0.53cm" svg:x="-0.707cm" svg:y="0.776cm"><text:p text:style-name="P335"><text:span text:style-name="T198">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40" draw:text-style-name="P336" svg:width="2.262cm" svg:height="0.53cm" svg:x="-1.617cm" svg:y="-0.09cm"><text:p text:style-name="P335"><text:span text:style-name="T198">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39" draw:text-style-name="P332" svg:width="2.211cm" svg:height="0.507cm" svg:x="-1.512cm" svg:y="-0.259cm"><text:p text:style-name="P331"><text:span text:style-name="T208">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7" draw:name="シェイプ 14" draw:style-name="gr29" draw:text-style-name="P336" svg:width="1.756cm" svg:height="0.53cm" svg:x="16.288cm" svg:y="0.243cm"><text:p text:style-name="P335"><text:span text:style-name="T198">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6" draw:name="シェイプ 18" draw:style-name="gr23" draw:text-style-name="P332" svg:width="2.357cm" svg:height="0.532cm" svg:x="-1.542cm" svg:y="-0.122cm"><text:p text:style-name="P331"><text:span text:style-name="T208">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74" draw:name="シェイプ 17" draw:style-name="gr15" draw:text-style-name="P337" svg:width="5.529cm" svg:height="0.493cm" svg:x="7.108cm" svg:y="0.545cm"><text:p/><draw:enhanced-geometry svg:viewBox="0 0 21600 21600" draw:type="rectangle" draw:enhanced-path="M 0 0 L 21600 0 21600 21600 0 21600 0 0 Z N"/></draw:custom-shape><draw:custom-shape text:anchor-type="paragraph" draw:z-index="10" draw:name="シェイプ 9" draw:style-name="gr36" draw:text-style-name="P336" svg:width="1.973cm" svg:height="0.53cm" svg:x="-1.235cm" svg:y="0.497cm"><text:p text:style-name="P335"><text:span text:style-name="T198">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105"><draw:custom-shape text:anchor-type="paragraph" draw:z-index="46" draw:name="シェイプ 13" draw:style-name="gr8" draw:text-style-name="P332" svg:width="2.565cm" svg:height="0.532cm" svg:x="8.336cm" svg:y="-0.034cm"><text:p text:style-name="P331"><text:span text:style-name="T208">作成レイヤー</text:span></text:p><draw:enhanced-geometry svg:viewBox="0 0 21600 21600" draw:glue-points="10800 0 0 10800 10800 21600 21600 10800 ?f40 ?f41" draw:text-areas="0 0 21600 21600" draw:type="rectangular-callout" draw:modifiers="7585.9793814433 -33186.7549668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シェイプ 6" draw:style-name="gr38" draw:text-style-name="P336" svg:width="2.936cm" svg:height="0.505cm" svg:x="3.115cm" svg:y="-0.039cm"><text:p text:style-name="P335"><text:span text:style-name="T198">コマンド入力欄</text:span></text:p><draw:enhanced-geometry svg:viewBox="0 0 21600 21600" draw:glue-points="10800 0 0 10800 10800 21600 21600 10800 ?f40 ?f41" draw:text-areas="0 0 21600 21600" draw:type="rectangular-callout" draw:modifiers="3593.51351351351 -36275.9581881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シェイプ 12" draw:style-name="gr30" draw:text-style-name="P332" svg:width="2.024cm" svg:height="0.553cm" svg:x="6.163cm" svg:y="-0.056cm"><text:p text:style-name="P331"><text:span text:style-name="T208">文字属性</text:span></text:p><draw:enhanced-geometry svg:viewBox="0 0 21600 21600" draw:glue-points="10800 0 0 10800 10800 21600 21600 10800 ?f40 ?f41" draw:text-areas="0 0 21600 21600" draw:type="rectangular-callout" draw:modifiers="23650.8710801394 -41480.25477707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8" draw:name="シェイプ 26" draw:style-name="gr9" draw:text-style-name="P334" svg:width="2.022cm" svg:height="0.514cm" svg:x="13.936cm" svg:y="-0.021cm"><text:p text:style-name="P333"><text:span text:style-name="T208">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9" draw:name="シェイプ 15" draw:style-name="gr8" draw:text-style-name="P332" svg:width="2.565cm" svg:height="0.532cm" svg:x="11.111cm" svg:y="-0.034cm"><text:p text:style-name="P331"><text:span text:style-name="T208">1</text:span><text:span text:style-name="T208">レイヤ表示</text:span></text:p><draw:enhanced-geometry svg:viewBox="0 0 21600 21600" draw:glue-points="10800 0 0 10800 10800 21600 21600 10800 ?f40 ?f41" draw:text-areas="0 0 21600 21600" draw:type="rectangular-callout" draw:modifiers="-3221.44329896907 -31613.24503311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3">図面管理</text:p>
      <text:p text:style-name="P106"><text:span text:style-name="T37">図面</text:span>大分類 <text:s/><text:tab/><text:tab/>図面ファイルを管理するためのコンボボックス<text:line-break/><text:span text:style-name="T37">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0">上部ツールバー</text:p>
      <text:p text:style-name="P327">製図操作以外<text:tab/><text:tab/>アンドウ、コピー、ペースト、画面コピー<text:line-break/>表示操作<text:tab/><text:tab/>領域拡大、全体表示、拡大、縮小<text:line-break/>ロケイト・ピック<text:tab/>領域ピック、ロケイトメニュー<text:line-break/>要素属性設定<text:tab/><text:tab/>色、点種、点サイズ、線種、線の太さ、グリッドサイズ、要素マスク</text:p>
      <text:p text:style-name="P91">下部ステータスバー上段</text:p>
      <text:p text:style-name="P107"><text:soft-page-break/><text:span text:style-name="T37">ヘルプボタン<text:tab/><text:tab/>ヘルプファイルの表示<text:line-break/></text:span>文字入力欄<text:tab/><text:tab/><text:span text:style-name="T37">文字列とラベル用の</text:span>文字入力欄</text:p>
      <text:p text:style-name="P108"><text:span text:style-name="T37">文字属性<text:tab/>文字列、ラベルの文字属性</text:span><text:span text:style-name="T162">(サイズ、水平垂直アライメント、回転角)、寸法線の文字サイズ</text:span></text:p>
      <text:p text:style-name="P151">マウス座標<text:tab/><text:tab/>マウスの座標位置を表示</text:p>
      <text:p text:style-name="P92">下部ステータスバー下段</text:p>
      <text:p text:style-name="P109">設定ボタン<text:tab/><text:tab/><text:span text:style-name="T37">システム設定、データバックアップ、シンボルバックアップ、バックアップ管理</text:span><text:line-break/>コマンド<text:span text:style-name="T37">欄<text:tab/><text:tab/></text:span>キー入力操作で製図をおこなうためのコマンド入力欄<text:line-break/><text:span text:style-name="T37">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289"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10">同様に分類や大分類もリストボックスやコンボボックスでマウスの右ボタンでコンテキストメニューを出して操作する。</text:p>
      <text:p text:style-name="P110">図面データは編集する図面を切り替えるたびに保存されるのでファイル保存は意識しなくてよい。<text:line-break/></text:p>
      <text:p text:style-name="P27"><draw:frame draw:style-name="fr4"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7"><text:tab/>コピー : -他の分類にコピーする</text:p>
      <text:p text:style-name="P169"><text:tab/>移動 : 他の分類に移動する<text:line-break/><text:tab/>インポート : <text:span text:style-name="T53">DXFファイルを読み込む</text:span></text:p>
      <text:p text:style-name="P26"><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8"><text:tab/>コピー : -他の大分類にコピーする</text:p>
      <text:p text:style-name="P28"><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73"/>
      <text:p text:style-name="P274"/>
      <text:p text:style-name="P15">・図面フォルダの設定<text:span text:style-name="T201">(システム設定)</text:span><draw:frame draw:style-name="fr1" draw:name="画像4" text:anchor-type="char" svg:x="10.534cm" svg:y="0.533cm" svg:width="7.569cm" svg:height="8.396cm" draw:z-index="129"><draw:image xlink:href="Pictures/1000000000000189000001B4E9F175587A9C0004.png" xlink:type="simple" xlink:show="embed" xlink:actuate="onLoad" draw:mime-type="image/png"/></draw:frame></text:p>
      <text:p text:style-name="P305">図面フォルダの設定は画面左下のシステム設定ボタンを押して「システム設定ダイヤログ」を開く。</text:p>
      <text:p text:style-name="P18">その中で各種データファイルの保存フォルダを設定する。</text:p>
      <text:p text:style-name="P18">初期値はアプリケーションのフォルダの下に作成される。</text:p>
      <text:p text:style-name="P18"/>
      <text:p text:style-name="P307">[システム設定ダイヤログの機能]</text:p>
      <text:p text:style-name="P19">初期画面<text:tab/>新規に図面を開いた時の画面の大きさ</text:p>
      <text:p text:style-name="P19">点サイズ<text:tab/>新規に図面を開いた時の点のサイズ</text:p>
      <text:p text:style-name="P19">点種<text:tab/><text:tab/>新規に図面を開いた時の点の種類</text:p>
      <text:p text:style-name="P19">線の太さ<text:tab/>新規に図面を開いた時の線の太さ</text:p>
      <text:p text:style-name="P19">線種<text:tab/><text:tab/>新規に図面を開いた時の線の種類</text:p>
      <text:p text:style-name="P19">文字サイズ<text:tab/>新規に図面を開いた時の文字の大きさ</text:p>
      <text:p text:style-name="P19">矢印サイズ<text:tab/>新規に図面を開いた時の矢印のサイズ</text:p>
      <text:p text:style-name="P19">矢印角度<text:tab/>新規に図面を開いた時の矢印の角度</text:p>
      <text:p text:style-name="P19"><draw:frame text:anchor-type="paragraph" draw:z-index="90" draw:name="テキスト枠 18" draw:style-name="gr7" draw:text-style-name="P329" svg:width="4.313cm" svg:height="0.742cm" svg:x="12.035cm" svg:y="0.746cm"><draw:text-box><text:p>システム設定ダイヤログ</text:p></draw:text-box></draw:frame>グリッドサイズ　新規に図面を開いた時のグリッドのサイズ</text:p>
      <text:p text:style-name="P19"/>
      <text:p text:style-name="P20">データフォルダ<text:tab/>図面データを保存するフォルダ。テキストボックスをダブルクリックするとフォルダの選択ダイヤログで選択することができる。</text:p>
      <text:p text:style-name="P20">シンボルフォルダ<text:tab/>シンボルデータを保存するフォルダ。テキストボックスをダブルクリックするとフォルダの選択ダイヤログで選択することができる。</text:p>
      <text:p text:style-name="P21">イメージフォルダ<text:tab/>イメージのキャッシュデータをホルダ。テキストボックスをダブルクリックするとフォルダの選択ダイヤログで選択することができる。</text:p>
      <text:p text:style-name="P21">バックアップフォルダ<text:tab/>図面データ、シンボルデータ、イメージのキャッシュデータをバックアップするフォルダ。このフォルダの下に<text:span text:style-name="T192">Zumen,Symbol,ImageCachの3つのフォルダを作成される。「システム設定」ボタンの「データバックアップ」でデータがバックアップされる。</text:span></text:p>
      <text:p text:style-name="P22">ファイル比較ツール<text:tab/>バックアップされたファイルと元データの違いを確認するためのテキストファイルツール<text:span text:style-name="T193">(WinMergeなど)</text:span>のパスを指定。<text:span text:style-name="T192">「システム設定」ボタンの「バックアップ管理」で表示されるファイル比較で使用される。</text:span></text:p>
      <text:p text:style-name="P22"/>
      <text:p text:style-name="P22">ショートカッキー<text:tab/>このボタンを押すとショートカッキー設定ファイルの編集画面が表示される。このファイルを編集後にアプリを再起動するとショートカッキーが有効になる。</text:p>
      <text:p text:style-name="P22"/>
      <text:p text:style-name="P311"><text:span text:style-name="T202">[</text:span>バックアップ<text:span text:style-name="T202">]ボタン<text:tab/>データファイルをバックアップフォルダにコピーする</text:span></text:p>
      <text:p text:style-name="P308">[データ復元]ボタン<text:tab/>データファイルとバックアップフォルダとの比較一覧を表示し、必要なファイルをバックアップフォルダから戻す</text:p>
      <text:p text:style-name="P309">[シンボル復元]ボタン<text:tab/>シンボルファイルとバックアップフォルダとの比較一覧を表示し、必要なファイルをバックアップフォルダから戻す</text:p>
      <text:p text:style-name="P309">[イメージ復元]ボタン<text:tab/>イメージファイルとバックアップフォルダとの比較一覧を表示し、必要なファイルをバックアップフォルダから戻す</text:p>
      <text:p text:style-name="P309">[キャッシュ削除]ボタン<text:tab/>キャッシュデータファイルから使用していないファイルを削除する</text:p>
      <text:h text:style-name="P290" text:outline-level="3"><text:bookmark-start text:name="__RefHeading___Toc954_4012322079"/>2.3 表示操作など<text:bookmark-end text:name="__RefHeading___Toc954_4012322079"/></text:h>
      <text:p text:style-name="P29">図面データの表示操作は、ツールバーのアイコンからの拡大、縮小、マウス操作による画面スクロールと拡大縮小、キー操作によるものがある。</text:p>
      <text:p text:style-name="P14"/>
      <text:p text:style-name="P14">・ツールバー1</text:p>
      <text:p text:style-name="P312">画面左上のツールバーは図面データの操作や表示に関する操作をおこなう</text:p>
      <text:p text:style-name="P313"><draw:frame text:anchor-type="paragraph" draw:z-index="102" draw:name="テキスト枠 35" draw:style-name="gr4" draw:text-style-name="P329" svg:width="0.533cm" svg:height="0.53cm" svg:x="-1.677cm" svg:y="0.739cm"><draw:text-box><text:p>⑪</text:p></draw:text-box></draw:frame><draw:frame text:anchor-type="paragraph" draw:z-index="101" draw:name="テキスト枠 34" draw:style-name="gr4" draw:text-style-name="P329" svg:width="0.759cm" svg:height="0.53cm" svg:x="-0.942cm" svg:y="0.739cm"><draw:text-box><text:p>⑫</text:p></draw:text-box></draw:frame><draw:frame text:anchor-type="paragraph" draw:z-index="100" draw:name="テキスト枠 32" draw:style-name="gr4" draw:text-style-name="P329" svg:width="0.533cm" svg:height="0.53cm" svg:x="-2.21cm" svg:y="0.739cm"><draw:text-box><text:p>⑩</text:p></draw:text-box></draw:frame><draw:frame text:anchor-type="paragraph" draw:z-index="99" draw:name="テキスト枠 31" draw:style-name="gr4" draw:text-style-name="P329" svg:width="0.533cm" svg:height="0.53cm" svg:x="-2.743cm" svg:y="0.739cm"><draw:text-box><text:p>⑨</text:p></draw:text-box></draw:frame><draw:frame text:anchor-type="paragraph" draw:z-index="98" draw:name="テキスト枠 30" draw:style-name="gr4" draw:text-style-name="P329" svg:width="0.533cm" svg:height="0.53cm" svg:x="-3.48cm" svg:y="0.739cm"><draw:text-box><text:p>⑧</text:p></draw:text-box></draw:frame><draw:frame text:anchor-type="paragraph" draw:z-index="97" draw:name="テキスト枠 28" draw:style-name="gr4" draw:text-style-name="P329" svg:width="0.533cm" svg:height="0.53cm" svg:x="-4.179cm" svg:y="0.739cm"><draw:text-box><text:p>⑦</text:p></draw:text-box></draw:frame><draw:frame text:anchor-type="paragraph" draw:z-index="96" draw:name="テキスト枠 29" draw:style-name="gr4" draw:text-style-name="P329" svg:width="0.533cm" svg:height="0.53cm" svg:x="-4.852cm" svg:y="0.739cm"><draw:text-box><text:p>⑥</text:p></draw:text-box></draw:frame><draw:frame text:anchor-type="paragraph" draw:z-index="95" draw:name="テキスト枠 27" draw:style-name="gr4" draw:text-style-name="P329" svg:width="0.533cm" svg:height="0.53cm" svg:x="-6.223cm" svg:y="0.739cm"><draw:text-box><text:p>⑤</text:p></draw:text-box></draw:frame><draw:frame text:anchor-type="paragraph" draw:z-index="94" draw:name="テキスト枠 26" draw:style-name="gr4" draw:text-style-name="P329" svg:width="0.533cm" svg:height="0.53cm" svg:x="-6.897cm" svg:y="0.739cm"><draw:text-box><text:p>④</text:p></draw:text-box></draw:frame><draw:frame text:anchor-type="paragraph" draw:z-index="93" draw:name="テキスト枠 25" draw:style-name="gr4" draw:text-style-name="P329" svg:width="0.533cm" svg:height="0.53cm" svg:x="-7.618cm" svg:y="0.739cm"><draw:text-box><text:p>③</text:p></draw:text-box></draw:frame><draw:frame text:anchor-type="paragraph" draw:z-index="92" draw:name="テキスト枠 24" draw:style-name="gr4" draw:text-style-name="P329" svg:width="0.533cm" svg:height="0.53cm" svg:x="-8.29cm" svg:y="0.739cm"><draw:text-box><text:p>②</text:p></draw:text-box></draw:frame><draw:frame text:anchor-type="paragraph" draw:z-index="91" draw:name="テキスト枠 16" draw:style-name="gr4" draw:text-style-name="P329" svg:width="0.533cm" svg:height="0.53cm" svg:x="-10.167cm" svg:y="0.739cm"><draw:text-box><text:p>①</text:p></draw:text-box></draw:frame><draw:frame draw:style-name="fr1" draw:name="画像37" text:anchor-type="char" svg:x="0.572cm" svg:y="0cm" svg:width="10.795cm" svg:height="0.741cm" draw:z-index="130"><draw:image xlink:href="Pictures/10000000000001980000001C45A69E4D277D2F6A.png" xlink:type="simple" xlink:show="embed" xlink:actuate="onLoad" draw:mime-type="image/png"/></draw:frame><text:line-break/></text:p>
      <text:p text:style-name="P313"/>
      <text:p text:style-name="P33">①<text:tab/>図面の大分類の選択</text:p>
      <text:p text:style-name="P32">②<text:tab/>アンドゥ操作 : 図面を一つ前の状態にする</text:p>
      <text:p text:style-name="P32">③<text:tab/>要素コピー : 選択した要素をクリップボードにコピーする</text:p>
      <text:p text:style-name="P32">④<text:tab/>要素貼付け : クリップボードにコピーされた要素データを図面に貼り付ける</text:p>
      <text:p text:style-name="P32">⑤<text:tab/>画面コピー : 作図領域をイメージでクリップボードにコピーする。</text:p>
      <text:p text:style-name="P32">⑥<text:tab/>領域拡大 : マウスで指定した領域を拡大表示する</text:p>
      <text:p text:style-name="P313">⑦<text:tab/><text:span text:style-name="T203">全体表示 : 作図領域全体を表示する</text:span></text:p>
      <text:p text:style-name="P316">⑧<text:tab/><text:span text:style-name="T204">拡大表示 : マウスの位置を中心に作図領域を拡大する</text:span></text:p>
      <text:p text:style-name="P317">⑨<text:tab/><text:span text:style-name="T205">縮小表示 : マウスの位置を中心に作図領域を縮小する</text:span></text:p>
      <text:p text:style-name="P275">⑩<text:tab/>全幅表示 : 作図領域の幅が表示領域に合わせて表示する</text:p>
      <text:p text:style-name="P317">⑪<text:tab/>領域ピック : マウスで指定した範囲の要素をピックする</text:p>
      <text:p text:style-name="P317">⑫<text:tab/>ロケイトメニュー : マウスでロケイトする状態の時にロケイトの選択メニューを表示する</text:p>
      <text:p text:style-name="P23">・ツールバー2</text:p>
      <text:p text:style-name="P312">画面中央上のツールバーは作成する要素の属性を設定する</text:p>
      <text:p text:style-name="P313"><draw:frame text:anchor-type="paragraph" draw:z-index="108" draw:name="テキスト枠 40" draw:style-name="gr4" draw:text-style-name="P329" svg:width="0.586cm" svg:height="0.53cm" svg:x="-3.896cm" svg:y="0.66cm"><draw:text-box><text:p>⑥</text:p></draw:text-box></draw:frame><draw:frame text:anchor-type="paragraph" draw:z-index="107" draw:name="テキスト枠 39" draw:style-name="gr4" draw:text-style-name="P329" svg:width="0.533cm" svg:height="0.53cm" svg:x="-5.286cm" svg:y="0.66cm"><draw:text-box><text:p>⑤</text:p></draw:text-box></draw:frame><draw:frame text:anchor-type="paragraph" draw:z-index="106" draw:name="テキスト枠 38" draw:style-name="gr4" draw:text-style-name="P329" svg:width="0.533cm" svg:height="0.53cm" svg:x="-7.137cm" svg:y="0.66cm"><draw:text-box><text:p>④</text:p></draw:text-box></draw:frame><draw:frame text:anchor-type="paragraph" draw:z-index="105" draw:name="テキスト枠 37" draw:style-name="gr4" draw:text-style-name="P329" svg:width="0.533cm" svg:height="0.53cm" svg:x="-8.654cm" svg:y="0.66cm"><draw:text-box><text:p>③</text:p></draw:text-box></draw:frame><draw:frame text:anchor-type="paragraph" draw:z-index="104" draw:name="テキスト枠 36" draw:style-name="gr4" draw:text-style-name="P329" svg:width="0.533cm" svg:height="0.53cm" svg:x="-10.626cm" svg:y="0.66cm"><draw:text-box><text:p>②</text:p></draw:text-box></draw:frame><draw:frame text:anchor-type="paragraph" draw:z-index="103" draw:name="テキスト枠 33" draw:style-name="gr6" draw:text-style-name="P330" svg:width="0.533cm" svg:height="0.532cm" svg:x="-12.261cm" svg:y="0.66cm"><draw:text-box><text:p><text:span text:style-name="T207">①</text:span></text:p></draw:text-box></draw:frame><draw:frame draw:style-name="fr1" draw:name="画像5" text:anchor-type="char" svg:x="0.503cm" svg:y="0cm" svg:width="12.621cm" svg:height="0.661cm" draw:z-index="131"><draw:image xlink:href="Pictures/10000000000001DD000000199658C2F0508A8DBC.png" xlink:type="simple" xlink:show="embed" xlink:actuate="onLoad" draw:mime-type="image/png"/></draw:frame><text:line-break/></text:p>
      <text:p text:style-name="P40"/>
      <text:p text:style-name="P41">①<text:tab/>要素の色</text:p>
      <text:p text:style-name="P41">②<text:tab/>点要素の種類</text:p>
      <text:p text:style-name="P41">③<text:tab/>点要素の大きさ</text:p>
      <text:p text:style-name="P41">④<text:tab/>線分の種類</text:p>
      <text:p text:style-name="P41">⑤<text:tab/>線分の太さ</text:p>
      <text:p text:style-name="P41">⑥<text:tab/>グリッドの間隔</text:p>
      <text:p text:style-name="P41">⑦　要素マスク<text:span text:style-name="T206">(ピック時にフィルタする要素)</text:span></text:p>
      <text:p text:style-name="P24">・ステータスバー 1</text:p>
      <text:p text:style-name="P42">画面下から2段目のステータスバーはおもにテキストの設定をする</text:p>
      <text:p text:style-name="P44"><draw:frame text:anchor-type="paragraph" draw:z-index="110" draw:name="テキスト枠 41" draw:style-name="gr5" draw:text-style-name="P330" svg:width="0.533cm" svg:height="0.533cm" svg:x="0.175cm" svg:y="0.764cm"><draw:text-box><text:p><text:span text:style-name="T207">①</text:span></text:p></draw:text-box></draw:frame><draw:frame text:anchor-type="paragraph" draw:z-index="111" draw:name="テキスト枠 42" draw:style-name="gr4" draw:text-style-name="P329" svg:width="0.533cm" svg:height="0.53cm" svg:x="3.092cm" svg:y="0.781cm"><draw:text-box><text:p>②</text:p></draw:text-box></draw:frame><draw:frame text:anchor-type="paragraph" draw:z-index="112" draw:name="テキスト枠 43" draw:style-name="gr4" draw:text-style-name="P329" svg:width="0.533cm" svg:height="0.53cm" svg:x="12.164cm" svg:y="0.725cm"><draw:text-box><text:p>③</text:p></draw:text-box></draw:frame><draw:frame text:anchor-type="paragraph" draw:z-index="113" draw:name="テキスト枠 44" draw:style-name="gr4" draw:text-style-name="P329" svg:width="0.533cm" svg:height="0.53cm" svg:x="14.337cm" svg:y="0.725cm"><draw:text-box><text:p>④</text:p></draw:text-box></draw:frame><draw:frame text:anchor-type="paragraph" draw:z-index="114" draw:name="テキスト枠 45" draw:style-name="gr4" draw:text-style-name="P329" svg:width="0.533cm" svg:height="0.53cm" svg:x="15.49cm" svg:y="0.743cm"><draw:text-box><text:p>⑤</text:p></draw:text-box></draw:frame><draw:frame text:anchor-type="paragraph" draw:z-index="115" draw:name="テキスト枠 46" draw:style-name="gr4" draw:text-style-name="P329" svg:width="0.586cm" svg:height="0.53cm" svg:x="17.436cm" svg:y="0.686cm"><draw:text-box><text:p>⑥</text:p></draw:text-box></draw:frame><text:line-break/><draw:frame draw:style-name="fr1" draw:name="画像61" text:anchor-type="char" svg:x="0cm" svg:y="0.116cm" svg:width="18.098cm" svg:height="0.649cm" draw:z-index="109"><draw:image xlink:href="Pictures/10000000000002D40000001AB69712C6EC882735.png" xlink:type="simple" xlink:show="embed" xlink:actuate="onLoad" draw:mime-type="image/png"/></draw:frame>①<text:tab/>ヘルプボタン : マニュアルを表示する</text:p>
      <text:p text:style-name="P46">②　文字列入力欄 : 文字列要素の作成で使用される。この欄をダブルクリックするか<text:span text:style-name="T194">Ctrl + Enter で複数行文字列編集のための入力ダイヤログが表示される。</text:span></text:p>
      <text:p text:style-name="P47">③　文字サイズ : 作成する文字列のサイズを設定</text:p>
      <text:p text:style-name="P47">④　水平アライメント : 文字列の水平方向の基準位置を設定</text:p>
      <text:p text:style-name="P47"><text:soft-page-break/>⑤　垂直アライメント : 文字列の垂直方向の基準位置を設定</text:p>
      <text:p text:style-name="P47">⑥　回転角 : 文字列の回転角を設定<text:span text:style-name="T194">(反時計回りの角度を選択)</text:span> </text:p>
      <text:p text:style-name="P47"/>
      <text:p text:style-name="P25">・ステータスバー <text:span text:style-name="T195">2</text:span></text:p>
      <text:p text:style-name="P48">画面下から最下段のステータスバーでは、システム設定、コマンドとレイヤ操作をおこなう</text:p>
      <text:p text:style-name="P47"><draw:frame text:anchor-type="paragraph" draw:z-index="116" draw:name="テキスト枠 47" draw:style-name="gr5" draw:text-style-name="P330" svg:width="0.533cm" svg:height="0.533cm" svg:x="0.499cm" svg:y="0.642cm"><draw:text-box><text:p><text:span text:style-name="T207">①</text:span></text:p></draw:text-box></draw:frame><draw:frame text:anchor-type="paragraph" draw:z-index="117" draw:name="テキスト枠 48" draw:style-name="gr4" draw:text-style-name="P329" svg:width="0.533cm" svg:height="0.53cm" svg:x="2.468cm" svg:y="0.646cm"><draw:text-box><text:p>②</text:p></draw:text-box></draw:frame><draw:frame text:anchor-type="paragraph" draw:z-index="118" draw:name="テキスト枠 49" draw:style-name="gr4" draw:text-style-name="P329" svg:width="0.533cm" svg:height="0.53cm" svg:x="12.882cm" svg:y="0.646cm"><draw:text-box><text:p>③</text:p></draw:text-box></draw:frame><draw:frame text:anchor-type="paragraph" draw:z-index="119" draw:name="テキスト枠 50" draw:style-name="gr4" draw:text-style-name="P329" svg:width="0.533cm" svg:height="0.53cm" svg:x="16.17cm" svg:y="0.702cm"><draw:text-box><text:p>④</text:p></draw:text-box></draw:frame><draw:frame draw:style-name="fr2" draw:name="画像62" text:anchor-type="char" svg:width="17.699cm" svg:height="0.642cm" draw:z-index="120"><draw:image xlink:href="Pictures/10000000000002CB0000001A696B56111126B1BA.png" xlink:type="simple" xlink:show="embed" xlink:actuate="onLoad" draw:mime-type="image/png"/></draw:frame></text:p>
      <text:p text:style-name="P45">①<text:tab/>システム設定ボタン : システム設定、バックアップ処理などの選択メニューを表示</text:p>
      <text:p text:style-name="P45">②<text:tab/>コマンド入力欄 : キー操作によるコマンドの入力実行</text:p>
      <text:p text:style-name="P276">③<text:tab/>作成レイヤ : 作成レイヤの選択切替または設定</text:p>
      <text:p text:style-name="P276">④<text:tab/>1レイヤ表示 : チェックを入れると作成レイヤのみを表示する</text:p>
      <text:p text:style-name="P43"/>
      <text:p text:style-name="P43">・マウス操作</text:p>
      <text:p text:style-name="P33">画面スクロール : <text:tab/>Ctrlキーを押しながらマウスの左ボタンを押して動かす。</text:p>
      <text:p text:style-name="P32">縦スクロール: <text:tab/><text:span text:style-name="T191">Ctrl キーを押しながらマウスホィールを回す</text:span></text:p>
      <text:p text:style-name="P39">横スクロール: <text:tab/><text:span text:style-name="T191">Alt キーを押しながらマウスホィールを回す</text:span></text:p>
      <text:p text:style-name="P32">拡大縮小 :<text:tab/><text:tab/>マウスホィールを回しておこなう</text:p>
      <text:p text:style-name="P32"/>
      <text:p text:style-name="P34">・キー操作</text:p>
      <text:p text:style-name="P35">F1 キー<text:tab/><text:tab/>再表示</text:p>
      <text:p text:style-name="P36"><text:span text:style-name="T40">F2キー<text:tab/><text:tab/>領域拡大</text:span><text:span text:style-name="T53">(マウスで拡大領域を指定)</text:span><text:line-break/>F3 キー<text:tab/><text:tab/>全体表示</text:p>
      <text:p text:style-name="P51">F4 キー<text:tab/><text:tab/>拡大表示<text:line-break/>F5 キー<text:tab/><text:tab/>縮小表示</text:p>
      <text:p text:style-name="P52">F6 キー<text:tab/><text:tab/>全幅表示</text:p>
      <text:p text:style-name="P54"><text:span text:style-name="T47">F</text:span><text:span text:style-name="T165">7</text:span><text:span text:style-name="T47">キー<text:tab/><text:tab/>領域ピック</text:span><text:span text:style-name="T53">(マウスで指定した領域の要素をピックする)</text:span></text:p>
      <text:p text:style-name="P54"><text:span text:style-name="T167">F8 キー<text:tab/><text:tab/>ロケイトメニュー</text:span><text:line-break/>Ctrl +左矢印 <text:s/><text:tab/>左側にスクロール</text:p>
      <text:p text:style-name="P49">Ctrl +右矢印 <text:s/><text:tab/>右側にスクロール</text:p>
      <text:p text:style-name="P49">Ctrl +上矢印 <text:tab/>上側にスクロール</text:p>
      <text:p text:style-name="P49">Ctrl +下矢印 <text:tab/>下側にスクロール</text:p>
      <text:p text:style-name="P225">Ctrl + PageUp<text:tab/>拡大表示</text:p>
      <text:p text:style-name="P225">Ctrl + PageDown<text:tab/>縮小表紙セ</text:p>
      <text:p text:style-name="P80">Ctrl + F1<text:tab/><text:tab/>グリッドの表示切替</text:p>
      <text:p text:style-name="P30"/>
      <text:p text:style-name="P30">・ショートカットキー</text:p>
      <text:p text:style-name="P226">Ctrl + A ～ Z には任意にコマンドを割り当てることができる。</text:p>
      <text:p text:style-name="P225">コマンドの割り当ては ShortCut.csv に記述する。</text:p>
      <text:p text:style-name="P225">初期値としていかが割り当てられている。</text:p>
      <text:p text:style-name="P225">"Key","Command"</text:p>
      <text:p text:style-name="P225">"A","createLine"</text:p>
      <text:p text:style-name="P225">"Q","createText"</text:p>
      <text:p text:style-name="P225">"S","save"</text:p>
      <text:p text:style-name="P225">"Z","undo"</text:p>
      <text:h text:style-name="Heading_20_3" text:outline-level="3"><text:bookmark-start text:name="__RefHeading___Toc956_4012322079"/><text:soft-page-break/>2.4 製図機能<text:bookmark-end text:name="__RefHeading___Toc956_4012322079"/></text:h>
      <text:p text:style-name="P55">基本的な作図方法は、画面左の作図コマンドを選択してマウスで座標を指定するか、画面下部のコマンド入力欄にコマンドと座標をキー入力する方法がある。</text:p>
      <text:p text:style-name="P55"/>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83"/>
      <text:p text:style-name="P55">① 作図領域の位置<text:line-break/>作成コマンドを選択し後にマウスの左ボタンを位置を指定<text:span text:style-name="T10">(グリッドが表示されていればあればグリッドに丸められる)</text:span></text:p>
      <text:p text:style-name="P55"/>
      <text:p text:style-name="P55">② 図形要素上の位置</text:p>
      <text:p text:style-name="P56">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56"><draw:frame draw:style-name="fr1" draw:name="画像6" text:anchor-type="char" svg:x="13.905cm" svg:y="0.102cm" svg:width="3.163cm" svg:height="5.47cm" draw:z-index="32"><draw:image xlink:href="Pictures/1000000000000085000000E6EB7B4415E9B7E539.png" xlink:type="simple" xlink:show="embed" xlink:actuate="onLoad" draw:mime-type="image/png"/></draw:frame></text:p>
      <text:p text:style-name="P55">③ メニュー選択による位置指定<text:span text:style-name="T34">(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5"/>
      <text:p text:style-name="P55"/>
      <text:p text:style-name="P55"/>
      <text:p text:style-name="P55"/>
      <text:p text:style-name="P57">④ 数値入力による位置指定<text:span text:style-name="T34">(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3"><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58">座標入力 : 座標を数値で<text:span text:style-name="T12">xy座標を</text:span>直接入力<text:span text:style-name="T12">(xxx,yyyy)</text:span></text:p>
      <text:p text:style-name="P59">相対座標入力 : 前回の座標位置に対しての相対位置を入力<text:span text:style-name="T12">(xxx,yyyy)<text:line-break/>半径 : 接円の作成時に円の半径を入力</text:span></text:p>
      <text:p text:style-name="P61"><draw:frame draw:style-name="fr1" draw:name="画像7" text:anchor-type="char" svg:x="13.718cm" svg:y="0.661cm" svg:width="3.133cm" svg:height="3.09cm" draw:z-index="12"><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60">平行距離 : 選択した要素を平行移動するときの距離<text:span text:style-name="T13">(移動、オフセット)</text:span></text:p>
      <text:p text:style-name="P59">スライド距離 : 選択した要素の延長方向移動するときの距離<text:span text:style-name="T13">(移動)</text:span></text:p>
      <text:p text:style-name="P82">回転角 : 回転中心を指定した後に回転角度<text:span text:style-name="T14">(deg)</text:span>を指定する</text:p>
      <text:p text:style-name="P61"/>
      <text:p text:style-name="P279">※ 数値入力には数式が使える。例えば 5+3 とか sqrt(3) が数値の代わりに使用できる。</text:p>
      <text:h text:style-name="P297"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60">マウス</text:p>
            <text:p text:style-name="P160">左ボタン</text:p>
          </table:table-cell>
          <table:table-cell table:style-name="表2.A1" office:value-type="string">
            <text:p text:style-name="P160">マウス</text:p>
            <text:p text:style-name="P160">右ボタン</text:p>
          </table:table-cell>
          <table:table-cell table:style-name="表2.A1" office:value-type="string">
            <text:p text:style-name="P157">Ctrl + </text:p>
            <text:p text:style-name="P157">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3">(</text:span>ロケイト点近い点<text:span text:style-name="T43">)</text:span></text:p>
          </table:table-cell>
          <table:table-cell table:style-name="表2.A2" office:value-type="string">
            <text:p text:style-name="P159">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41">(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57">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76">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59"/>
          </table:table-cell>
        </table:table-row>
        <table:table-row>
          <table:table-cell table:style-name="表2.A2" office:value-type="string">
            <text:p text:style-name="P175">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59"/>
          </table:table-cell>
        </table:table-row>
        <table:table-row>
          <table:table-cell table:style-name="表2.A2" office:value-type="string">
            <text:p text:style-name="P175">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59"/>
          </table:table-cell>
        </table:table-row>
        <table:table-row>
          <table:table-cell table:style-name="表2.A2" office:value-type="string">
            <text:p text:style-name="P175">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59"/>
          </table:table-cell>
        </table:table-row>
        <table:table-row>
          <table:table-cell table:style-name="表2.A2" office:value-type="string">
            <text:p text:style-name="P158">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60">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
      <text:p text:style-name="Standard"/>
      <text:p text:style-name="P118">・絶対座標、相対座標 : カンマ<text:span text:style-name="T42">(,)区切りでX座標とY座標を入力<text:line-break/>・数値入力 : 数値以外にも計算式が使える(例: 30*6, sqrt(5)など)<text:line-break/>・メニューキー : </text:span><text:span text:style-name="T45">キーボードの右側Windows キー(メニューキー)</text:span></text:p>
      <text:p text:style-name="P119">・ポリライン、ポリゴン、コピー移動・回転は複数ロケイトできるが終了<text:span text:style-name="T46">(確定)させる時は、要素のない位置でマウスの右ボタンを押す。</text:span></text:p>
      <text:p text:style-name="P120">・頂点 : 円弧と楕円で <text:span text:style-name="T55">0° 、90°、180°、270°での円周上の座標と始点と終点を示す</text:span></text:p>
      <text:p text:style-name="P120">・コピーの移動と回転コマンドを選択した場合に平行距離と回転角の数値入力でカンマ区切りで回数を指定できる。</text:p>
      <text:p text:style-name="P86"/>
      <text:p text:style-name="P86"/>
      <text:h text:style-name="P297" text:outline-level="4"><text:bookmark-start text:name="__RefHeading___Toc5566_597535271"/><text:span text:style-name="T148">2.4.1.3</text:span>マウスによる要素ピック<text:bookmark-end text:name="__RefHeading___Toc5566_597535271"/></text:h>
      <text:p text:style-name="P61"><text:line-break/>図形の移動や回転などの編集コマンドは先に編集する図形要素をピックしてから編集コマンドを選択して移動位置を指定する。</text:p>
      <text:p text:style-name="P61"><draw:frame draw:style-name="fr1" draw:name="画像10" text:anchor-type="char" svg:x="13.351cm" svg:y="0.164cm" svg:width="4.195cm" svg:height="2.616cm" draw:z-index="14"><draw:image xlink:href="Pictures/10000000000000DF0000008B39D1A13AF3251DE0.png" xlink:type="simple" xlink:show="embed" xlink:actuate="onLoad" draw:mime-type="image/png"/></draw:frame></text:p>
      <text:p text:style-name="P100">・右ボタンピック<text:tab/><text:span text:style-name="T37">要素上にマウスカーソルをおいて右ボタンを押すとピックされ赤色に変わる。<text:line-break/>２要素以上認識した場合には要素の選択メニューが標示される。</text:span></text:p>
      <text:p text:style-name="P150">・<text:span text:style-name="T52">Ctrl + 右ボタンピック(</text:span>アンピック<text:span text:style-name="T52">)<text:tab/></text:span><text:tab/>コントロールキーを押した状態で一度ピックした要素を再度ピックするとピックが解除される。</text:p>
      <text:p text:style-name="P101"><text:span text:style-name="T37">・領域ピック<text:tab/>ツールバーの領域ピックボタンまたは</text:span><text:span text:style-name="T50">F7キーを押すしてから、マウスの左ボタンで指定した領域の中の要素をまとめてピックする。</text:span></text:p>
      <text:p text:style-name="P150">・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298" text:outline-level="4"/>
      <text:h text:style-name="P297" text:outline-level="4"><text:bookmark-start text:name="__RefHeading___Toc5568_597535271"/><text:span text:style-name="T148">2.4.1.4</text:span>レイヤー機能<draw:frame draw:style-name="fr1" draw:name="画像9" text:anchor-type="char" svg:x="10.894cm" svg:y="0.894cm" svg:width="6.47cm" svg:height="6.604cm" draw:z-index="1"><draw:image xlink:href="Pictures/100000000000012000000126B71F58154741D9F2.png" xlink:type="simple" xlink:show="embed" xlink:actuate="onLoad" draw:mime-type="image/png"/></draw:frame><text:bookmark-end text:name="__RefHeading___Toc5568_597535271"/></text:h>
      <text:p text:style-name="P231"><draw:custom-shape text:anchor-type="paragraph" draw:z-index="72" draw:name="シェイプ 16" draw:style-name="gr17" draw:text-style-name="P339"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36">[設定]コマンドでレイヤーの設定、要素属性でレイヤー名の設定、変更をおこなう。</text:p>
      <text:p text:style-name="P104">作成レイヤーは画面下部のコンボホックスでも設定でき、設定後に作成された要素は要素のレイヤー名が作成レイヤーとおなじ二なる。</text:p>
      <text:p text:style-name="P103"><draw:frame text:anchor-type="paragraph" draw:z-index="58" draw:name="テキスト枠 9" draw:style-name="gr28" draw:text-style-name="P329"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02"/>
      <text:p text:style-name="P102"><draw:frame draw:style-name="fr1" draw:name="画像48" text:anchor-type="char" svg:x="-0.594cm" svg:y="0.206cm" svg:width="7.317cm" svg:height="5.297cm" draw:z-index="56"><draw:image xlink:href="Pictures/1000000000000293000001DD13B0FB41F5C51280.png" xlink:type="simple" xlink:show="embed" xlink:actuate="onLoad" draw:mime-type="image/png"/></draw:frame><draw:frame draw:style-name="fr1" draw:name="画像49" text:anchor-type="char" svg:x="6.951cm" svg:y="0.235cm" svg:width="7.128cm" svg:height="5.159cm" draw:z-index="57"><draw:image xlink:href="Pictures/1000000000000293000001DDA402C2BAFC135AF0.png" xlink:type="simple" xlink:show="embed" xlink:actuate="onLoad" draw:mime-type="image/png"/></draw:frame><draw:frame draw:style-name="fr1" draw:name="画像47" text:anchor-type="char" svg:x="14.464cm" svg:y="0.425cm" svg:width="2.879cm" svg:height="3.884cm" draw:z-index="55"><draw:image xlink:href="Pictures/10000000000000C00000010335DFF478E505C62D.png" xlink:type="simple" xlink:show="embed" xlink:actuate="onLoad" draw:mime-type="image/png"/></draw:frame></text:p>
      <text:p text:style-name="P102"/>
      <text:p text:style-name="P102"/>
      <text:p text:style-name="P102"/>
      <text:p text:style-name="P102"/>
      <text:p text:style-name="P102"/>
      <text:p text:style-name="P102"/>
      <text:p text:style-name="P102"><draw:frame text:anchor-type="paragraph" draw:z-index="59" draw:name="テキスト枠 10" draw:style-name="gr27" draw:text-style-name="P329" svg:width="2.784cm" svg:height="0.802cm" svg:x="1.672cm" svg:y="0.093cm"><draw:text-box><text:p>全レイヤー表示</text:p></draw:text-box></draw:frame><draw:frame text:anchor-type="paragraph" draw:z-index="60" draw:name="テキスト枠 11" draw:style-name="gr26" draw:text-style-name="P329" svg:width="3.26cm" svg:height="0.727cm" svg:x="9.735cm" svg:y="0.021cm"><draw:text-box><text:p>選択レイヤー表示</text:p></draw:text-box></draw:frame><draw:frame text:anchor-type="paragraph" draw:z-index="61" draw:name="テキスト枠 12" draw:style-name="gr11" draw:text-style-name="P329" svg:width="3.414cm" svg:height="0.766cm" svg:x="14.628cm" svg:y="0.009cm"><draw:text-box><text:p>表示レイヤー設定</text:p></draw:text-box></draw:frame></text:p>
      <text:p text:style-name="P102"/>
      <text:p text:style-name="P234">[設定][作成レイヤー]<text:tab/>作成レイヤーの設定ダイヤログが表示され、作成レイヤーの変更または新規設定する。</text:p>
      <text:p text:style-name="P233">[設定][表示レイヤー]<text:tab/>表示レイヤーの設定ダイヤログが常時表示され、都度表示レイヤーを変更することができる。</text:p>
      <text:p text:style-name="P235">[設定][全レイヤー表示]<text:tab/>すべてのレイヤーを表示し、1レイヤー表示を解除する</text:p>
      <text:p text:style-name="P235">[設定][1レイヤー表示]<text:tab/>作成レイヤーのみを表示し、他のレイヤーを非表示にする</text:p>
      <text:p text:style-name="P234">[設定][レイヤー名変更]<text:tab/>レイヤー名変更ダイヤログを表示し、変更前の対象レイヤー名の要素のレイヤー名をすべて変更する。</text:p>
      <text:p text:style-name="P235"/>
      <text:h text:style-name="P299" text:outline-level="4"><text:bookmark-start text:name="__RefHeading___Toc960_4012322079"/>2.4.2 作図コマンド<text:bookmark-end text:name="__RefHeading___Toc960_4012322079"/></text:h>
      <text:p text:style-name="P62"/>
      <text:p text:style-name="P62">作図コマンドは大きく次の4つのパターンで実行される。</text:p>
      <text:p text:style-name="P162">1) コマンド選択 → 座標指定</text:p>
      <text:p text:style-name="P165">線分や円弧などの要素作成で、線分や円弧など座標の数が決まっているものは指定分の座標をロケイトした後にコマンドが実行される。</text:p>
      <text:p text:style-name="P166">ポリラインやポリゴンなど座標数が決まっていないものはマウスの左ボタンで座標を指定した後にマウスの右ボタンを押すと座標が確定してコマンドが実行される。</text:p>
      <text:p text:style-name="P164">2) 要素ピック → コマンド選択 → 座標指定</text:p>
      <text:p text:style-name="P163">移動や回転などの編集コマンドと寸法線はコマンドの対象要素を選択してからコマンドを選択し移動距離などを座標で指定する。</text:p>
      <text:p text:style-name="P163">移動の場合は座標指定の1点目と２点目の移動量が各要素の移動量となり、回転の場合は1点目が回転の中心、２点目が角度の移動量になるなど、コマンドによって異なる。</text:p>
      <text:p text:style-name="P163">コピーの移動と回転は２点目以降も指定でき複数の要素をコピーすることができる。この場合も座標指定の終了はマウスの右ボタンでおこなう。</text:p>
      <text:p text:style-name="P167">3) <text:s/><text:span text:style-name="T51">要素ピック → コマンド選択</text:span></text:p>
      <text:p text:style-name="P168">情報表示や削除などは、要素を選択してコマンドを選択するとすぐにコマンドが実行される。</text:p>
      <text:p text:style-name="P167">4) コマンド選択</text:p>
      <text:p text:style-name="P168">設定、アンドゥ、キャンセル、終了などはコマンドを選択するとすぐにコマンドが実行される。</text:p>
      <text:p text:style-name="P62"/>
      <text:p text:style-name="P62"/>
      <text:p text:style-name="P62"/>
      <text:p text:style-name="P269">メインコマンド</text:p>
      <text:p text:style-name="P62"/>
      <text:p text:style-name="P62">作成　 : 線分や円弧などの作成する</text:p>
      <text:p text:style-name="P62">編集　 : ピックした要素を移動や回転などの編集をおこなう</text:p>
      <text:p text:style-name="P62">コピー : ピックした要素をコピーしてその要素の移動や回転などをおこなう</text:p>
      <text:p text:style-name="P62">情報　 : ピッした要素の情報を表示する</text:p>
      <text:p text:style-name="P62">測定　 : ピックした2つの要素の距離または角度、ロケイトした点間の距離や角度を測定</text:p>
      <text:p text:style-name="P62">削除　 : ピックした要素を削除する</text:p>
      <text:p text:style-name="P62">設定　 : 図面の属性、レイヤーの設定、シンボルの登録をおこなう</text:p>
      <text:p text:style-name="P62">アンドゥ : 要素の作成または編集をおこなうひとつ前の状態に戻す</text:p>
      <text:p text:style-name="P62">キャンセル : ピックした要素をクリアする</text:p>
      <text:p text:style-name="P62">終了　 : アプリケーションを終了する</text:p>
      <text:p text:style-name="P62"/>
      <text:p text:style-name="P270">作成コマンド</text:p>
      <text:p text:style-name="P62"/>
      <text:p text:style-name="P62">作成コマンドはコマンドを選択した後に位置をロケイトすることでおこなうが、寸法線、角度・直径・半径寸法線は先に測定対象をピックしたのち、コマンドを選択してロケイトする。</text:p>
      <text:p text:style-name="P62"/>
      <text:p text:style-name="P62">点<text:tab/><text:tab/>マウスでロケイトした位置に点を作成</text:p>
      <text:p text:style-name="P62">線分<text:tab/><text:tab/>マウスでロケイトした位置に線分を作成</text:p>
      <text:p text:style-name="P224">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2">四角<text:tab/><text:tab/>マウスでロケイトした対角位置にポリゴンで四角形を作成</text:p>
      <text:p text:style-name="P74">ポリライン<text:tab/>マウスでロケイトした位置に折れ線を作成<text:span text:style-name="T15">(位置指定の終了は要素ない場所でマウスの右ボタンを押す</text:span><text:span text:style-name="T16">)</text:span></text:p>
      <text:p text:style-name="P75">ポリゴン<text:tab/>マウスでロケイトした位置に閉領域を作成<text:span text:style-name="T15">(位置指定の終了は要素ない場所でマウスの右ボタンを押す</text:span><text:span text:style-name="T16">)</text:span></text:p>
      <text:p text:style-name="P62">円弧<text:tab/><text:tab/>円弧の端点と中間点の３点を指定して円弧を作成</text:p>
      <text:p text:style-name="P62">円<text:tab/><text:tab/>中心点と半径を決める座標を指定して円を作成</text:p>
      <text:p text:style-name="P172">接円<text:tab/><text:tab/><text:span text:style-name="T35">ピックした２要素</text:span><text:span text:style-name="T18">(線分またはポリライン、ポリゴン)に接する円を作成</text:span></text:p>
      <text:p text:style-name="P173">楕円<text:tab/><text:tab/>2点の四角領域に入る楕円を作成する</text:p>
      <text:p text:style-name="P111">文字列<text:tab/><text:tab/>画面下部の文字入力欄の文字をマウスでロケイトした位置に作成</text:p>
      <text:p text:style-name="P111"><text:tab/><text:tab/>文字入力欄で<text:span text:style-name="T164">Ctrl + Enter を押すと文字列編集のダイヤログが表示され複数行入力ができる</text:span></text:p>
      <text:p text:style-name="P111">矢印<text:tab/><text:tab/>マウスでロケイトした位置に矢印を作成<text:span text:style-name="T17">(矢印は1点目にロケイトした位置)</text:span></text:p>
      <text:p text:style-name="P114">ラベル<text:tab/><text:tab/> マウスでロケイトした位置に矢印を作成しその後ろに文字入力欄の文字をつける</text:p>
      <text:p text:style-name="P215">シンボル<text:tab/>シンボル登録されたデータを「シンボル選択ダイヤログ」から選択して配置</text:p>
      <text:p text:style-name="P268">イメージ<text:tab/>イメージファイルを選択して貼り付ける。もし<text:span text:style-name="T190">[ツール][スクリーンキャプチャ]でイメージをコピーしていればそれを貼り付ける。</text:span></text:p>
      <text:p text:style-name="P112">位置寸法線<text:tab/>１点目と２点目の位置に対して直線寸法線を作成、３点目の位置で水平か垂直か平行かを判断する</text:p>
      <text:p text:style-name="P112">直線寸法線<text:tab/><text:tab/>先にピックした２要素の端点に対して直線寸法線を作成、位置寸法線と同様に３点目で寸法線のタイプが変わる</text:p>
      <text:p text:style-name="P111">角度寸法線<text:tab/>ピックした２要素<text:span text:style-name="T18">(線分またはポリライン、ポリゴン)から角度寸法線を作成</text:span></text:p>
      <text:p text:style-name="P111">直径寸法線<text:tab/>ピックした円弧に対して直径寸法線を作成<draw:frame draw:style-name="fr1" draw:name="画像53" text:anchor-type="char" svg:x="10.927cm" svg:y="0.418cm" svg:width="6.406cm" svg:height="5.514cm" draw:z-index="79"><draw:image xlink:href="Pictures/100000000000011F000000F774E31142FC314F6B.png" xlink:type="simple" xlink:show="embed" xlink:actuate="onLoad" draw:mime-type="image/png"/></draw:frame></text:p>
      <text:p text:style-name="P113">半径寸法線<text:tab/>ピックした円弧に対して半径寸法線を作成</text:p>
      <text:p text:style-name="P64">戻る<text:tab/><text:tab/>ロケイトピックをクリアしてメインコマンドに戻る</text:p>
      <text:p text:style-name="P62"/>
      <text:p text:style-name="P62"/>
      <text:p text:style-name="P84"><draw:frame text:anchor-type="paragraph" draw:z-index="87" draw:name="テキスト枠 22" draw:style-name="gr10" draw:text-style-name="P329" svg:width="4.763cm" svg:height="0.682cm" svg:x="12.326cm" svg:y="2.651cm"><draw:text-box><text:p>シンボル選択ダイヤログ</text:p></draw:text-box></draw:frame></text:p>
      <text:p text:style-name="P270">編集コマンド</text:p>
      <text:p text:style-name="P62"/>
      <text:p text:style-name="P62">編集コマンドは先に変種死体要素をピックしてからコマンドを選択する、コマンドの種類によってロケイト位置を指定する</text:p>
      <text:p text:style-name="P62"/>
      <text:p text:style-name="P62">移動<text:tab/><text:tab/>ピックした要素をロケイトの１点目から２点目に移動する</text:p>
      <text:p text:style-name="P65">回転<text:tab/><text:tab/>ピックした要素をロケイトの１点目を中心に２点目の角度で回転する</text:p>
      <text:p text:style-name="P65">反転<text:tab/><text:tab/>ピックした要素をロケイトの１点目と２点目を線分と仮定して反転する</text:p>
      <text:p text:style-name="P216">拡大縮小<text:tab/>ピックした要素をロケイトの1点目を基準に２点目との３点目の比率で拡大縮小する</text:p>
      <text:p text:style-name="P66">トリム<text:tab/><text:tab/>ピックした要素をロケイトの１点目と２点目の垂点でトリミングする</text:p>
      <text:p text:style-name="P115">分割<text:tab/>ピックした要素をロケイトした位置で２つの要素に分割する(線分、円弧、ポリライン、ポリゴン)(ポリゴンはロケイト点で切断し、ポリラインに変換する)</text:p>
      <text:p text:style-name="P63">ストレッチ<text:tab/>ピックした要素でピックした位置に近い端点の位置を移動する。各寸法線の場合は寸法値の位置を移動させる。</text:p>
      <text:p text:style-name="P62">オフセット<text:tab/>ピックした要素を要素に平行に移動させる<text:span text:style-name="T20">(線分、円弧、ポリライン、ポリゴン)</text:span></text:p>
      <text:p text:style-name="P215">シンボル変換<text:tab/>ピックした要素を名前を付けて一つの要素(シンボル)にする</text:p>
      <text:p text:style-name="P64">分解<text:tab/><text:tab/>要素を線分、円弧、文字列に分解する<text:span text:style-name="T20">(ポリライン、ポリゴン、矢印、ラベル、各寸法線)</text:span></text:p>
      <text:p text:style-name="P62">文字列変更<text:tab/>ピックした要素の文字列の内容を変更する<text:span text:style-name="T21">(文字列、ラベル)</text:span></text:p>
      <text:p text:style-name="P161">半径変更<text:tab/>ピックした要素の半径を変更する<text:span text:style-name="T44">(</text:span>円・円弧<text:span text:style-name="T44">)</text:span></text:p>
      <text:p text:style-name="P62">属性変更<text:tab/>ピックした要素の属性<text:span text:style-name="T22">(色、線種、太さ、文字サイズなど)</text:span>を1要素づつ変更する</text:p>
      <text:p text:style-name="P62">属性一括変更<text:tab/>指定の属性のみピックした要素に対してまとめて変更する</text:p>
      <text:p text:style-name="P62">戻る<text:tab/><text:tab/>メインコマンドに戻る</text:p>
      <text:p text:style-name="P62"/>
      <text:p text:style-name="P62"/>
      <text:p text:style-name="P95">文字列変更ダイヤログ</text:p>
      <text:p text:style-name="P128">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28">文字列変更ダイヤログは大きさが変更できるので編集する行数に合わせて変更できる。</text:p>
      <text:p text:style-name="P128">ダイヤログの左下の⊕⊖でフォントの大きさの変更もできる。</text:p>
      <text:p text:style-name="P128"><draw:frame draw:style-name="fr1" draw:name="画像63" text:anchor-type="char" svg:x="8.761cm" svg:y="0.295cm" svg:width="9.137cm" svg:height="2.914cm" draw:z-index="121"><draw:image xlink:href="Pictures/10000000000001B70000008C2F4D528EE5992C4E.png" xlink:type="simple" xlink:show="embed" xlink:actuate="onLoad" draw:mime-type="image/png"/></draw:frame></text:p>
      <text:p text:style-name="P128"/>
      <text:p text:style-name="P128"/>
      <text:p text:style-name="P128"/>
      <text:p text:style-name="P128"/>
      <text:p text:style-name="P128"/>
      <text:p text:style-name="P128"><draw:frame text:anchor-type="paragraph" draw:z-index="122" draw:name="テキスト枠 51" draw:style-name="gr3" draw:text-style-name="P329" svg:width="3.897cm" svg:height="0.689cm" svg:x="11.661cm" svg:y="0.286cm"><draw:text-box><text:p>文字列変更ダイヤログ</text:p></draw:text-box></draw:frame></text:p>
      <text:p text:style-name="P128"/>
      <text:p text:style-name="P95"/>
      <text:p text:style-name="P96">属性変更ダイヤログ</text:p>
      <text:p text:style-name="P128">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28">レイヤーの変更は既存のレイヤーを選択するか、新規レイヤー名を入力することもできる。</text:p>
      <text:p text:style-name="P128">背景にチェックを入れるとチェックなしの要素よりも先に表示される。イメージ要素や塗潰した要素で他の要素と重ねて表示するときに有効。</text:p>
      <text:p text:style-name="P128">塗潰しに円弧、楕円、ポリゴン要素で有効でチェックを入れると選択された色で要素内を塗潰す。</text:p>
      <text:p text:style-name="P79"><draw:frame draw:style-name="fr1" draw:name="画像11" text:anchor-type="char" svg:x="11.755cm" svg:y="0.15cm" svg:width="5.466cm" svg:height="6.622cm" draw:z-index="123"><draw:image xlink:href="Pictures/10000000000001380000017A511EF1EAE85A938C.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text:anchor-type="paragraph" draw:z-index="15" draw:name="テキスト枠 2" draw:style-name="gr34" draw:text-style-name="P329" svg:width="3.61cm" svg:height="0.712cm" svg:x="12.887cm" svg:y="0.321cm"><draw:text-box><text:p>属性変更ダイヤログ</text:p></draw:text-box></draw:frame></text:p>
      <text:p text:style-name="P62"/>
      <text:p text:style-name="P95">属性一括変更ダイヤログ</text:p>
      <text:p text:style-name="P277">複数の要素の属性をまとめて変更する場合は要素を複数選択した後にコマンドの[編集][属性一括変更]を選択しておこなう。</text:p>
      <text:p text:style-name="P277">項目の右側にあるチェックボックスを入れた項目で設定が変更される。</text:p>
      <text:p text:style-name="P277">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277"/>
      <text:p text:style-name="P62"><draw:frame draw:style-name="fr1" draw:name="画像12" text:anchor-type="char" svg:x="9.319cm" svg:y="0cm" svg:width="8.214cm" svg:height="7.482cm" draw:z-index="124"><draw:image xlink:href="Pictures/1000000000000189000001667AE89F9C9D274DAA.png" xlink:type="simple" xlink:show="embed" xlink:actuate="onLoad" draw:mime-type="image/png"/></draw:frame></text:p>
      <text:p text:style-name="P62"/>
      <text:p text:style-name="P62"/>
      <text:p text:style-name="P62"/>
      <text:p text:style-name="P62"/>
      <text:p text:style-name="P62"><draw:frame text:anchor-type="paragraph" draw:z-index="76" draw:name="テキスト枠 17" draw:style-name="gr12" draw:text-style-name="P329" svg:width="4.396cm" svg:height="0.722cm" svg:x="11.668cm" svg:y="4.902cm"><draw:text-box><text:p>属性一括変更ダイヤログ</text:p></draw:text-box></draw:frame></text:p>
      <text:p text:style-name="P270">コピーコマンド</text:p>
      <text:p text:style-name="P62"/>
      <text:p text:style-name="P62">選択した要素をコピーし、コピーした要素の移動、回転などをおこなう。操作は編集コマンドと同じ。</text:p>
      <text:p text:style-name="P62"/>
      <text:p text:style-name="P67">移動<text:tab/><text:tab/>ピックした要素のコピーをロケイトの１点目から２点目に移動する</text:p>
      <text:p text:style-name="P77">回転<text:tab/><text:tab/>ピックした要素のコピーをロケイトの１点目を中心に２点目の角度で回転する</text:p>
      <text:p text:style-name="P77">反転<text:tab/><text:tab/>ピックした要素のコピーをロケイトの１点目と２点目を線分と仮定して反転する</text:p>
      <text:p text:style-name="P217">拡大縮小<text:tab/>ピックした要素<text:span text:style-name="T19">のコピー</text:span>をロケイトの1点目を基準に２点目との３点目の比率で拡大縮小する</text:p>
      <text:p text:style-name="P78">トリム<text:tab/><text:tab/>ピックした要素のコピーをロケイトの１点目と２点目の垂点でトリミングする</text:p>
      <text:p text:style-name="P77">オフセット<text:tab/>ピックした要素のコピーを要素に平行に移動させる<text:span text:style-name="T20">(線分、円弧、ポリライン、ポリゴン)</text:span></text:p>
      <text:p text:style-name="P77">属性変更<text:tab/>ピックした要素の個ひーの属性<text:span text:style-name="T22">(色、線種、太さ、文字サイズなど)</text:span>を1要素づつ変更する</text:p>
      <text:p text:style-name="P77">要素コピー<text:tab/>ピックした要素をクリップボードにデータコピーする</text:p>
      <text:p text:style-name="P67">要素貼付け<text:tab/>クリップボードにコピーされたデータを指定位置に貼り付ける</text:p>
      <text:p text:style-name="P73">戻る<text:tab/><text:tab/>メインコマンドに戻る</text:p>
      <text:p text:style-name="P67"/>
      <text:p text:style-name="P271">情報コマンド</text:p>
      <text:p text:style-name="P67"/>
      <text:p text:style-name="P67">要素<text:tab/><text:tab/>ピックした要素の要素情報を表示</text:p>
      <text:p text:style-name="P69">要素データ<text:tab/>ピックした要素のデータをテキストボックスに表示して編集も可能<text:span text:style-name="T48">(編集結果についてはエラーチェックされない)</text:span></text:p>
      <text:p text:style-name="P68">図面コメント<text:tab/>図面に対するコメントの入力と表示<text:span text:style-name="T94">(自由記述)</text:span></text:p>
      <text:p text:style-name="P67">戻る<text:tab/><text:tab/>メインコマンドに戻る</text:p>
      <text:p text:style-name="P67"/>
      <text:p text:style-name="P85">要素情報ダイヤログ</text:p>
      <text:p text:style-name="P67">要素をピックしてコマンドの<text:span text:style-name="T196">[情報][要素]を選択して表示されるダイヤログで要素番号、要素の種類などの要素データの概略を表示する。</text:span></text:p>
      <text:p text:style-name="P67"/>
      <text:p text:style-name="P67"><draw:frame draw:style-name="fr1" draw:name="画像13" text:anchor-type="char" svg:x="12.185cm" svg:y="0.034cm" svg:width="5.122cm" svg:height="3.905cm" draw:z-index="39"><draw:image xlink:href="Pictures/100000000000011A000000D7353FA75C9D138304.png" xlink:type="simple" xlink:show="embed" xlink:actuate="onLoad" draw:mime-type="image/png"/></draw:frame></text:p>
      <text:p text:style-name="P67"/>
      <text:p text:style-name="P67"/>
      <text:p text:style-name="P67"/>
      <text:p text:style-name="P67"/>
      <text:p text:style-name="P67"/>
      <text:p text:style-name="P67"/>
      <text:p text:style-name="P67"><draw:frame text:anchor-type="paragraph" draw:z-index="126" draw:name="テキスト枠 1" draw:style-name="gr2" draw:text-style-name="P330" svg:width="3.802cm" svg:height="0.652cm" svg:x="13.369cm" svg:y="0.381cm"><draw:text-box><text:p><text:span text:style-name="T207">要素情報ダイヤログ</text:span></text:p></draw:text-box></draw:frame></text:p>
      <text:p text:style-name="P85">要素データダイヤログ</text:p>
      <text:p text:style-name="P79">要素をピックしてコマンドの<text:span text:style-name="T196">[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67"><draw:frame draw:style-name="fr1" draw:name="画像38" text:anchor-type="char" svg:x="9.387cm" svg:y="0.256cm" svg:width="8.664cm" svg:height="3.708cm" draw:z-index="40"><draw:image xlink:href="Pictures/10000000000001A0000000B2E8D23DAF782D4C64.png" xlink:type="simple" xlink:show="embed" xlink:actuate="onLoad" draw:mime-type="image/png"/></draw:frame></text:p>
      <text:p text:style-name="P67"/>
      <text:p text:style-name="P67"/>
      <text:p text:style-name="P67"/>
      <text:p text:style-name="P67"/>
      <text:p text:style-name="P67"/>
      <text:p text:style-name="P67"><draw:frame text:anchor-type="paragraph" draw:z-index="41" draw:name="テキスト枠 6" draw:style-name="gr32" draw:text-style-name="P329" svg:width="3.922cm" svg:height="0.747cm" svg:x="12.548cm" svg:y="0.859cm"><draw:text-box><text:p>要素データダイヤログ</text:p></draw:text-box></draw:frame></text:p>
      <text:p text:style-name="P271"><text:soft-page-break/>測定コマンド</text:p>
      <text:p text:style-name="P67"/>
      <text:p text:style-name="P67">距離・角度<text:tab/>ピックした2要素間の距離または角度を求める</text:p>
      <text:p text:style-name="P222">距離<text:tab/><text:tab/>ロケイトした２点間の距離を求める</text:p>
      <text:p text:style-name="P223">角度<text:tab/>ロケイトした２点目を中心点として１点目と２点目の角度を求める</text:p>
      <text:p text:style-name="P70">戻る<text:tab/><text:tab/>メインコマンドに戻る</text:p>
      <text:p text:style-name="P67"><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7">[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67"><draw:frame draw:style-name="fr1" draw:name="画像14" text:anchor-type="char" svg:x="11.411cm" svg:y="0.374cm" svg:width="5.906cm" svg:height="5.502cm" draw:z-index="125"><draw:image xlink:href="Pictures/10000000000001330000011E6966BEBAF0D3214E.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271">削除コマンド</text:p>
      <text:p text:style-name="P85"/>
      <text:p text:style-name="P116">ピックした要素を削除する</text:p>
      <text:p text:style-name="P85"/>
      <text:p text:style-name="P85"/>
      <text:p text:style-name="P85"><text:span text:style-name="T189">設定コマンド</text:span><text:line-break/><text:span text:style-name="T23"><text:line-break/>図面設定<text:tab/><text:tab/>図面の属性を設定する</text:span></text:p>
      <text:p text:style-name="P88"><text:span text:style-name="T23">作成レイヤー<text:tab/><text:tab/></text:span><text:span text:style-name="T25">作成するレイヤーの設定</text:span></text:p>
      <text:p text:style-name="P71">表示レイヤー<text:tab/>表示レイヤーの選択ダイヤログが常時表示され、表示するレイヤーを都度変更する</text:p>
      <text:p text:style-name="P70">全レイヤー表示<text:tab/>全レイヤーを表示する</text:p>
      <text:p text:style-name="P71">1レイヤー表示<text:tab/>作成レイヤーのみを表示レイヤーにする</text:p>
      <text:p text:style-name="P72"><draw:frame text:anchor-type="paragraph" draw:z-index="62" draw:name="テキスト枠 13" draw:style-name="gr25" draw:text-style-name="P329" svg:width="2.673cm" svg:height="0.597cm" svg:x="13.49cm" svg:y="0.302cm"><draw:text-box><text:p>図面の属性設定</text:p></draw:text-box></draw:frame>レイヤー名変更<text:tab/>選択されたレイヤー名を別のレイヤー名に変更する</text:p>
      <text:p text:style-name="P219">シンボル登録<text:tab/><text:tab/>ピックしたシンボルをシンボル一覧に登録する</text:p>
      <text:p text:style-name="P219">シンボル管理<text:tab/>登録されたシンボルデータの一覧を編集する</text:p>
      <text:p text:style-name="P70">戻る<text:tab/><text:tab/><text:tab/>メインコマンドに戻る</text:p>
      <text:p text:style-name="P87"/>
      <text:p text:style-name="P87"/>
      <text:p text:style-name="P87"/>
      <text:p text:style-name="P97"><text:soft-page-break/><text:span text:style-name="T197">図面設定ダイヤログ</text:span></text:p>
      <text:p text:style-name="P122">図面の設定のデフォルト値を設定する。デフォルト値は図面データに保存され再度図面を開いた時も有効になる。個別にデフォルト値を変更した場合にはその値が図面データに保存される。</text:p>
      <text:p text:style-name="P122"><draw:frame draw:style-name="fr1" draw:name="画像15" text:anchor-type="char" svg:x="10.029cm" svg:y="0.295cm" svg:width="7.759cm" svg:height="7.918cm" draw:z-index="132"><draw:image xlink:href="Pictures/10000000000001850000018D03ABEAC1794BA2C4.png" xlink:type="simple" xlink:show="embed" xlink:actuate="onLoad" draw:mime-type="image/png"/></draw:frame></text:p>
      <text:p text:style-name="P122">色<text:tab/><text:tab/>デフォルトの色</text:p>
      <text:p text:style-name="P319">線種<text:tab/><text:tab/>デフォルトの線種</text:p>
      <text:p text:style-name="P319">線太さ<text:tab/><text:tab/>デフォルトの線の太さ</text:p>
      <text:p text:style-name="P319">点種<text:tab/><text:tab/>デフォルトの点の種類</text:p>
      <text:p text:style-name="P319">点サイズ<text:tab/>デフォルトの点の大きさ</text:p>
      <text:p text:style-name="P319">文字サイズ<text:tab/>デフォルトの文字の大きさ</text:p>
      <text:p text:style-name="P319">回転角<text:tab/><text:tab/>デフォルトの文字の回転角</text:p>
      <text:p text:style-name="P319">アライメント<text:tab/>デフォルトの文字のアライメント<text:span text:style-name="T206">(水平/垂直)</text:span></text:p>
      <text:p text:style-name="P321">改行比率<text:tab/><text:span text:style-name="T19">デフォルトの文字列の改行幅</text:span>(文字比率)</text:p>
      <text:p text:style-name="P122">フォント<text:tab/>文字フォントの種類</text:p>
      <text:p text:style-name="P122">斜体<text:tab/><text:tab/>斜体文字の指定</text:p>
      <text:p text:style-name="P122">太さ<text:tab/><text:tab/>太文字の指定</text:p>
      <text:p text:style-name="P122"><draw:frame text:anchor-type="paragraph" draw:z-index="127" draw:name="テキスト枠 3" draw:style-name="gr1" draw:text-style-name="P329" svg:width="3.617cm" svg:height="0.648cm" svg:x="12.285cm" svg:y="0.397cm"><draw:text-box><text:p>図面設定ダイヤログ</text:p></draw:text-box></draw:frame>矢印サイズ<text:tab/>矢印の先端の大きさ</text:p>
      <text:p text:style-name="P122">矢印の角度<text:tab/>矢印先端の開き角度</text:p>
      <text:p text:style-name="P319">グリッド<text:tab/>デフォルトのグリッド間隔</text:p>
      <text:p text:style-name="P319">背景色<text:tab/><text:tab/>図面の背景色</text:p>
      <text:p text:style-name="P122"/>
      <text:p text:style-name="P278">表示レイヤー設定ダイヤログ</text:p>
      <text:p text:style-name="P128">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87"/>
      <text:p text:style-name="P87"><draw:frame draw:style-name="fr1" draw:name="画像46" text:anchor-type="char" svg:x="13.478cm" svg:y="0.069cm" svg:width="3.429cm" svg:height="4.93cm" draw:z-index="77"><draw:image xlink:href="Pictures/10000000000000A0000000E6D539683B0BEB8A90.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draw:frame text:anchor-type="paragraph" draw:z-index="78" draw:name="テキスト枠 5" draw:style-name="gr1" draw:text-style-name="P329" svg:width="3.617cm" svg:height="0.648cm" svg:x="13.649cm" svg:y="0.474cm"><draw:text-box><text:p>表示レイヤー設定</text:p></draw:text-box></draw:frame></text:p>
      <text:p text:style-name="P87"/>
      <text:p text:style-name="P87"/>
      <text:p text:style-name="P87"/>
      <text:p text:style-name="P272">アンドゥコマンド</text:p>
      <text:p text:style-name="P116"/>
      <text:p text:style-name="P116">図面の状態をコマンドを実行する前の状態に戻す。図面を開きなおすとそれまでのアンドゥ情報はクリアされるのでそれ以前へのアンドゥできなくなる。</text:p>
      <text:p text:style-name="P116"/>
      <text:p text:style-name="P323"><text:line-break/></text:p>
      <text:p text:style-name="P323"><text:soft-page-break/>ツールコマンド</text:p>
      <text:p text:style-name="P116"/>
      <text:p text:style-name="P76">画面コピー<text:tab/><text:tab/>作図領域をクリップボードにイメージコピーする</text:p>
      <text:p text:style-name="P259">画面保存<text:tab/><text:tab/><text:span text:style-name="T19">作図領域をイメージでファイルに保存する</text:span></text:p>
      <text:p text:style-name="P325">スクリーンキャプチャ<text:tab/>自アプリを一時的に非表示にして画面の切取りをおこなう。その後に<text:span text:style-name="T184">[作成][イメージ]で貼り付けることができる</text:span></text:p>
      <text:p text:style-name="P324">イメージトリミング<text:tab/>スクリーンキャプチャで取得したイメージの大きさやトリミングをおこなう</text:p>
      <text:p text:style-name="P259">印刷<text:tab/><text:tab/><text:tab/><text:span text:style-name="T184">A4の縦か横を選択して図面全体の印刷をおこなう</text:span></text:p>
      <text:p text:style-name="P121"/>
      <text:p text:style-name="P271">キャンセルコマンド</text:p>
      <text:p text:style-name="P116"/>
      <text:p text:style-name="P116">ピックやロケイトの情報をクリアする。</text:p>
      <text:p text:style-name="P116"/>
      <text:p text:style-name="P116"><text:span text:style-name="T188">終了コマンド</text:span><text:line-break/><text:line-break/>アプリケーションを終了する<text:line-break/><text:line-break/></text:p>
      <text:h text:style-name="P300" text:outline-level="4"/>
      <text:h text:style-name="P299" text:outline-level="4"><text:bookmark-start text:name="__RefHeading___Toc962_4012322079"/>2.4.<text:span text:style-name="T6">3</text:span> <text:span text:style-name="T6">キー入力</text:span>コマンド<text:bookmark-end text:name="__RefHeading___Toc962_4012322079"/></text:h>
      <text:p text:style-name="P123">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199">5+3 や sqrt(5) などの</text:span>数式も使用できる。</text:p>
      <text:p text:style-name="P129"><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29"/>
      <text:p text:style-name="P132">パラメータ</text:p>
      <text:p text:style-name="P133">x〇y〇<text:tab/><text:tab/>絶対座標</text:p>
      <text:p text:style-name="P133">dx〇dy〇<text:tab/>相対座標</text:p>
      <text:p text:style-name="P133">r〇<text:tab/><text:tab/>円の半径</text:p>
      <text:p text:style-name="P133">sa〇<text:tab/><text:tab/>円弧の始角</text:p>
      <text:p text:style-name="P133">ea〇<text:tab/><text:tab/>円弧の終角</text:p>
      <text:p text:style-name="P133">“〇”<text:tab/><text:tab/>文字列</text:p>
      <text:p text:style-name="P117">p〇<text:tab/><text:tab/>要素番号</text:p>
      <text:p text:style-name="P117">〇<text:tab/><text:tab/>数値</text:p>
      <text:p text:style-name="P131"/>
      <text:h text:style-name="P301" text:outline-level="4"/>
      <text:h text:style-name="P302"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30">いくつかの操作機能はショートカットキーでもおこなうことができる。</text:p>
      <text:p text:style-name="P37">F1 キー<text:tab/><text:tab/>再表示</text:p>
      <text:p text:style-name="P38"><text:span text:style-name="T49">F2キー<text:tab/><text:tab/>領域指定拡大表示</text:span><text:line-break/>F3 キー<text:tab/><text:tab/>全体表示</text:p>
      <text:p text:style-name="P50">F4 キー<text:tab/><text:tab/>拡大表示<text:line-break/>F5 キー<text:tab/><text:tab/>縮小表示</text:p>
      <text:p text:style-name="P53">F6 キー<text:tab/><text:tab/>全幅表示</text:p>
      <text:p text:style-name="P229">F<text:span text:style-name="T166">7</text:span>キー<text:tab/><text:tab/>領域を指定して要素をピック</text:p>
      <text:p text:style-name="P230">F8キー<text:tab/><text:tab/>ロケイトメニュー表示</text:p>
      <text:p text:style-name="P138">F11キー<text:tab/><text:tab/>文字列入力欄にフォーカスを移動する</text:p>
      <text:p text:style-name="P137">F12キー<text:tab/><text:tab/>コマンド入力欄にフォーカスを移動する</text:p>
      <text:p text:style-name="P50"><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50">Ctrl +左矢印<text:tab/> 左側にスクロール</text:p>
      <text:p text:style-name="P50">Ctrl +右矢印<text:tab/>右側にスクロール</text:p>
      <text:p text:style-name="P50">Ctrl +上矢印<text:tab/>上側にスクロール</text:p>
      <text:p text:style-name="P50">Ctrl +下矢印<text:tab/>下側にスクロール</text:p>
      <text:p text:style-name="P218">Ctrl + a<text:tab/><text:tab/>線分作成(暫定、カスタマイズ可)</text:p>
      <text:p text:style-name="P220">Ctrl + q<text:tab/><text:tab/>文字列作成(暫定、カスタマイズ可)</text:p>
      <text:p text:style-name="P232">Ctrl + s<text:tab/><text:tab/>データ保存<text:span text:style-name="T168">(暫定、カスタマイズ可)</text:span></text:p>
      <text:p text:style-name="P232">Ctrl + z<text:tab/><text:tab/>アンドゥ<text:span text:style-name="T168">(暫定、カスタマイズ可)</text:span></text:p>
      <text:p text:style-name="P218">Retern(Enter)キー<text:tab/>キーコマンドの実行</text:p>
      <text:p text:style-name="P218">右Windows(メニュー)キー<text:tab/>ロケイトのメニュー表示</text:p>
      <text:p text:style-name="P218"/>
      <text:p text:style-name="P81"/>
      <text:p text:style-name="P31">・ショートカットキーのカスタマイズ</text:p>
      <text:p text:style-name="P227">Ctrl + A ～ Z には任意にコマンドを割り当てることができる。</text:p>
      <text:p text:style-name="P228">コマンドの割り当ては ShortCut.csv に記述する。</text:p>
      <text:p text:style-name="P228">初期値としていかが割り当てられている。</text:p>
      <text:p text:style-name="P228">"Key","Command"</text:p>
      <text:p text:style-name="P228">"A","createLine"</text:p>
      <text:p text:style-name="P228">"Q","createText"</text:p>
      <text:p text:style-name="P228">"S","save"</text:p>
      <text:p text:style-name="P228">"Z","undo"</text:p>
      <text:p text:style-name="P81"/>
      <text:h text:style-name="P286" text:outline-level="2"><text:bookmark-start text:name="__RefHeading___Toc1338_3098765187"/>3. 図形要素<text:bookmark-end text:name="__RefHeading___Toc1338_3098765187"/></text:h>
      <text:p text:style-name="Text_20_body"/>
      <text:p text:style-name="P142">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39"/>
      <text:p text:style-name="P139"><draw:frame draw:style-name="fr1" draw:name="画像16" text:anchor-type="char" svg:x="10.022cm" svg:y="-0.145cm" svg:width="6.916cm" svg:height="2.701cm" draw:z-index="16"><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テンの大きさは画面スケールに関係なく一定の大きさになる。</text:span></text:p>
      <text:p text:style-name="P139"/>
      <text:h text:style-name="Heading_20_3" text:outline-level="3"><text:bookmark-start text:name="__RefHeading___Toc1342_3098765187"/>3.2 線分要素<text:bookmark-end text:name="__RefHeading___Toc1342_3098765187"/></text:h>
      <text:p text:style-name="P139"/>
      <text:p text:style-name="P139"><draw:frame draw:style-name="fr1" draw:name="画像17" text:anchor-type="char" svg:x="10.537cm" svg:y="-0.289cm" svg:width="7.188cm" svg:height="2.702cm" draw:z-index="17"><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1">[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2">[コピー]コマンドを使用するとピックした線分の平行線や延長上の線分も作成できる。<text:line-break/></text:span>作成した線分は<text:span text:style-name="T173">[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18"><draw:image xlink:href="Pictures/100000000000011A0000014DBEC73CC8821C4CD9.png" xlink:type="simple" xlink:show="embed" xlink:actuate="onLoad" draw:mime-type="image/png"/></draw:frame><text:bookmark-end text:name="__RefHeading___Toc1344_3098765187"/></text:h>
      <text:p text:style-name="P143">円弧要素の作成は<text:span text:style-name="T174">[作成][円弧]/[円]/[接円]の3種類のコマンドがある。<text:line-break/></text:span><text:span text:style-name="T175">[円弧]コマンドは最初に円弧の両端点をロケイトして３点目のロケイトで弧の大きさを決める。<text:line-break/></text:span><text:span text:style-name="T176">[</text:span>円<text:span text:style-name="T176">]</text:span>コマンドの場合は中心点と円周上の位置を指定して作成する。</text:p>
      <text:p text:style-name="P144"><draw:frame draw:style-name="fr1" draw:name="画像30" text:anchor-type="char" svg:x="13.173cm" svg:y="0.145cm" svg:width="3.836cm" svg:height="3.687cm" draw:z-index="33"><draw:image xlink:href="Pictures/10000000000000E6000000DD16BC93FA78AAF1D4.png" xlink:type="simple" xlink:show="embed" xlink:actuate="onLoad" draw:mime-type="image/png"/></draw:frame><text:soft-page-break/><text:line-break/><text:span text:style-name="T176">[</text:span>接円<text:span text:style-name="T176">]コマンドは</text:span>2つの要素<text:span text:style-name="T36">(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6">[</text:span>編集<text:span text:style-name="T176">][</text:span>トリム<text:span text:style-name="T176">]</text:span>コマンド、半径を帰る場合<text:span text:style-name="T176">[編集][半径変更]コマンドまたは[編集][</text:span>オフセット<text:span text:style-name="T176">]</text:span>コマンドが使える。<text:line-break/><text:span text:style-name="T176">[編集][</text:span>ストレッチ<text:span text:style-name="T176">]</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1" draw:name="画像40" text:anchor-type="char" svg:x="12.407cm" svg:y="0.937cm" svg:width="4.272cm" svg:height="2.482cm" draw:z-index="44"><draw:image xlink:href="Pictures/10000000000000F10000008CD3B6A35D7CF8B9BF.png" xlink:type="simple" xlink:show="embed" xlink:actuate="onLoad" draw:mime-type="image/png"/></draw:frame><text:bookmark-end text:name="__RefHeading___Toc2307_3079411356"/></text:h>
      <text:p text:style-name="P201">楕円は長径と短径も開始角、終了角、回転角からデータを構成している。<text:line-break/>楕円は<text:span text:style-name="T181">[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00"/>
      <text:h text:style-name="Heading_20_3" text:outline-level="3"><text:bookmark-start text:name="__RefHeading___Toc1346_3098765187"/>3.<text:span text:style-name="T2">5</text:span> ポリライン要素<text:bookmark-end text:name="__RefHeading___Toc1346_3098765187"/></text:h>
      <text:p text:style-name="P145"><draw:frame draw:style-name="fr1" draw:name="画像19" text:anchor-type="char" svg:x="10.615cm" svg:y="3.565cm" svg:width="6.86cm" svg:height="3.852cm" draw:z-index="19"><draw:image xlink:href="Pictures/10000000000001AF000000F24280E7E3E211AFCD.png" xlink:type="simple" xlink:show="embed" xlink:actuate="onLoad" draw:mime-type="image/png"/></draw:frame>ポリライン要素は複数の線分を結合した要素で移動や回転などを一括して扱える。<text:line-break/>ポリラインは<text:span text:style-name="T177">[作成][水平垂直線分]/[ポリライン]コマンドで作成する。<text:line-break/>ポリラインの作成はロケイト点が折れ点となる折れ線で線分の数が決まっていないので終わりは要素のないところでマウスの右クリックにより確定する。<text:line-break/>[水平垂直線分]コマンドは水平線分と垂直線部を交互に作成するが第１点目のロケイトで垂直か水平かを決めて２点目で長さを決める。<text:line-break/></text:span>ポリラインに対して<text:span text:style-name="T178">[編集]/[</text:span><text:span text:style-name="T33">コピー</text:span><text:span text:style-name="T178">][</text:span>オフセット<text:span text:style-name="T178">]</text:span>コマンドを使うとポリラインの内側または外側に等間隔の線を作成することができる。<text:line-break/>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714cm" svg:y="8.225cm" svg:width="7.019cm" svg:height="4.062cm" draw:z-index="20"><draw:image xlink:href="Pictures/10000000000001B0000000FA94CE3CB53BD3D823.png" xlink:type="simple" xlink:show="embed" xlink:actuate="onLoad" draw:mime-type="image/png"/></draw:frame>動量を決める。<text:line-break/>ポリラインのトリムはロケイトした位置に最も近い線分に対して行われる。<text:line-break/></text:p>
      <text:p text:style-name="P139"><text:soft-page-break/>ポリラインの中の一か所の頂点を移動するときはストレッチコマンドを<draw:frame draw:style-name="fr1" draw:name="画像21" text:anchor-type="char" svg:x="11.996cm" svg:y="0.222cm" svg:width="4.791cm" svg:height="2.157cm" draw:z-index="21"><draw:image xlink:href="Pictures/1000000000000123000000831A8ACB247983FAD6.png" xlink:type="simple" xlink:show="embed" xlink:actuate="onLoad" draw:mime-type="image/png"/></draw:frame>使用する。要素を選択した時のピック位置に最も近い頂点が対象となる。</text:p>
      <text:p text:style-name="P141"><draw:frame draw:style-name="fr1" draw:name="画像22" text:anchor-type="char" svg:x="11.564cm" svg:y="0.083cm" svg:width="5.925cm" svg:height="2.88cm" draw:z-index="22"><draw:image xlink:href="Pictures/10000000000001430000009D82A76CB060C43FB6.png" xlink:type="simple" xlink:show="embed" xlink:actuate="onLoad" draw:mime-type="image/png"/></draw:frame>要素を分割するときは分割コマンドを使用する。<text:line-break/>ロケイトした点に最も近い線分に対して垂点が分割点となる。<text:line-break/>正常に分割されたかはピックして色が変わるのでそれで確認する。<text:line-break/><text:span text:style-name="T179">[編集][分解]コマンドを実行するとポリラインから複数の線分要素に変換される。</text:span></text:p>
      <text:p text:style-name="P139"/>
      <text:h text:style-name="Heading_20_3" text:outline-level="3"><text:bookmark-start text:name="__RefHeading___Toc1348_3098765187"/>3.<text:span text:style-name="T94">6</text:span> ポリゴン要素<text:bookmark-end text:name="__RefHeading___Toc1348_3098765187"/></text:h>
      <text:p text:style-name="P139">ポケモン要素はポリライン要素を閉ループにしたものである。<text:line-break/><text:span text:style-name="T180">[作成][四角]/[ポリゴン]</text:span>コマンドで作成する。<text:line-break/>編集機能はポリラインと同じてあるがトリムコマンドは使用できない。<text:line-break/>ポリゴンをトリムするときには一度<text:span text:style-name="T181">[編集][分割]</text:span>コマンドでポリラインに変換してからおこなう。</text:p>
      <text:p text:style-name="P139"/>
      <text:p text:style-name="P139"/>
      <text:p text:style-name="P139"/>
      <text:h text:style-name="Heading_20_3" text:outline-level="3"><text:bookmark-start text:name="__RefHeading___Toc1350_3098765187"/>3.<text:span text:style-name="T94">7</text:span> 文字列要素<text:bookmark-end text:name="__RefHeading___Toc1350_3098765187"/></text:h>
      <text:p text:style-name="P171">文字列は画面下部の<draw:frame draw:style-name="fr1" draw:name="画像23" text:anchor-type="char" svg:x="7.156cm" svg:y="-0.226cm" svg:width="10.336cm" svg:height="2.863cm" draw:z-index="23"><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4">(基準位置)は文字入力欄の右側のサイズと基準で設定できる。</text:span></text:p>
      <text:p text:style-name="P171">文字列を回転させる場合には作成した後に編集の回転コマンドで回転させるか編集の属性変更コマンドで回転させる。</text:p>
      <text:p text:style-name="P139"><draw:frame draw:style-name="fr1" draw:name="画像24" text:anchor-type="char" svg:x="11.509cm" svg:y="0.062cm" svg:width="6.202cm" svg:height="4.62cm" draw:z-index="24"><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39">文字列をマウスの右ボタンでロケイトすると文字の周囲と中心の９か所がロケイト点の対象となる。</text:p>
      <text:p text:style-name="P139"><draw:frame draw:style-name="fr1" draw:name="画像25" text:anchor-type="char" svg:x="2.958cm" svg:y="-0.28cm" svg:width="5.459cm" svg:height="2.357cm" draw:z-index="26"><draw:image xlink:href="Pictures/100000000000011D0000007BCE3204E0C4DD4371.png" xlink:type="simple" xlink:show="embed" xlink:actuate="onLoad" draw:mime-type="image/png"/></draw:frame></text:p>
      <text:p text:style-name="P139"/>
      <text:p text:style-name="P139"><draw:frame text:anchor-type="paragraph" draw:z-index="25" draw:name="テキスト枠 4" draw:style-name="gr33" draw:text-style-name="P329" svg:width="3.945cm" svg:height="0.717cm" svg:x="4.382cm" svg:y="-0.042cm"><draw:text-box><text:p>属性変更ダイヤログ</text:p></draw:text-box></draw:frame></text:p>
      <text:p text:style-name="P170"><text:soft-page-break/>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39"><draw:custom-shape text:anchor-type="paragraph" draw:z-index="43" draw:name="シェイプ 11" draw:style-name="gr31" draw:text-style-name="P341" svg:width="2.791cm" svg:height="1.391cm" svg:x="6.001cm" svg:y="2.57cm"><text:p text:style-name="P340">ここをダブル</text:p><text:p text:style-name="P340">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画像39" text:anchor-type="char" svg:x="7.183cm" svg:y="0.078cm" svg:width="10.71cm" svg:height="6.207cm" draw:z-index="42"><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291" text:outline-level="3" text:is-list-header="true"><text:bookmark-start text:name="__RefHeading___Toc1352_3098765187"/>3.<text:span text:style-name="T94">8</text:span> 矢印<text:span text:style-name="T4">(パーツ</text:span><text:span text:style-name="T2">要素</text:span><text:span text:style-name="T4">)</text:span><text:bookmark-end text:name="__RefHeading___Toc1352_3098765187"/></text:h>
      <text:p text:style-name="P139"/>
      <text:p text:style-name="P146">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39"/>
      <text:h text:style-name="P291" text:outline-level="3"><text:bookmark-start text:name="__RefHeading___Toc1354_3098765187"/>3.<text:span text:style-name="T94">9</text:span> ラベル<text:span text:style-name="T4">(パーツ</text:span><text:span text:style-name="T2">要素</text:span><text:span text:style-name="T4">)</text:span><text:bookmark-end text:name="__RefHeading___Toc1354_3098765187"/></text:h>
      <text:p text:style-name="P139"/>
      <text:p text:style-name="P139">ラベル要素は矢印の後ろに文字列をつなげたもので、始点に対する終点の位置で文字列の向きが決まる。<draw:frame draw:style-name="fr1" draw:name="画像26" text:anchor-type="char" svg:x="8.527cm" svg:y="1.215cm" svg:width="8.139cm" svg:height="1.935cm" draw:z-index="27"><draw:image xlink:href="Pictures/10000000000001090000003FD3B73507F608767B.png" xlink:type="simple" xlink:show="embed" xlink:actuate="onLoad" draw:mime-type="image/png"/></draw:frame></text:p>
      <text:p text:style-name="P139">ラベルの矢印の位置や文字の位置は<text:span text:style-name="T95">[編集][ストレッチ]コマンドで個々に移動できる。</text:span></text:p>
      <text:p text:style-name="P140">文字位置を変更する場合には文字の部分をピックして<text:span text:style-name="T95">[編集][ストレッチ]コマンドを選択して2点ロケイトして移動する。ピック位置が矢印の先端であれば矢印の先端を折れ点であれば折れ点を移動する。</text:span></text:p>
      <text:p text:style-name="P140">ラベルの文字列は<text:span text:style-name="T96">[編集][文字列変更</text:span><text:span text:style-name="T97">]コマンドで内容を変更でき、複数行の表示もできる。</text:span></text:p>
      <text:p text:style-name="P139"/>
      <text:p text:style-name="P139"/>
      <text:p text:style-name="P139"/>
      <text:h text:style-name="P292" text:outline-level="3"><text:bookmark-start text:name="__RefHeading___Toc1356_3098765187"/>3.<text:span text:style-name="T94">10</text:span> 直線寸法線<text:span text:style-name="T182">(パーツ</text:span>要素<text:span text:style-name="T182">)</text:span><text:bookmark-end text:name="__RefHeading___Toc1356_3098765187"/></text:h>
      <text:p text:style-name="P147"><draw:frame draw:style-name="fr1" draw:name="画像27" text:anchor-type="char" svg:x="12.501cm" svg:y="0.108cm" svg:width="4.27cm" svg:height="3.798cm" draw:z-index="28"><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47">最後の寸法の位置を決めるロケイトの位置によって水平寸法か垂直寸法か平行寸法かが決まる。</text:p>
      <text:p text:style-name="P152">寸法値の位置を変更する場合には<text:span text:style-name="T97">[</text:span>編集<text:span text:style-name="T97">][</text:span>ストレッチ<text:span text:style-name="T97">]</text:span>コマンドで動かすことができる。</text:p>
      <text:p text:style-name="P152">寸法値をピックした場合は寸法値の位置を自由に変更できるがそれ以外をピックした場合は寸法線と寸法値の位置関係を保持して寸法線の位置を変更する。</text:p>
      <text:p text:style-name="P152"/>
      <text:p text:style-name="P152"><draw:frame draw:style-name="fr1" draw:name="画像44" text:anchor-type="char" svg:x="0.499cm" svg:y="0.012cm" svg:width="9.079cm" svg:height="2.782cm" draw:z-index="53"><draw:image xlink:href="Pictures/10000000000001D6000000900C50D03DC77E9EF0.png" xlink:type="simple" xlink:show="embed" xlink:actuate="onLoad" draw:mime-type="image/png"/></draw:frame><draw:frame draw:style-name="fr1" draw:name="画像45" text:anchor-type="char" svg:x="11.261cm" svg:y="-0.277cm" svg:width="6.107cm" svg:height="3.478cm" draw:z-index="54"><draw:image xlink:href="Pictures/100000000000013C000000B457A7CFF8D60ED7BB.png" xlink:type="simple" xlink:show="embed" xlink:actuate="onLoad" draw:mime-type="image/png"/></draw:frame></text:p>
      <text:p text:style-name="P152"/>
      <text:p text:style-name="P152"/>
      <text:p text:style-name="P152"/>
      <text:p text:style-name="P152"/>
      <text:p text:style-name="P152"/>
      <text:p text:style-name="P154">寸法値は<text:span text:style-name="T97">[編集][文字列変更]で文字列として変更できるが、変更後に戻すことはできないので、数値に戻したい場合には再作成する必要がある。</text:span></text:p>
      <text:h text:style-name="P292" text:outline-level="3"><text:bookmark-start text:name="__RefHeading___Toc1483_320910506"/>3.<text:span text:style-name="T94">11</text:span> 角度寸法線 <text:span text:style-name="T182">(パーツ</text:span>要素<text:span text:style-name="T182">)</text:span><text:bookmark-end text:name="__RefHeading___Toc1483_320910506"/></text:h>
      <text:p text:style-name="P139"><draw:frame draw:style-name="fr1" draw:name="画像28" text:anchor-type="char" svg:x="13.275cm" svg:y="0.205cm" svg:width="3.969cm" svg:height="3.413cm" draw:z-index="29"><draw:image xlink:href="Pictures/10000000000000960000008141859BC81F69A9D3.png" xlink:type="simple" xlink:show="embed" xlink:actuate="onLoad" draw:mime-type="image/png"/></draw:frame></text:p>
      <text:p text:style-name="P155">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55">寸法線の位置変更や寸法値の文字列変更は直線寸法と同様におこなうことができる</text:p>
      <text:p text:style-name="P148"/>
      <text:h text:style-name="P293" text:outline-level="3"><text:bookmark-start text:name="__RefHeading___Toc1485_320910506"/>3.<text:span text:style-name="T2">1</text:span><text:span text:style-name="T3">2</text:span> <text:span text:style-name="T2">直径</text:span>寸法線 <text:span text:style-name="T182">(パーツ</text:span>要素<text:span text:style-name="T182">)</text:span><text:bookmark-end text:name="__RefHeading___Toc1485_320910506"/></text:h>
      <text:p text:style-name="P148"><draw:frame draw:style-name="fr1" draw:name="画像29" text:anchor-type="char" svg:x="13.817cm" svg:y="0.085cm" svg:width="2.983cm" svg:height="3.025cm" draw:z-index="30"><draw:image xlink:href="Pictures/100000000000008F000000918B864BA3E746D553.png" xlink:type="simple" xlink:show="embed" xlink:actuate="onLoad" draw:mime-type="image/png"/></draw:frame></text:p>
      <text:p text:style-name="P148">直径寸法線は先対象となる円または円弧をピックしてから作成の直径寸法線コマンドを選択して寸法の位置をロケイトする。</text:p>
      <text:p text:style-name="P156">寸法線の位置変更や寸法値の文字列変更は直線寸法と同様におこなうことができる</text:p>
      <text:p text:style-name="P152"/>
      <text:p text:style-name="P152"/>
      <text:p text:style-name="P152"/>
      <text:h text:style-name="P293" text:outline-level="3"><text:bookmark-start text:name="__RefHeading___Toc1487_320910506"/>3.<text:span text:style-name="T2">1</text:span><text:span text:style-name="T3">3</text:span> <text:span text:style-name="T2">半径</text:span>寸法線 <text:span text:style-name="T182">(パーツ</text:span>要素<text:span text:style-name="T182">)</text:span><text:bookmark-end text:name="__RefHeading___Toc1487_320910506"/></text:h>
      <text:p text:style-name="P148"><draw:frame draw:style-name="fr1" draw:name="画像31" text:anchor-type="char" svg:x="14.048cm" svg:y="0.129cm" svg:width="2.499cm" svg:height="2.727cm" draw:z-index="31"><draw:image xlink:href="Pictures/100000000000006E00000078BCB9AE9F50391181.png" xlink:type="simple" xlink:show="embed" xlink:actuate="onLoad" draw:mime-type="image/png"/></draw:frame></text:p>
      <text:p text:style-name="P149">半径寸法線は先対象となる円または円弧をピックしてから作成の半径寸法線コマンドを選択して寸法の位置をロケイトする。</text:p>
      <text:p text:style-name="P156">寸法線の位置変更や寸法値の文字列変更は直線寸法と同様におこなうことができる</text:p>
      <text:h text:style-name="P287" text:outline-level="2"/>
      <text:h text:style-name="P289" text:outline-level="3"><text:bookmark-start text:name="__RefHeading___Toc6053_407767689"/>3.14 シンボル<text:span text:style-name="T182">(パーツ</text:span>要素<text:span text:style-name="T182">)</text:span><text:bookmark-end text:name="__RefHeading___Toc6053_407767689"/></text:h>
      <text:p text:style-name="P214"/>
      <text:p text:style-name="P221">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9">Parts要素となり、ユーザーが作成したParts要素はパーツ名称の先頭に”__”がついて区別される。</text:span></text:p>
      <text:p text:style-name="P221"><draw:frame draw:style-name="fr1" draw:name="画像50" text:anchor-type="char" svg:x="9.55cm" svg:y="-0.093cm" svg:width="7.983cm" svg:height="5.909cm" draw:z-index="63"><draw:image xlink:href="Pictures/100000000000029A000001ED95EE7BE3EEE5A9FA.png" xlink:type="simple" xlink:show="embed" xlink:actuate="onLoad" draw:mime-type="image/png"/></draw:frame></text:p>
      <text:p text:style-name="P89">シンボルの作成</text:p>
      <text:p text:style-name="P221">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221"><draw:frame text:anchor-type="paragraph" draw:z-index="65" draw:name="テキスト枠 14" draw:style-name="gr24" draw:text-style-name="P329" svg:width="3.282cm" svg:height="0.689cm" svg:x="12.104cm" svg:y="0.171cm"><draw:text-box><text:p>シンボル変換</text:p></draw:text-box></draw:frame></text:p>
      <text:p text:style-name="P89">シンボルの登録</text:p>
      <text:p text:style-name="P221"><draw:frame draw:style-name="fr1" draw:name="画像51" text:anchor-type="char" svg:x="9.534cm" svg:y="-0.026cm" svg:width="8.126cm" svg:height="3.932cm" draw:z-index="64"><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221">既に同じ名前のシンボルが登録されている場合には上書きされる。</text:p>
      <text:p text:style-name="P221"/>
      <text:p text:style-name="P89">シンボルの配置<draw:frame draw:style-name="fr1" draw:name="画像52" text:anchor-type="char" svg:x="11.329cm" svg:y="0.224cm" svg:width="6.26cm" svg:height="5.387cm" draw:z-index="80"><draw:image xlink:href="Pictures/100000000000011F000000F774E31142FC314F6B.png" xlink:type="simple" xlink:show="embed" xlink:actuate="onLoad" draw:mime-type="image/png"/></draw:frame></text:p>
      <text:p text:style-name="P124">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24"><draw:frame text:anchor-type="paragraph" draw:z-index="81" draw:name="テキスト枠 19" draw:style-name="gr13" draw:text-style-name="P330" svg:width="4.234cm" svg:height="0.69cm" svg:x="13.115cm" svg:y="1.685cm"><draw:text-box><text:p><text:span text:style-name="T207">シンボル選択ダイヤログ</text:span></text:p></draw:text-box></draw:frame></text:p>
      <text:h text:style-name="P289" text:outline-level="3"><text:bookmark-start text:name="__RefHeading___Toc6053_4077676891"/>3.1<text:span text:style-name="T169">5</text:span> <text:span text:style-name="T2">イメージ要素</text:span><text:bookmark-end text:name="__RefHeading___Toc6053_4077676891"/></text:h>
      <text:p text:style-name="Text_20_body"><text:bookmark-start text:name="__RefHeading___Toc6298_3937658239"/><text:span text:style-name="T37">画像ファイル</text:span><text:span text:style-name="T169">(PNG,JPEG,GIF,TIFF,BMP)を参照して図面上に表示する。<text:line-break/></text:span><text:span text:style-name="T37">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4"><text:bookmark-start text:name="__RefHeading___Toc6300_3937658239"/>イメージの設定<text:bookmark-end text:name="__RefHeading___Toc6300_3937658239"/></text:p>
      <text:p text:style-name="Text_20_body"><text:bookmark-start text:name="__RefHeading___Toc6302_3937658239"/><text:span text:style-name="T37">イメージの貼付けは </text:span><text:span text:style-name="T170">[作成][イメージ]を選択するとファイル選択のダイヤログが表示されるのでそこでファイルを選択するとロケイトモードになって位置と大きさを決めるために2点ロケイトする。<text:line-break/></text:span><text:span text:style-name="T185">[ツール][スクリーンキャプチャ]で画面の切取り直後に行った場合は切取ったイメージを貼り付けることができる。</text:span><text:bookmark-end text:name="__RefHeading___Toc6302_3937658239"/></text:p>
      <text:p text:style-name="Text_20_body"/>
      <text:p text:style-name="P94"><text:bookmark-start text:name="__RefHeading___Toc6304_3937658239"/>編集処理<text:bookmark-end text:name="__RefHeading___Toc6304_3937658239"/></text:p>
      <text:p text:style-name="P260">イメージ要素に対する編集処理は、<text:span text:style-name="T183">[編集][</text:span>移動<text:span text:style-name="T183">]/[</text:span>回転<text:span text:style-name="T183">]/[</text:span>反転<text:span text:style-name="T183">]/[</text:span>ストレッチ<text:span text:style-name="T183">]/[</text:span>拡大縮小<text:span text:style-name="T183">]/[</text:span>オフセット<text:span text:style-name="T183">]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3">[コピー]コマンドも同様に[</text:span>回転<text:span text:style-name="T183">]/[</text:span>反転<text:span text:style-name="T183">]/[</text:span>オフセット<text:span text:style-name="T183">]では単なる移動となる。</text:span></text:p>
      <text:p text:style-name="Text_20_body"><draw:frame draw:style-name="fr1" draw:name="画像56" text:anchor-type="char" svg:x="6.082cm" svg:y="0.215cm" svg:width="9.638cm" svg:height="9.338cm" draw:z-index="82"><draw:image xlink:href="Pictures/10000000000002230000021276CEC721B0548DA2.png" xlink:type="simple" xlink:show="embed" xlink:actuate="onLoad" draw:mime-type="image/png"/></draw:frame></text:p>
      <text:h text:style-name="P286" text:outline-level="2"><text:bookmark-start text:name="__RefHeading___Toc6500_2656110907"/>4.設定機能<text:bookmark-end text:name="__RefHeading___Toc6500_2656110907"/></text:h>
      <text:h text:style-name="Heading_20_3" text:outline-level="3"><text:bookmark-start text:name="__RefHeading___Toc6502_2656110907"/>4.1 システム設定<text:bookmark-end text:name="__RefHeading___Toc6502_2656110907"/></text:h>
      <text:p text:style-name="P261">画面左下のギアマークのボタンを押すとシステム設定のダイヤログが表示される。</text:p>
      <text:p text:style-name="P328"><text:span text:style-name="T198"/></text:p>
      <text:p text:style-name="P328"><text:span text:style-name="T198">システム設定</text:span><draw:frame draw:style-name="fr1" draw:name="画像4 Copy 1" text:anchor-type="char" svg:x="11.146cm" svg:y="0.533cm" svg:width="6.957cm" svg:height="7.717cm" draw:z-index="133"><draw:image xlink:href="Pictures/1000000000000189000001B4E9F175587A9C0004.png" xlink:type="simple" xlink:show="embed" xlink:actuate="onLoad" draw:mime-type="image/png"/></draw:frame></text:p>
      <text:p text:style-name="P127">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25"><draw:frame text:anchor-type="paragraph" draw:z-index="84" draw:name="テキスト枠 20" draw:style-name="gr12" draw:text-style-name="P329" svg:width="4.211cm" svg:height="0.722cm" svg:x="12.82cm" svg:y="0.141cm"><draw:text-box><text:p>システム設定ダイヤログ</text:p></draw:text-box></draw:frame></text:p>
      <text:p text:style-name="P126"><text:span text:style-name="T37">データフォルダ<text:tab/>図面を保存するフォルダのディレクトリを設定する。このディレクトリの中に</text:span><text:span text:style-name="T185">Zumenというフォルダが作成されその中にデータが保存される。ここをダブルクリックするとフォルダの選択ダイヤログが表示されてフォルダを選択することができる。</text:span></text:p>
      <text:p text:style-name="P126">シンボル<text:span text:style-name="T37">フォルダ<text:tab/>シンボルデータを保存するフォルダのディレクトリを設定する。このディレクトリの中に</text:span><text:span text:style-name="T185">Symbolというフォルダが作成されその中にデータが保存される。ここをダブルクリックするとフォルダの選択ダイヤログが表示されてフォルダを選択することができる。</text:span></text:p>
      <text:p text:style-name="P126">イメージ<text:span text:style-name="T37">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5">ImageCashというフォルダが作成されその中にデータが保存される。ここをダブルクリックするとフォルダの選択ダイヤログが表示されてフォルダを選択することができる。</text:span></text:p>
      <text:p text:style-name="P326"><text:span text:style-name="T202">[</text:span>バックアップ<text:span text:style-name="T202">]ボタン<text:tab/>データファイルをバックアップフォルダにコピーする</text:span></text:p>
      <text:p text:style-name="P310">[データ復元]ボタン<text:tab/>データファイルとバックアップフォルダとの比較一覧を表示し、必要なファイルをバックアップフォルダから戻す</text:p>
      <text:p text:style-name="P310">[シンボル復元]ボタン<text:tab/>シンボルファイルとバックアップフォルダとの比較一覧を表示し、必要なファイルをバックアップフォルダから戻す</text:p>
      <text:p text:style-name="P310"><text:soft-page-break/>[イメージ復元]ボタン<text:tab/>イメージファイルとバックアップフォルダとの比較一覧を表示し、必要なファイルをバックアップフォルダから戻す</text:p>
      <text:p text:style-name="P310">[キャッシュ削除]ボタン<text:tab/>キャッシュデータファイルから使用していないファイルを削除する</text:p>
      <text:p text:style-name="P310"/>
      <text:p text:style-name="P310"/>
      <text:h text:style-name="Heading_20_3" text:outline-level="3"><text:bookmark-start text:name="__RefHeading___Toc6504_2656110907"/>4.2図面設定<draw:frame draw:style-name="fr1" draw:name="画像15 Copy 1" text:anchor-type="char" svg:x="10.199cm" svg:y="0.921cm" svg:width="7.759cm" svg:height="7.918cm" draw:z-index="134"><draw:image xlink:href="Pictures/10000000000001850000018D03ABEAC1794BA2C4.png" xlink:type="simple" xlink:show="embed" xlink:actuate="onLoad" draw:mime-type="image/png"/></draw:frame><text:bookmark-end text:name="__RefHeading___Toc6504_2656110907"/></text:h>
      <text:p text:style-name="P265">[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320">色<text:tab/><text:tab/>デフォルトの色</text:p>
      <text:p text:style-name="P320">線種<text:tab/><text:tab/>デフォルトの線種</text:p>
      <text:p text:style-name="P320">線太さ<text:tab/><text:tab/>デフォルトの線の太さ</text:p>
      <text:p text:style-name="P320">点種<text:tab/><text:tab/>デフォルトの点の種類</text:p>
      <text:p text:style-name="P320">点サイズ<text:tab/>デフォルトの点の大きさ</text:p>
      <text:p text:style-name="P320"><draw:frame text:anchor-type="paragraph" draw:z-index="135" draw:name="テキスト枠 15" draw:style-name="gr1" draw:text-style-name="P329" svg:width="3.617cm" svg:height="0.648cm" svg:x="12.188cm" svg:y="0.363cm"><draw:text-box><text:p>図面設定ダイヤログ</text:p></draw:text-box></draw:frame>文字サイズ<text:tab/>デフォルトの文字の大きさ</text:p>
      <text:p text:style-name="P320">回転角<text:tab/><text:tab/>デフォルトの文字の回転角</text:p>
      <text:p text:style-name="P320">アライメント<text:tab/>デフォルトの文字のアライメント<text:span text:style-name="T206">(水平/垂直)</text:span></text:p>
      <text:p text:style-name="P322">改行比率<text:tab/><text:span text:style-name="T19">デフォルトの文字列の改行幅</text:span>(文字比率)</text:p>
      <text:p text:style-name="P320">フォント<text:tab/>文字フォントの種類</text:p>
      <text:p text:style-name="P320">斜体<text:tab/><text:tab/>斜体文字の指定</text:p>
      <text:p text:style-name="P320">太さ<text:tab/><text:tab/>太文字の指定</text:p>
      <text:p text:style-name="P320">矢印サイズ<text:tab/>矢印の先端の大きさ</text:p>
      <text:p text:style-name="P320">矢印の角度<text:tab/>矢印先端の開き角度</text:p>
      <text:p text:style-name="P320">グリッド<text:tab/>デフォルトのグリッド間隔</text:p>
      <text:p text:style-name="P320">背景色<text:tab/><text:tab/>図面の背景色</text:p>
      <text:h text:style-name="Heading_20_3" text:outline-level="3"/>
      <text:h text:style-name="Heading_20_3" text:outline-level="3"><text:bookmark-start text:name="__RefHeading___Toc6506_2656110907"/><text:span text:style-name="T186">4.3 </text:span>表示レイヤー設定<draw:frame draw:style-name="fr1" draw:name="画像58" text:anchor-type="char" svg:x="14.487cm" svg:y="-0.118cm" svg:width="3.076cm" svg:height="5.902cm" draw:z-index="83"><draw:image xlink:href="Pictures/10000000000000940000011C4B3317DE9B0A5FB8.png" xlink:type="simple" xlink:show="embed" xlink:actuate="onLoad" draw:mime-type="image/png"/></draw:frame><text:bookmark-end text:name="__RefHeading___Toc6506_2656110907"/></text:h>
      <text:p text:style-name="P265">[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66"/>
      <text:p text:style-name="P266"/>
      <text:p text:style-name="P266"><text:soft-page-break/></text:p>
      <text:p text:style-name="P266"><draw:frame text:anchor-type="paragraph" draw:z-index="85" draw:name="テキスト枠 23" draw:style-name="gr11" draw:text-style-name="P330" svg:width="4.306cm" svg:height="0.766cm" svg:x="13.936cm" svg:y="-0.012cm"><draw:text-box><text:p><text:span text:style-name="T207">表示レイヤーダイヤログ</text:span></text:p></draw:text-box></draw:frame></text:p>
      <text:h text:style-name="Heading_20_3" text:outline-level="3"><text:bookmark-start text:name="__RefHeading___Toc6508_2656110907"/><text:span text:style-name="T186">4.4 </text:span>シンボル管理<text:bookmark-end text:name="__RefHeading___Toc6508_2656110907"/></text:h>
      <text:p text:style-name="P267"><draw:frame draw:style-name="fr1" draw:name="画像59" text:anchor-type="char" svg:x="11.642cm" svg:y="-0.265cm" svg:width="6.121cm" svg:height="6.745cm" draw:z-index="86"><draw:image xlink:href="Pictures/100000000000012600000144B458FBAD227C91C4.png" xlink:type="simple" xlink:show="embed" xlink:actuate="onLoad" draw:mime-type="image/png"/></draw:frame>[設定][シンボル管理]コマンドで表示されるダイヤログでシンボルの</text:p>
      <text:p text:style-name="P266">名称変更や削除、他の分類への移動やコピーをおこなう。<text:line-break/>シンボル名リストでマウスの右クリックをすると操作メニューが表示される。</text:p>
      <text:p text:style-name="P266">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66"/>
      <text:p text:style-name="P266"/>
      <text:p text:style-name="P266"/>
      <text:h text:style-name="P288" text:outline-level="2"><text:bookmark-start text:name="__RefHeading___Toc1542_3792461121"/><text:span text:style-name="T8">5</text:span>. 作図事例<text:bookmark-end text:name="__RefHeading___Toc1542_3792461121"/></text:h>
      <text:p text:style-name="P148"/>
      <text:h text:style-name="P294" text:outline-level="3"><text:bookmark-start text:name="__RefHeading___Toc1544_37924611211"/><text:span text:style-name="T2">5</text:span>.1 <text:span text:style-name="T2">平行線の書き方</text:span><text:bookmark-end text:name="__RefHeading___Toc1544_37924611211"/></text:h>
      <text:p text:style-name="P153"/>
      <text:p text:style-name="P153">平行線の作成は製図の中でよく使う操作で基準線に対して平行線を引いてから、トリム操作で端点位置を決めていく方法がよく使われる。</text:p>
      <text:p text:style-name="P153">平行線を書くにはまず基準となる要素をピックして<text:span text:style-name="T98">[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53">他の要素位置を基準とするときは要素の上で右ボタンを押してロケイトするその要素の端点や中間点、交点などを自動判別して位置を決めることができる。</text:p>
      <text:p text:style-name="P153">等間隔で何本も平行線を引く場合にはコピーの方向を決めるロケイトをした後に、キーボードの右側<text:span text:style-name="T99">Windowsキー(メニューキー)を押して[平行距離]を選択し、距離とコピー回数をカンマ区切りで入力しておこなう。</text:span></text:p>
      <text:p text:style-name="P148"/>
      <text:h text:style-name="Heading_20_3" text:outline-level="3"><draw:frame draw:style-name="fr1" draw:name="画像42" text:anchor-type="char" svg:x="0.556cm" svg:y="0.762cm" svg:width="4.496cm" svg:height="2.835cm" draw:z-index="49"><draw:image xlink:href="Pictures/10000000000000D30000008556B88F343A9862A1.png" xlink:type="simple" xlink:show="embed" xlink:actuate="onLoad" draw:mime-type="image/png"/></draw:frame><draw:frame draw:style-name="fr1" draw:name="画像41" text:anchor-type="char" svg:x="7.08cm" svg:y="0.517cm" svg:width="11.204cm" svg:height="7.962cm" draw:z-index="48"><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51" draw:name="テキスト枠 7" draw:style-name="gr25" draw:text-style-name="P329"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50"><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52" draw:name="テキスト枠 8" draw:style-name="gr25" draw:text-style-name="P329" svg:width="3.345cm" svg:height="0.597cm" svg:x="1.66cm" svg:y="-0.138cm"><draw:text-box><text:p>距離と回数の入力</text:p></draw:text-box></draw:frame></text:h>
      <text:h text:style-name="Heading_20_3" text:outline-level="3"/>
      <text:h text:style-name="P295" text:outline-level="3"/>
      <text:h text:style-name="P296" text:outline-level="3"><text:bookmark-start text:name="__RefHeading___Toc1544_3792461121"/><text:span text:style-name="T184">5</text:span>.<text:span text:style-name="T2">2</text:span> <text:span text:style-name="T38">R面の作成方法</text:span><text:bookmark-end text:name="__RefHeading___Toc1544_3792461121"/></text:h>
      <text:p text:style-name="P148"/>
      <text:p text:style-name="P139">下図は<text:span text:style-name="T39">R面を作成する時の手順を示したもので、接点で要素を分割して不要な部粉を削除してR面を作成する。</text:span></text:p>
      <text:p text:style-name="P139"><draw:frame draw:style-name="fr1" draw:name="画像32" text:anchor-type="char" svg:x="0.411cm" svg:y="-0.048cm" svg:width="5.212cm" svg:height="5.106cm" draw:z-index="34"><draw:image xlink:href="Pictures/10000000000000C5000000C19F88714AC880E2CC.png" xlink:type="simple" xlink:show="embed" xlink:actuate="onLoad" draw:mime-type="image/png"/></draw:frame><draw:frame draw:style-name="fr1" draw:name="画像33" text:anchor-type="char" svg:x="6.329cm" svg:y="0.256cm" svg:width="4.815cm" svg:height="4.683cm" draw:z-index="35"><draw:image xlink:href="Pictures/10000000000000B6000000B1F47B444B8FF5D6F1.png" xlink:type="simple" xlink:show="embed" xlink:actuate="onLoad" draw:mime-type="image/png"/></draw:frame><draw:frame draw:style-name="fr1" draw:name="画像34" text:anchor-type="char" svg:x="11.751cm" svg:y="0.222cm" svg:width="6.138cm" svg:height="4.604cm" draw:z-index="36"><draw:image xlink:href="Pictures/10000000000000E8000000AE7F7761B8F6FBFBD2.png" xlink:type="simple" xlink:show="embed" xlink:actuate="onLoad" draw:mime-type="image/png"/></draw:frame></text:p>
      <text:p text:style-name="P139">　　</text:p>
      <text:p text:style-name="P139"/>
      <text:p text:style-name="P139"/>
      <text:p text:style-name="P139"/>
      <text:p text:style-name="P139"/>
      <text:p text:style-name="P139"/>
      <text:p text:style-name="P139"><draw:frame draw:style-name="fr1" draw:name="画像35" text:anchor-type="char" svg:x="0.633cm" svg:y="0.407cm" svg:width="5.636cm" svg:height="4.524cm" draw:z-index="37"><draw:image xlink:href="Pictures/10000000000000D5000000AB5BB49D3B7B84BFDC.png" xlink:type="simple" xlink:show="embed" xlink:actuate="onLoad" draw:mime-type="image/png"/></draw:frame><draw:frame draw:style-name="fr1" draw:name="画像36" text:anchor-type="char" svg:x="6.613cm" svg:y="0.289cm" svg:width="5.9cm" svg:height="4.921cm" draw:z-index="38"><draw:image xlink:href="Pictures/10000000000000DF000000BAAF3AE6F23B4C47AB.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h text:style-name="P286" text:outline-level="2"><text:bookmark-start text:name="__RefHeading___Toc9787_1763318502"/>6. 数式処理<text:bookmark-end text:name="__RefHeading___Toc9787_1763318502"/></text:h>
      <text:p text:style-name="Standard">ロケイトの数値入力ダイヤログやキー入力コマンド、文字入力ダイヤログでは数式が使用できる。<text:line-break/>使用できる数式や関数は次の通りてある。<text:line-break/></text:p>
      <text:p text:style-name="P98">使用できる演算子や関数</text:p>
      <text:p text:style-name="P280">二項演算子 <text:s text:c="2"/>+ (加算), - (減算), * (乗算), / (除算), % (剰余), ^ (べき乗/累乗)</text:p>
      <text:p text:style-name="P281">優先順位 <text:s text:c="6"/>() &gt; 関数 &gt; ^ &gt; *, /, % &gt; +, -</text:p>
      <text:p text:style-name="P281">定数 <text:s text:c="14"/>PI (円周率), E (自然対数の底)</text:p>
      <text:p text:style-name="P136">特殊な引数(関数内のみで使用可)</text:p>
      <text:p text:style-name="P135">1.[#] <text:tab/>前回の計算結果(予約のみ)</text:p>
      <text:p text:style-name="P135">2.[@] <text:tab/>sum/product/repeatで使用する繰り返し値</text:p>
      <text:p text:style-name="P135">3.[%] <text:tab/>repeat関数内で使用され値 reapeat関数の結果の値</text:p>
      <text:p text:style-name="P98">関数</text:p>
      <text:p text:style-name="P280">1. RAD(x) 度をラジアンに変換</text:p>
      <text:p text:style-name="P281">2. DEG(x) ラジアンを度に変換</text:p>
      <text:p text:style-name="P281">3. mod(x,y) 剰余(割算の余り)</text:p>
      <text:p text:style-name="P281">4. pow(x,y) べき乗(累乗)</text:p>
      <text:p text:style-name="P281">5. sqrt(x) 平方根</text:p>
      <text:p text:style-name="P99">・三角関数</text:p>
      <text:p text:style-name="P281">1. sin(x) 正弦</text:p>
      <text:p text:style-name="P281">2. cos(x) 余弦</text:p>
      <text:p text:style-name="P281">3. tan(x) 正接</text:p>
      <text:p text:style-name="P281">4. asin(x) 逆正接</text:p>
      <text:p text:style-name="P281">5. acos(x) 逆余弦</text:p>
      <text:p text:style-name="P281">6. atan(x) 逆正接</text:p>
      <text:p text:style-name="P281">7. atan2(x,y) 逆正接</text:p>
      <text:p text:style-name="P281">8. sinh(x) 双曲線正弦</text:p>
      <text:p text:style-name="P281">9. cosh(x) 双曲線余弦</text:p>
      <text:p text:style-name="P281">10. tanh(x) 双曲線正接</text:p>
      <text:p text:style-name="P281">11. asinh(x) 逆双曲線正弦</text:p>
      <text:p text:style-name="P281">12. acosh(x) 逆双曲線余弦</text:p>
      <text:p text:style-name="P281">13. atanh(x) 逆双曲線正接</text:p>
      <text:p text:style-name="P282"><text:s/><text:span text:style-name="T198">・指数、対数関数</text:span></text:p>
      <text:p text:style-name="P280">1. exp(x) e のべき乗(累乗)</text:p>
      <text:p text:style-name="P281">2. ln(x) e を底とする自然対数</text:p>
      <text:p text:style-name="P281">3. log(x) 10 を底とする対数</text:p>
      <text:p text:style-name="P281">4. log(x,y) x を底とする y の対数</text:p>
      <text:p text:style-name="P99">・数値調整関数</text:p>
      <text:p text:style-name="P281">1. abs(x) 絶対値</text:p>
      <text:p text:style-name="P281">2. ceil(x) 切上げ(x 以上で最小の整数値)</text:p>
      <text:p text:style-name="P281">3. floor(x) 切捨て(小数点以下の数の内最大の整数値)</text:p>
      <text:p text:style-name="P281"><text:soft-page-break/>4. round(x) 四捨五入(もっとも近い整数値)</text:p>
      <text:p text:style-name="P281">5. trunc(x) 浮動小数点の整数部</text:p>
      <text:p text:style-name="P99"><text:s/>・判定関数</text:p>
      <text:p text:style-name="P281">1. sign(x) 符号示す値(1/0/-1)</text:p>
      <text:p text:style-name="P281">2. equals(x,y) 等価判定 x==y 1,x!=y 0 ⇒ ⇒</text:p>
      <text:p text:style-name="P281">3. lt(x,y) 大小判定(less than) x &gt; y 1, ⇒ 以外は 0</text:p>
      <text:p text:style-name="P281">4. gt(x,y) 大小判定(greater than) x &lt; y 1, ⇒ 以外は 0</text:p>
      <text:p text:style-name="P303">5. compare(x,y) <text:tab/>大小判定 x &gt; y 1,x==y 0,x&lt;y -1 ⇒ ⇒ ⇒</text:p>
      <text:p text:style-name="P135">6. max(x,y) <text:tab/><text:tab/>大きい方</text:p>
      <text:p text:style-name="P135">7. min(x,y) <text:tab/><text:tab/>小さい方</text:p>
      <text:p text:style-name="P136">・組合せ、順列関数</text:p>
      <text:p text:style-name="P135">1. combi(n,r) <text:tab/>組合せの数(nCr) Combination</text:p>
      <text:p text:style-name="P135"><text:tab/>nCr = (n*n-1*n-2・・・*n-r+1) / (r*r-1*r-2*・・・*2*1)</text:p>
      <text:p text:style-name="P135"><text:tab/> = n! / (n – r)! * r!</text:p>
      <text:p text:style-name="P135"><text:tab/> = nPr / r!</text:p>
      <text:p text:style-name="P135"><text:tab/>異なる n 個の中から r 個を選んだ時の組合せの数(順番は問わない)</text:p>
      <text:p text:style-name="P135">2. permu(n,r) <text:tab/>順列の数(nPr) Permutation</text:p>
      <text:p text:style-name="P135"><text:tab/>nPr = n*n-1*n-2・・・*n-r+1</text:p>
      <text:p text:style-name="P135"><text:tab/> = n! / (n – r)!</text:p>
      <text:p text:style-name="P135"><text:tab/>異なる n 個のものから r 個を選ぶ場合の「並べ方」の数</text:p>
      <text:p text:style-name="P136">・特殊関数</text:p>
      <text:p text:style-name="P135">1. fact(x) <text:tab/>階乗 factorial</text:p>
      <text:p text:style-name="P135"><text:tab/><text:tab/>n! = 1*2*3・・・*n</text:p>
      <text:p text:style-name="P135">2. fib(x) <text:tab/>フィボナッチ数列 Fibonacci sequence</text:p>
      <text:p text:style-name="P135"><text:tab/><text:tab/>F0 = 0</text:p>
      <text:p text:style-name="P135"><text:tab/><text:tab/>F1 = 1</text:p>
      <text:p text:style-name="P135"><text:tab/><text:tab/>Fn+2 = Fn + Fn+1 (n ≥ 0)</text:p>
      <text:p text:style-name="P135"><text:tab/><text:tab/>・レオナルド・フィボナッチが考案 した問題</text:p>
      <text:p text:style-name="P135"><text:tab/><text:tab/>1 つがいの兎は、産まれて 2 か月後から毎月 1 つがいずつの兎を産む。</text:p>
      <text:p text:style-name="P135"><text:tab/><text:tab/>兎が死ぬことはない。</text:p>
      <text:p text:style-name="P135"><text:tab/><text:tab/>この条件の下で、産まれたばかりの 1 つがいの兎は 1 年の間に何つがいの</text:p>
      <text:p text:style-name="P135"><text:tab/><text:tab/>兎になるか？ </text:p>
      <text:p text:style-name="P135">3. gcd(x,y)<text:tab/>最大公約数 greatest common divisor</text:p>
      <text:p text:style-name="P135"><text:tab/><text:tab/>ユークリッドの互除法で求められる</text:p>
      <text:p text:style-name="P135">4. lcm(x,y) <text:tab/>最小公倍数 Least Common Multiple</text:p>
      <text:p text:style-name="P135"><text:tab/><text:tab/>lcm(x,y) = x・y / gcd(x,y)</text:p>
      <text:p text:style-name="P136">・級数計算関数</text:p>
      <text:p text:style-name="P135">1. sum(f([@]),n,k) <text:tab/>級数の和 計算式 f([@])に n から k まで入れた合計</text:p>
      <text:p text:style-name="P135"><text:tab/>f([@]) : 数式、[@]には n から k までの値が入る</text:p>
      <text:p text:style-name="P135"><text:tab/>sum(f([@]),n,k) = f(n) + f(n+1) ・・・f(k)</text:p>
      <text:p text:style-name="P135"><text:tab/>f([@]) = 2 * [@] , n = 1, k = 5 とすると</text:p>
      <text:p text:style-name="P135"><text:tab/>sum(2*[@],1,5) = 2*1+2*2+2*3+2*4+2*5 = 30</text:p>
      <text:p text:style-name="P135">2. product(f([@]),n,k)</text:p>
      <text:p text:style-name="P135"><text:tab/>級数の積 計算式 f([@])に n から k までを入れた積</text:p>
      <text:p text:style-name="P135"><text:soft-page-break/><text:tab/>f([@]) : 数式、[@]には n から k までの値が入る</text:p>
      <text:p text:style-name="P135"><text:tab/>product(f([@]),n,k) = f(n) * f(n+1) ・・・f(k)</text:p>
      <text:p text:style-name="P135"><text:tab/>f([@]) = 2 + [@] , n = 1, k = 3 とすると</text:p>
      <text:p text:style-name="P135"><text:tab/>product(2+[@],1,3) = (2+1)*(2+2)*(2+3) = 60</text:p>
      <text:p text:style-name="P135">3. repeat(f([@],[%]),i,n,k) </text:p>
      <text:p text:style-name="P135"><text:tab/>計算式 f([@],[%]) を n から k まで入れて繰返して計算する。</text:p>
      <text:p text:style-name="P135"><text:tab/>f([@],[%]) : 数式、[@] : n から k までの値、 [%] : 前回の計算の結果</text:p>
      <text:p text:style-name="P135"><text:tab/>i : [%]の初期値、 n,k : 繰り返しの開始値と終了値(増分は 1)</text:p>
      <text:p text:style-name="P135"><text:tab/>[%] = f([@],[%]) を n から k まで繰り返した結果が出力される。</text:p>
      <text:p text:style-name="P135"><text:tab/>例 : 元本 1 万円を年利 2%で 5 年預けた場合の金額</text:p>
      <text:p text:style-name="P135"><text:tab/>repeat([%]*1.02,10000,1,5)</text:p>
      <text:p text:style-name="P134"><text:tab/>⇒ ((((10000*1.02)*1.02)*1.02)*1.02))*1.02 = 11040.808</text:p>
      <text:h text:style-name="P286" text:outline-level="2"><text:bookmark-start text:name="__RefHeading___Toc2309_3079411356"/><text:span text:style-name="T200">7</text:span>. 幾何計算<text:bookmark-end text:name="__RefHeading___Toc2309_3079411356"/></text:h>
      <text:h text:style-name="Heading_20_3" text:outline-level="3"><text:bookmark-start text:name="__RefHeading___Toc2311_3079411356"/><text:span text:style-name="T5">7</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5">7</text:span><text:span text:style-name="T2">.1.1 </text:span>点から楕円への垂点<text:bookmark-end text:name="__RefHeading___Toc2313_3079411356"/></text:h>
      <text:p text:style-name="Text_20_body"/>
      <text:p text:style-name="P174">定点<text:tab/><text:tab/>p(x1, y1)<text:tab/><text:tab/><text:tab/><text:tab/><text:tab/><text:tab/><text:tab/><text:tab/><text:span text:style-name="T77">(1)</text:span></text:p>
      <text:p text:style-name="P174">楕円<text:tab/><text:tab/>q(x, y) = (a cos(t), b sin(t)<text:tab/><text:tab/><text:tab/><text:tab/><text:tab/><text:tab/><text:span text:style-name="T93">(</text:span><text:span text:style-name="T77">2)</text:span></text:p>
      <text:p text:style-name="P174">接線の傾き<text:tab/><text:span text:style-name="T56">q’(x’, y’) = (-a sin(t), b cos(t)) = (-(a / b) y, (b /a) x)<text:tab/><text:tab/><text:tab/></text:span><text:span text:style-name="T77">(3)</text:span></text:p>
      <text:p text:style-name="P174">垂線の傾き<text:tab/><text:span text:style-name="T56">(q - p)・q’ = 0<text:tab/><text:tab/><text:tab/>直交条件<text:tab/><text:tab/><text:tab/><text:tab/></text:span><text:span text:style-name="T77">(4)</text:span></text:p>
      <text:p text:style-name="P174"/>
      <text:p text:style-name="P199">以上から<text:tab/>(x- x1, y -y1)・(-(a / b) y, (b / a)) = 0<text:tab/><text:tab/><text:tab/><text:tab/><text:tab/><text:span text:style-name="T77">(5)</text:span></text:p>
      <text:p text:style-name="P199"><text:tab/><text:tab/>- (a / b) x y - (a / b) x1 y + (b / a) x y -(b / a) y1 x = 0</text:p>
      <text:p text:style-name="P199"><text:tab/><text:tab/>(b<text:span text:style-name="T57">2</text:span> - a<text:span text:style-name="T57">2</text:span>) x y - b<text:span text:style-name="T57">2</text:span> y1 x <text:s/>+ a<text:span text:style-name="T57">2</text:span> x1 y = 0<text:tab/><text:tab/><text:tab/><text:tab/><text:tab/><text:span text:style-name="T77">(6)</text:span></text:p>
      <text:p text:style-name="P199"><text:tab/><text:tab/>b<text:span text:style-name="T57">2</text:span> x<text:span text:style-name="T57">2</text:span> - a<text:span text:style-name="T57">2</text:span> y<text:span text:style-name="T57">2</text:span> = a<text:span text:style-name="T57">2</text:span> b<text:span text:style-name="T57">2<text:tab/><text:tab/><text:tab/><text:tab/><text:tab/><text:tab/><text:tab/></text:span><text:span text:style-name="T79">(7)</text:span></text:p>
      <text:p text:style-name="P199"/>
      <text:p text:style-name="P199"><text:span text:style-name="T77">(6)から</text:span><text:tab/><text:tab/><text:span text:style-name="T76">x = (a</text:span><text:span text:style-name="T58">2</text:span><text:span text:style-name="T76"> x1 y) / (-(b</text:span><text:span text:style-name="T58">2</text:span><text:span text:style-name="T76"> - a</text:span><text:span text:style-name="T58">2</text:span><text:span text:style-name="T76">) y + b</text:span><text:span text:style-name="T58">2</text:span><text:span text:style-name="T76"> y1) <text:s/>= <text:s/>k3 y / (k1 Y +k2)<text:tab/><text:tab/></text:span><text:span text:style-name="T77">(8)</text:span></text:p>
      <text:p text:style-name="P198">(8)を(7)に代入<text:tab/>b<text:span text:style-name="T57">2</text:span> (k3y)<text:span text:style-name="T57">2</text:span> + a<text:span text:style-name="T57">2</text:span> y<text:span text:style-name="T57">2</text:span> (k1y + k2)<text:span text:style-name="T57">2</text:span> – a<text:span text:style-name="T57">2</text:span>b<text:span text:style-name="T57">2</text:span> (k1y + k2)<text:span text:style-name="T57">2</text:span> =0<text:tab/><text:tab/><text:tab/>(9)</text:p>
      <text:p text:style-name="P198"><text:tab/><text:tab/>b<text:span text:style-name="T57">2</text:span> k3<text:span text:style-name="T57">2</text:span> y<text:span text:style-name="T57">2</text:span> + a<text:span text:style-name="T57">2</text:span> k1<text:span text:style-name="T57">2</text:span> y<text:span text:style-name="T57">4</text:span> + 2 a<text:span text:style-name="T57">2</text:span> k1 k2 y<text:span text:style-name="T57">3</text:span> + a<text:span text:style-name="T57">2</text:span> k2<text:span text:style-name="T57">2</text:span> y<text:span text:style-name="T57">2</text:span></text:p>
      <text:p text:style-name="P198"><text:span text:style-name="T78"><text:tab/><text:tab/><text:tab/>- a</text:span><text:span text:style-name="T57">2</text:span><text:span text:style-name="T78"> b</text:span><text:span text:style-name="T57">2</text:span><text:span text:style-name="T78"> k1</text:span><text:span text:style-name="T57">2</text:span><text:span text:style-name="T78"> y</text:span><text:span text:style-name="T57">2</text:span><text:span text:style-name="T78"> – 2 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span></text:p>
      <text:p text:style-name="P198"><text:span text:style-name="T78"><text:tab/><text:tab/></text:span><text:span text:style-name="T80">a</text:span><text:span text:style-name="T59">2</text:span><text:span text:style-name="T80"> k1</text:span><text:span text:style-name="T59">2</text:span><text:span text:style-name="T80"> y</text:span><text:span text:style-name="T59">4</text:span><text:span text:style-name="T80"> + 2 a</text:span><text:span text:style-name="T59">2</text:span><text:span text:style-name="T80"> k1 k2 y</text:span><text:span text:style-name="T59">3</text:span><text:span text:style-name="T80"> + (a</text:span><text:span text:style-name="T59">2</text:span><text:span text:style-name="T80"> k2</text:span><text:span text:style-name="T59">2</text:span><text:span text:style-name="T80"> + b</text:span><text:span text:style-name="T59">2</text:span><text:span text:style-name="T80"> k3</text:span><text:span text:style-name="T59">2</text:span><text:span text:style-name="T80"> – a</text:span><text:span text:style-name="T59">2</text:span><text:span text:style-name="T80"> b</text:span><text:span text:style-name="T59">2</text:span><text:span text:style-name="T80"> k1</text:span><text:span text:style-name="T59">2</text:span><text:span text:style-name="T80">) <text:s/>y</text:span><text:span text:style-name="T59">2</text:span><text:span text:style-name="T80"> </text:span></text:p>
      <text:p text:style-name="P198"><text:span text:style-name="T80"><text:tab/><text:tab/><text:tab/>- 2a</text:span><text:span text:style-name="T59">2</text:span><text:span text:style-name="T80"> b</text:span><text:span text:style-name="T59">2</text:span><text:span text:style-name="T80"> k1 k2 y – a</text:span><text:span text:style-name="T59">2</text:span><text:span text:style-name="T80"> b</text:span><text:span text:style-name="T59">2</text:span><text:span text:style-name="T80"> k2</text:span><text:span text:style-name="T59">2</text:span><text:span text:style-name="T80"> = 0<text:tab/><text:tab/><text:tab/><text:tab/>(10)</text:span></text:p>
      <text:p text:style-name="P177">(10)を y について解き、求まった y を(8)に代入して x をもとめる。</text:p>
      <text:p text:style-name="P178">(10)は4次方程式なので、フェラリの公式を用いて解を求める</text:p>
      <text:p text:style-name="P179">(8) において<text:tab/>k1 y + k2 = 0 の時は x は求められないので (7)で x を求める</text:p>
      <text:p text:style-name="P179"/>
      <text:h text:style-name="P289" text:outline-level="3"><text:bookmark-start text:name="__RefHeading___Toc3049_3522634766"/><text:span text:style-name="T5">7</text:span><text:span text:style-name="T2">.1.2 </text:span>楕円と円の交点<text:bookmark-end text:name="__RefHeading___Toc3049_3522634766"/></text:h>
      <text:p text:style-name="P180">円の方程式<text:tab/>(x – x<text:span text:style-name="T101">0</text:span>) <text:span text:style-name="T57">2</text:span> + (y – y<text:span text:style-name="T101">0</text:span>) <text:span text:style-name="T57">2</text:span> = r <text:span text:style-name="T57">2</text:span> <text:tab/><text:tab/><text:tab/><text:tab/><text:tab/>(1)</text:p>
      <text:p text:style-name="P180">楕円の方程式<text:tab/>x<text:span text:style-name="T57">2</text:span> + α y<text:span text:style-name="T57">2</text:span> = β<text:tab/><text:tab/>(但し <text:s/>α = a<text:span text:style-name="T57">2</text:span> / b<text:span text:style-name="T57">2</text:span> <text:s text:c="2"/>, β = a<text:span text:style-name="T57">2</text:span>)<text:tab/><text:tab/>(2)</text:p>
      <text:p text:style-name="P180">(1)より<text:tab/><text:tab/>x<text:span text:style-name="T57">2</text:span> – 2 x<text:span text:style-name="T101">0</text:span> x <text:span text:style-name="T114">+</text:span> x<text:span text:style-name="T101">0</text:span><text:span text:style-name="T57">2</text:span> <text:span text:style-name="T120">+</text:span> y<text:span text:style-name="T57">2</text:span> – 2 y<text:span text:style-name="T101">0</text:span> y <text:span text:style-name="T114">+</text:span> y<text:span text:style-name="T101">0</text:span><text:span text:style-name="T57">2</text:span> – r<text:span text:style-name="T57">2</text:span> = 0</text:p>
      <text:p text:style-name="P180">(2)<text:tab/><text:tab/>x<text:span text:style-name="T57">2</text:span> <text:s text:c="20"/><text:span text:style-name="T115">+</text:span> α y<text:span text:style-name="T57">2</text:span> <text:s text:c="2"/>- β <text:s text:c="20"/>= 0</text:p>
      <text:p text:style-name="P182">(1) – (2)<text:tab/>– 2 x<text:span text:style-name="T101">0</text:span> x <text:span text:style-name="T114">+</text:span> x<text:span text:style-name="T101">0</text:span><text:span text:style-name="T57">2</text:span> <text:span text:style-name="T120">+</text:span> y<text:span text:style-name="T57">2 </text:span><text:s/>- α y<text:span text:style-name="T57">2</text:span> – 2 y<text:span text:style-name="T101">0</text:span> y <text:span text:style-name="T114">+</text:span> y<text:span text:style-name="T101">0</text:span><text:span text:style-name="T57">2</text:span> – r<text:span text:style-name="T57">2</text:span> <text:span text:style-name="T120">+</text:span> β <text:span text:style-name="T120">= 0</text:span></text:p>
      <text:p text:style-name="P182"><text:tab/><text:tab/>– 2 x<text:span text:style-name="T101">0</text:span> x <text:span text:style-name="T120">+</text:span> y<text:span text:style-name="T57">2 </text:span><text:s/>- α y<text:span text:style-name="T57">2</text:span> – 2 y<text:span text:style-name="T101">0</text:span> y <text:span text:style-name="T114">+</text:span> x<text:span text:style-name="T101">0</text:span><text:span text:style-name="T57">2</text:span> <text:span text:style-name="T114">+</text:span> y<text:span text:style-name="T101">0</text:span><text:span text:style-name="T57">2</text:span> – r<text:span text:style-name="T57">2</text:span> <text:span text:style-name="T120">+</text:span> β <text:span text:style-name="T120">= 0</text:span></text:p>
      <text:p text:style-name="P182"><text:tab/><text:tab/>- <text:span text:style-name="T113">2 x</text:span><text:span text:style-name="T102">0</text:span><text:span text:style-name="T113"> x </text:span><text:span text:style-name="T120">+</text:span><text:span text:style-name="T113"> (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 = 0</text:span></text:p>
      <text:p text:style-name="P181"><text:tab/><text:tab/><text:span text:style-name="T113">x</text:span><text:span text:style-name="T102">0</text:span><text:span text:style-name="T113"> x </text:span><text:span text:style-name="T114">= 1 / 2 (</text:span><text:span text:style-name="T113">(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4">)</text:span></text:p>
      <text:p text:style-name="P181"><text:tab/><text:tab/> <text:s text:c="7"/><text:span text:style-name="T114">= 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114"><text:tab/><text:tab/><text:tab/><text:tab/><text:tab/></text:span><text:span text:style-name="T115">(3)</text:span></text:p>
      <text:p text:style-name="P189">(x<text:span text:style-name="T101">0</text:span> が0の場合、(3)の2次方程式の解が求まる)</text:p>
      <text:p text:style-name="Text_20_body"><text:span text:style-name="T119">(3)の係数</text:span><text:tab/>k<text:span text:style-name="T101">1</text:span> = 1 / 2 <text:span text:style-name="T113">(1 – α) </text:span><text:span text:style-name="T118">= 1 / 2 (1 - <text:s/></text:span><text:span text:style-name="T100">a</text:span><text:span text:style-name="T61">2</text:span><text:span text:style-name="T100"> / b</text:span><text:span text:style-name="T61">2</text:span><text:span text:style-name="T118">)</text:span></text:p>
      <text:p text:style-name="Text_20_body"><text:tab/><text:tab/>k<text:span text:style-name="T101">2</text:span> = - y<text:span text:style-name="T101">0</text:span></text:p>
      <text:p text:style-name="P187"><text:tab/><text:tab/>k<text:span text:style-name="T101">3</text:span> = <text:s/><text:span text:style-name="T118">1 / 2(</text:span><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8">) </text:span></text:p>
      <text:p text:style-name="P184"><text:span text:style-name="T114">(</text:span>2)にx<text:span text:style-name="T101">0</text:span><text:span text:style-name="T57">2</text:span>を掛け<text:tab/>x<text:span text:style-name="T101">0</text:span><text:span text:style-name="T57">2</text:span> x<text:span text:style-name="T57">2</text:span> <text:span text:style-name="T117">+</text:span> α x<text:span text:style-name="T101">0</text:span><text:span text:style-name="T57">2</text:span> y<text:span text:style-name="T57">2</text:span> - x<text:span text:style-name="T101">0</text:span><text:span text:style-name="T57">2</text:span> β = 0<text:tab/><text:tab/><text:tab/><text:tab/>(4)</text:p>
      <text:p text:style-name="P185">(4)に(3)を代入<text:tab/><text:tab/><text:span text:style-name="T121">(</text:span><text:span text:style-name="T114">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57">2</text:span> + <text:span text:style-name="T100">α </text:span>x<text:span text:style-name="T101">0</text:span><text:span text:style-name="T57">2 <text:s/></text:span><text:span text:style-name="T100">y</text:span><text:span text:style-name="T61">2</text:span><text:span text:style-name="T100"> <text:s/>- </text:span>x<text:span text:style-name="T101">0</text:span><text:span text:style-name="T57">2 <text:s/></text:span><text:span text:style-name="T100">β </text:span>= 0</text:p>
      <text:p text:style-name="P183"><text:tab/><text:tab/>k<text:span text:style-name="T101">1</text:span><text:span text:style-name="T57">2</text:span> y<text:span text:style-name="T57">4</text:span> + <text:span text:style-name="T116">k</text:span><text:span text:style-name="T104">2</text:span><text:span text:style-name="T63">2</text:span><text:span text:style-name="T116"> y</text:span><text:span text:style-name="T63">2</text:span><text:span text:style-name="T116"> + k</text:span><text:span text:style-name="T104">3</text:span><text:span text:style-name="T63">2</text:span><text:span text:style-name="T116"> + 2 k</text:span><text:span text:style-name="T104">1</text:span><text:span text:style-name="T116"> k</text:span><text:span text:style-name="T104">2</text:span><text:span text:style-name="T116"> y</text:span><text:span text:style-name="T63">3</text:span><text:span text:style-name="T116"> + 2 k</text:span><text:span text:style-name="T104">2</text:span><text:span text:style-name="T116"> k</text:span><text:span text:style-name="T104">3</text:span><text:span text:style-name="T116"> y + 2 k</text:span><text:span text:style-name="T104">1</text:span><text:span text:style-name="T116"> k</text:span><text:span text:style-name="T104">3</text:span><text:span text:style-name="T116"> y</text:span><text:span text:style-name="T63">2</text:span><text:span text:style-name="T116"> + <text:s/></text:span>α x<text:span text:style-name="T101">0</text:span><text:span text:style-name="T57">2</text:span> y<text:span text:style-name="T57">2</text:span> - x<text:span text:style-name="T101">0</text:span><text:span text:style-name="T57">2</text:span> β = 0</text:p>
      <text:p text:style-name="P183"><text:tab/><text:tab/>k<text:span text:style-name="T101">1</text:span><text:span text:style-name="T57">2</text:span> y<text:span text:style-name="T57">4</text:span> + <text:span text:style-name="T116">2 k</text:span><text:span text:style-name="T104">1</text:span><text:span text:style-name="T116"> k</text:span><text:span text:style-name="T104">2</text:span><text:span text:style-name="T116"> y</text:span><text:span text:style-name="T63">3</text:span><text:span text:style-name="T116"> + </text:span><text:span text:style-name="T117">(</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α x<text:span text:style-name="T101">0</text:span><text:span text:style-name="T57">2</text:span><text:span text:style-name="T117">)</text:span> y<text:span text:style-name="T57">2</text:span><text:span text:style-name="T116"> + 2 k</text:span><text:span text:style-name="T104">2</text:span><text:span text:style-name="T116"> k</text:span><text:span text:style-name="T104">3</text:span><text:span text:style-name="T116"> y + </text:span><text:span text:style-name="T57"><text:s/></text:span><text:span text:style-name="T116">k</text:span><text:span text:style-name="T104">3</text:span><text:span text:style-name="T63">2</text:span><text:span text:style-name="T116"> - </text:span>x<text:span text:style-name="T101">0</text:span><text:span text:style-name="T57">2</text:span> β = 0<text:tab/><text:span text:style-name="T117">(5)</text:span></text:p>
      <text:p text:style-name="P186">(5)をyについて解き、(3)からxを求める<text:line-break/><text:span text:style-name="T119">4次方程式の係数<text:tab/>a = <text:s/></text:span><text:span text:style-name="T115">k</text:span><text:span text:style-name="T105">1</text:span><text:span text:style-name="T64">2</text:span></text:p>
      <text:p text:style-name="P187"><text:span text:style-name="T115"><text:tab/><text:tab/><text:tab/></text:span><text:span text:style-name="T119">b = <text:s/></text:span><text:span text:style-name="T116">2 k</text:span><text:span text:style-name="T104">1</text:span><text:span text:style-name="T116"> k</text:span><text:span text:style-name="T104">2</text:span><text:span text:style-name="T116"> </text:span></text:p>
      <text:p text:style-name="P187"><text:tab/><text:tab/><text:tab/><text:span text:style-name="T119">c = </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text:span text:style-name="T115">α x</text:span><text:span text:style-name="T105">0</text:span><text:span text:style-name="T64">2</text:span></text:p>
      <text:p text:style-name="P187"><text:span text:style-name="T115"><text:tab/><text:tab/><text:tab/></text:span><text:span text:style-name="T119">d = </text:span><text:span text:style-name="T116">2 k</text:span><text:span text:style-name="T104">2</text:span><text:span text:style-name="T116"> k</text:span><text:span text:style-name="T104">3</text:span><text:span text:style-name="T116"> </text:span></text:p>
      <text:p text:style-name="P187"><text:tab/><text:tab/><text:tab/><text:span text:style-name="T119">e = <text:s/></text:span><text:span text:style-name="T116">k</text:span><text:span text:style-name="T104">3</text:span><text:span text:style-name="T63">2</text:span><text:span text:style-name="T116"> - </text:span><text:span text:style-name="T115">x</text:span><text:span text:style-name="T105">0</text:span><text:span text:style-name="T64">2</text:span><text:span text:style-name="T115"> β</text:span></text:p>
      <text:p text:style-name="P187"/>
      <text:p text:style-name="P187"/>
      <text:p text:style-name="P187"/>
      <text:h text:style-name="P289" text:outline-level="3"><text:bookmark-start text:name="__RefHeading___Toc3052_3522634766"/><text:span text:style-name="T200">7</text:span><text:span text:style-name="T122">.1.3 </text:span>楕円と楕円との交点<text:bookmark-end text:name="__RefHeading___Toc3052_3522634766"/></text:h>
      <text:p text:style-name="P187">楕円<text:span text:style-name="T123">1<text:tab/><text:tab/>a</text:span><text:span text:style-name="T106">1</text:span><text:span text:style-name="T123"> x</text:span><text:span text:style-name="T65">2</text:span><text:span text:style-name="T123"> + a</text:span><text:span text:style-name="T106">2</text:span><text:span text:style-name="T123"> y</text:span><text:span text:style-name="T65">2</text:span><text:span text:style-name="T123"> + a</text:span><text:span text:style-name="T106">3</text:span><text:span text:style-name="T123"> = 0<text:tab/><text:tab/><text:tab/><text:tab/><text:tab/><text:tab/><text:tab/>(1)</text:span></text:p>
      <text:p text:style-name="P187">楕円<text:span text:style-name="T123">2<text:tab/><text:tab/>b</text:span><text:span text:style-name="T106">1</text:span><text:span text:style-name="T123"> x</text:span><text:span text:style-name="T65">2</text:span><text:span text:style-name="T123"> + b</text:span><text:span text:style-name="T106">2</text:span><text:span text:style-name="T123"> y</text:span><text:span text:style-name="T65">2</text:span><text:span text:style-name="T123"> + b</text:span><text:span text:style-name="T106">3</text:span><text:span text:style-name="T123"> x y + b</text:span><text:span text:style-name="T106">4</text:span><text:span text:style-name="T123"> x + b</text:span><text:span text:style-name="T106">5</text:span><text:span text:style-name="T123"> y + b</text:span><text:span text:style-name="T106">6</text:span><text:span text:style-name="T123"> = 0<text:tab/><text:tab/><text:tab/><text:tab/>(2)</text:span></text:p>
      <text:p text:style-name="Standard"><text:tab/><text:tab/><text:span text:style-name="T123">k = b</text:span><text:span text:style-name="T106">1</text:span><text:span text:style-name="T123"> / a</text:span><text:span text:style-name="T106">1</text:span><text:span text:style-name="T123"> , <text:s/>c</text:span><text:span text:style-name="T106">1</text:span><text:span text:style-name="T123"> = b</text:span><text:span text:style-name="T106">1</text:span><text:span text:style-name="T123"> , c</text:span><text:span text:style-name="T106">2</text:span><text:span text:style-name="T123"> = a</text:span><text:span text:style-name="T106">2</text:span><text:span text:style-name="T123"> k , c</text:span><text:span text:style-name="T106">3</text:span><text:span text:style-name="T123"> = a</text:span><text:span text:style-name="T106">3</text:span><text:span text:style-name="T123"> k として(1)を変形</text:span></text:p>
      <text:p text:style-name="Standard"><text:tab/><text:tab/><text:span text:style-name="T123">b</text:span><text:span text:style-name="T106">1</text:span><text:span text:style-name="T123"> / k x</text:span><text:span text:style-name="T65">2</text:span><text:span text:style-name="T123"> + c</text:span><text:span text:style-name="T106">2</text:span><text:span text:style-name="T123"> / k y</text:span><text:span text:style-name="T65">2</text:span><text:span text:style-name="T123"> + c</text:span><text:span text:style-name="T106">3</text:span><text:span text:style-name="T123"> / k = 0</text:span></text:p>
      <text:p text:style-name="Standard"><text:tab/><text:tab/><text:span text:style-name="T124">b</text:span><text:span text:style-name="T106">1</text:span><text:span text:style-name="T123"> x</text:span><text:span text:style-name="T65">2</text:span><text:span text:style-name="T123"> + c</text:span><text:span text:style-name="T106">2</text:span><text:span text:style-name="T123"> y</text:span><text:span text:style-name="T65">2</text:span><text:span text:style-name="T123"> + c</text:span><text:span text:style-name="T106">3</text:span><text:span text:style-name="T123"> = 0<text:tab/><text:tab/><text:tab/><text:tab/><text:tab/><text:tab/><text:tab/></text:span><text:span text:style-name="T124">(3)</text:span></text:p>
      <text:p text:style-name="Standard"/>
      <text:p text:style-name="Standard">(3) – (2)<text:tab/>(c<text:span text:style-name="T101">2</text:span> – b<text:span text:style-name="T101">2</text:span>) y<text:span text:style-name="T57">2</text:span> <text:span text:style-name="T123"><text:s/>- b</text:span><text:span text:style-name="T106">3</text:span><text:span text:style-name="T123"> x y - b</text:span><text:span text:style-name="T106">4</text:span><text:span text:style-name="T123"> x - b</text:span><text:span text:style-name="T106">5</text:span><text:span text:style-name="T123"> y </text:span>+ c<text:span text:style-name="T101">3</text:span><text:span text:style-name="T123"> - b</text:span><text:span text:style-name="T106">6</text:span><text:span text:style-name="T123"> = 0</text:span></text:p>
      <text:p text:style-name="Standard"><text:tab/><text:tab/><text:span text:style-name="T123">b</text:span><text:span text:style-name="T106">3</text:span><text:span text:style-name="T123"> x y </text:span><text:span text:style-name="T124">+</text:span><text:span text:style-name="T123"> b</text:span><text:span text:style-name="T106">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tab/><text:tab/><text:span text:style-name="T124">(</text:span><text:span text:style-name="T123">b</text:span><text:span text:style-name="T106">3</text:span><text:span text:style-name="T123"> y </text:span><text:span text:style-name="T124">+</text:span><text:span text:style-name="T123"> b</text:span><text:span text:style-name="T106">4</text:span><text:span text:style-name="T12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span text:style-name="T123"><text:tab/><text:tab/></text:span><text:span text:style-name="T124">x =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 </text:span><text:span text:style-name="T124">) / (</text:span><text:span text:style-name="T123">b</text:span><text:span text:style-name="T106">3</text:span><text:span text:style-name="T123"> y </text:span><text:span text:style-name="T124">+</text:span><text:span text:style-name="T123"> b</text:span><text:span text:style-name="T106">4</text:span><text:span text:style-name="T124">)</text:span></text:p>
      <text:p text:style-name="Standard"><text:tab/><text:tab/> <text:s text:c="2"/><text:span text:style-name="T125">= (d</text:span><text:span text:style-name="T108">1</text:span><text:span text:style-name="T125"> y</text:span><text:span text:style-name="T67">2</text:span><text:span text:style-name="T125"> + d</text:span><text:span text:style-name="T108">2</text:span><text:span text:style-name="T125"> y + d</text:span><text:span text:style-name="T108">3</text:span><text:span text:style-name="T125">) / (g</text:span><text:span text:style-name="T108">1</text:span><text:span text:style-name="T125"> y + g</text:span><text:span text:style-name="T108">2</text:span><text:span text:style-name="T125">)<text:tab/><text:tab/><text:tab/><text:tab/><text:tab/>(4)</text:span></text:p>
      <text:p text:style-name="Standard"/>
      <text:p text:style-name="P188"><text:tab/><text:tab/><text:span text:style-name="T125">d</text:span><text:span text:style-name="T108">1</text:span><text:span text:style-name="T125"> = c</text:span><text:span text:style-name="T108">2</text:span><text:span text:style-name="T125"> – b</text:span><text:span text:style-name="T108">2</text:span><text:span text:style-name="T125"> <text:s/>, <text:s/>d</text:span><text:span text:style-name="T108">2</text:span><text:span text:style-name="T125"> = - b</text:span><text:span text:style-name="T108">5</text:span><text:span text:style-name="T125"> <text:s/>, <text:s/>d</text:span><text:span text:style-name="T108">3</text:span><text:span text:style-name="T125"> = c</text:span><text:span text:style-name="T108">3</text:span><text:span text:style-name="T125"> – b</text:span><text:span text:style-name="T108">6</text:span><text:span text:style-name="T125"> <text:s/>, g</text:span><text:span text:style-name="T108">1</text:span><text:span text:style-name="T125"> = b</text:span><text:span text:style-name="T108">3</text:span><text:span text:style-name="T125"> <text:s/>, <text:s/>g</text:span><text:span text:style-name="T108">2</text:span><text:span text:style-name="T125"> = b</text:span><text:span text:style-name="T108">4</text:span></text:p>
      <text:p text:style-name="P190">(4)を(1)に代入<text:tab/> a<text:span text:style-name="T101">1</text:span> (d<text:span text:style-name="T101">1</text:span> y<text:span text:style-name="T57">2</text:span> + d<text:span text:style-name="T101">2</text:span> y + d<text:span text:style-name="T101">3</text:span>)<text:span text:style-name="T57">2</text:span> / (g<text:span text:style-name="T101">1</text:span> y + g<text:span text:style-name="T101">2</text:span>)<text:span text:style-name="T57">2</text:span> + a<text:span text:style-name="T101">2</text:span> <text:span text:style-name="T127">y</text:span> + a<text:span text:style-name="T101">3</text:span> = 0</text:p>
      <text:p text:style-name="Standard">(g<text:span text:style-name="T101">1</text:span> y + g<text:span text:style-name="T101">2</text:span>)<text:span text:style-name="T57">2</text:span><text:span text:style-name="T127">割る</text:span>a<text:span text:style-name="T101">1</text:span> <text:span text:style-name="T126">( </text:span>d<text:span text:style-name="T101">1</text:span><text:span text:style-name="T68">2</text:span> y<text:span text:style-name="T68">4</text:span> + d<text:span text:style-name="T101">2</text:span><text:span text:style-name="T68">2</text:span> y<text:span text:style-name="T68">2</text:span> + d<text:span text:style-name="T101">3</text:span><text:span text:style-name="T68">2</text:span><text:span text:style-name="T126"> +2 d</text:span><text:span text:style-name="T109">1</text:span><text:span text:style-name="T126"> d</text:span><text:span text:style-name="T109">2</text:span><text:span text:style-name="T126"> y</text:span><text:span text:style-name="T68">3</text:span><text:span text:style-name="T126"> + 2 d</text:span><text:span text:style-name="T109">1</text:span><text:span text:style-name="T126"> d</text:span><text:span text:style-name="T109">3</text:span><text:span text:style-name="T126"> y</text:span><text:span text:style-name="T68">2</text:span><text:span text:style-name="T126"> + 2 d</text:span><text:span text:style-name="T109">2</text:span><text:span text:style-name="T126"> d</text:span><text:span text:style-name="T109">3</text:span><text:span text:style-name="T126"> y) </text:span></text:p>
      <text:p text:style-name="Standard"><text:span text:style-name="T126"><text:tab/><text:tab/>+ </text:span>a<text:span text:style-name="T101">2</text:span> <text:span text:style-name="T127">y</text:span><text:span text:style-name="T65">2</text:span> (g<text:span text:style-name="T101">1</text:span> y + g<text:span text:style-name="T101">2</text:span>) <text:span text:style-name="T57">2</text:span></text:p>
      <text:p text:style-name="Standard"><text:tab/><text:tab/>+ a<text:span text:style-name="T101">3</text:span> (g<text:span text:style-name="T101">1</text:span> y + g<text:span text:style-name="T101">2</text:span>)<text:span text:style-name="T57">2</text:span> = 0</text:p>
      <text:p text:style-name="Standard"/>
      <text:p text:style-name="Standard"><text:tab/><text:tab/>a<text:span text:style-name="T101">1</text:span><text:span text:style-name="T126"> </text:span>d<text:span text:style-name="T101">1</text:span><text:span text:style-name="T68">2</text:span> y<text:span text:style-name="T68">4</text:span><text:span text:style-name="T126"> +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text:span text:style-name="T126"> + 2 </text:span>a<text:span text:style-name="T101">1</text:span><text:span text:style-name="T126"> d</text:span><text:span text:style-name="T109">2</text:span><text:span text:style-name="T126"> d</text:span><text:span text:style-name="T109">3</text:span><text:span text:style-name="T126"> y</text:span> + a<text:span text:style-name="T101">1</text:span><text:span text:style-name="T126"> </text:span>d<text:span text:style-name="T101">3</text:span><text:span text:style-name="T68">2</text:span></text:p>
      <text:p text:style-name="Standard"><text:span text:style-name="T68"><text:tab/><text:tab/></text:span><text:span text:style-name="T126">+</text:span> a<text:span text:style-name="T101">2 </text:span><text:span text:style-name="T127"><text:s/></text:span>g<text:span text:style-name="T101">1</text:span><text:span text:style-name="T68">2</text:span> y<text:span text:style-name="T69">4</text:span> + <text:span text:style-name="T126">2</text:span> a<text:span text:style-name="T101">2 </text:span><text:s/>g<text:span text:style-name="T101">1</text:span> g<text:span text:style-name="T101">2</text:span> <text:s/><text:span text:style-name="T127">y</text:span><text:span text:style-name="T69">3</text:span> + <text:s/>a<text:span text:style-name="T101">2 </text:span>g<text:span text:style-name="T101">2 </text:span><text:span text:style-name="T57">2</text:span> <text:span text:style-name="T127">y</text:span><text:span text:style-name="T65">2</text:span></text:p>
      <text:p text:style-name="Standard"><text:tab/><text:tab/>+ a<text:span text:style-name="T101">3</text:span> g<text:span text:style-name="T101">1</text:span><text:span text:style-name="T68">2</text:span> y<text:span text:style-name="T68">2</text:span> + <text:span text:style-name="T126">2 </text:span>a<text:span text:style-name="T101">3</text:span> g<text:span text:style-name="T101">1</text:span> g<text:span text:style-name="T101">2</text:span> y + a<text:span text:style-name="T101">3</text:span> g<text:span text:style-name="T101">2 </text:span><text:span text:style-name="T57">2</text:span><text:span text:style-name="T126"> </text:span>= 0</text:p>
      <text:p text:style-name="P209"/>
      <text:p text:style-name="Standard"><text:span text:style-name="T101"><text:tab/><text:tab/></text:span>a<text:span text:style-name="T101">1</text:span><text:span text:style-name="T126"> </text:span>d<text:span text:style-name="T101">1</text:span><text:span text:style-name="T68">2</text:span> y<text:span text:style-name="T68">4</text:span><text:span text:style-name="T126"> +</text:span> a<text:span text:style-name="T101">2 </text:span><text:span text:style-name="T127"><text:s/></text:span>g<text:span text:style-name="T101">1</text:span><text:span text:style-name="T68">2</text:span> y<text:span text:style-name="T69">4</text:span> <text:span text:style-name="T127">+</text:span><text:span text:style-name="T126">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2</text:span> a<text:span text:style-name="T101">2 </text:span><text:s/>g<text:span text:style-name="T101">1</text:span> g<text:span text:style-name="T101">2</text:span> <text:s/><text:span text:style-name="T127">y</text:span><text:span text:style-name="T69">3</text:span></text:p>
      <text:p text:style-name="Standard"><text:span text:style-name="T69"><text:tab/><text:tab/></text:span>+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 + <text:s/>a<text:span text:style-name="T101">2 </text:span>g<text:span text:style-name="T101">2 </text:span><text:span text:style-name="T57">2</text:span> <text:span text:style-name="T127">y</text:span><text:span text:style-name="T65">2</text:span><text:span text:style-name="T123"> </text:span>+ a<text:span text:style-name="T101">3</text:span> g<text:span text:style-name="T101">1</text:span><text:span text:style-name="T68">2</text:span> y<text:span text:style-name="T68">2</text:span></text:p>
      <text:p text:style-name="Standard"><text:span text:style-name="T81"><text:tab/><text:tab/>+ 2 </text:span><text:span text:style-name="T78">a</text:span><text:span text:style-name="T101">1</text:span><text:span text:style-name="T81"> d</text:span><text:span text:style-name="T109">2</text:span><text:span text:style-name="T81"> d</text:span><text:span text:style-name="T109">3</text:span><text:span text:style-name="T81"> y</text:span><text:span text:style-name="T78"> + </text:span><text:span text:style-name="T81">2 </text:span><text:span text:style-name="T78">a</text:span><text:span text:style-name="T101">3</text:span><text:span text:style-name="T78"> g</text:span><text:span text:style-name="T101">1</text:span><text:span text:style-name="T78"> g</text:span><text:span text:style-name="T101">2</text:span><text:span text:style-name="T78"> y + a</text:span><text:span text:style-name="T101">1</text:span><text:span text:style-name="T81"> </text:span><text:span text:style-name="T78">d</text:span><text:span text:style-name="T101">3</text:span><text:span text:style-name="T68">2</text:span><text:span text:style-name="T78"> + a</text:span><text:span text:style-name="T101">3</text:span><text:span text:style-name="T78"> g</text:span><text:span text:style-name="T101">2 </text:span><text:span text:style-name="T57">2</text:span><text:span text:style-name="T81"> </text:span><text:span text:style-name="T78">= 0</text:span></text:p>
      <text:p text:style-name="Standard"/>
      <text:p text:style-name="Standard"><text:tab/><text:tab/><text:span text:style-name="T141">(</text:span><text:span text:style-name="T140">a</text:span><text:span text:style-name="T110">1</text:span><text:span text:style-name="T142"> </text:span><text:span text:style-name="T140">d</text:span><text:span text:style-name="T110">1</text:span><text:span text:style-name="T72">2</text:span><text:span text:style-name="T142"> +</text:span><text:span text:style-name="T140"> a</text:span><text:span text:style-name="T110">2 </text:span><text:span text:style-name="T143"><text:s/></text:span><text:span text:style-name="T140">g</text:span><text:span text:style-name="T110">1</text:span><text:span text:style-name="T72">2</text:span><text:span text:style-name="T141">)</text:span><text:span text:style-name="T140"> y</text:span><text:span text:style-name="T73">4</text:span><text:span text:style-name="T140"> </text:span><text:span text:style-name="T143">+</text:span><text:span text:style-name="T142"> 2 </text:span><text:span text:style-name="T141">(</text:span><text:span text:style-name="T140">a</text:span><text:span text:style-name="T110">1</text:span><text:span text:style-name="T142"> d</text:span><text:span text:style-name="T111">1</text:span><text:span text:style-name="T142"> d</text:span><text:span text:style-name="T111">2</text:span><text:span text:style-name="T142"> </text:span><text:span text:style-name="T140">+ a</text:span><text:span text:style-name="T110">2 </text:span><text:span text:style-name="T140"><text:s/>g</text:span><text:span text:style-name="T110">1</text:span><text:span text:style-name="T140"> g</text:span><text:span text:style-name="T110">2</text:span><text:span text:style-name="T141">)</text:span><text:span text:style-name="T140"> </text:span><text:span text:style-name="T143">y</text:span><text:span text:style-name="T73">3</text:span></text:p>
      <text:p text:style-name="Standard"><text:span text:style-name="T69"><text:tab/><text:tab/></text:span><text:span text:style-name="T140">+ </text:span><text:span text:style-name="T142">(</text:span><text:span text:style-name="T140">a</text:span><text:span text:style-name="T110">1</text:span><text:span text:style-name="T142"> </text:span><text:span text:style-name="T140">d</text:span><text:span text:style-name="T110">2</text:span><text:span text:style-name="T72">2</text:span><text:span text:style-name="T140"> </text:span><text:span text:style-name="T142">+ 2 </text:span><text:span text:style-name="T140">a</text:span><text:span text:style-name="T110">1</text:span><text:span text:style-name="T142"> d</text:span><text:span text:style-name="T111">1</text:span><text:span text:style-name="T142"> d</text:span><text:span text:style-name="T111">3</text:span><text:span text:style-name="T140"> + a</text:span><text:span text:style-name="T110">2 </text:span><text:span text:style-name="T140">g</text:span><text:span text:style-name="T110">2 </text:span><text:span text:style-name="T71">2</text:span><text:span text:style-name="T144"> </text:span><text:span text:style-name="T140">+ a</text:span><text:span text:style-name="T110">3</text:span><text:span text:style-name="T140"> g</text:span><text:span text:style-name="T110">1</text:span><text:span text:style-name="T72">2</text:span><text:span text:style-name="T141">) </text:span><text:span text:style-name="T140">y</text:span><text:span text:style-name="T72">2</text:span></text:p>
      <text:p text:style-name="Standard"><text:span text:style-name="T81"><text:tab/><text:tab/></text:span><text:span text:style-name="T86">+ 2 </text:span><text:span text:style-name="T87">(</text:span><text:span text:style-name="T85">a</text:span><text:span text:style-name="T110">1</text:span><text:span text:style-name="T86"> d</text:span><text:span text:style-name="T111">2</text:span><text:span text:style-name="T86"> d</text:span><text:span text:style-name="T111">3</text:span><text:span text:style-name="T85"> + a</text:span><text:span text:style-name="T110">3</text:span><text:span text:style-name="T85"> g</text:span><text:span text:style-name="T110">1</text:span><text:span text:style-name="T85"> g</text:span><text:span text:style-name="T110">2</text:span><text:span text:style-name="T85"> </text:span><text:span text:style-name="T87">) </text:span><text:span text:style-name="T85">y + a</text:span><text:span text:style-name="T110">1</text:span><text:span text:style-name="T86"> </text:span><text:span text:style-name="T85">d</text:span><text:span text:style-name="T110">3</text:span><text:span text:style-name="T72">2</text:span><text:span text:style-name="T85"> + a</text:span><text:span text:style-name="T110">3</text:span><text:span text:style-name="T85"> g</text:span><text:span text:style-name="T110">2 </text:span><text:span text:style-name="T71">2</text:span><text:span text:style-name="T86"> </text:span><text:span text:style-name="T85">= 0</text:span><text:span text:style-name="T78"><text:tab/><text:tab/><text:tab/></text:span><text:span text:style-name="T82">(5)</text:span></text:p>
      <text:p text:style-name="Standard">(5) を y について解く</text:p>
      <text:p text:style-name="P207"><text:tab/><text:tab/><text:span text:style-name="T146">a = <text:s/>a</text:span><text:span text:style-name="T112">1</text:span><text:span text:style-name="T126"> </text:span><text:span text:style-name="T146">d</text:span><text:span text:style-name="T112">1</text:span><text:span text:style-name="T68">2</text:span><text:span text:style-name="T126"> +</text:span><text:span text:style-name="T146"> a</text:span><text:span text:style-name="T112">2 </text:span><text:span text:style-name="T127"><text:s/></text:span><text:span text:style-name="T146">g</text:span><text:span text:style-name="T112">1</text:span><text:span text:style-name="T68">2</text:span></text:p>
      <text:p text:style-name="P194"><text:span text:style-name="T126"><text:tab/><text:tab/></text:span><text:span text:style-name="T146">b = </text:span><text:span text:style-name="T126">2 </text:span><text:span text:style-name="T128">(</text:span><text:span text:style-name="T146">a</text:span><text:span text:style-name="T112">1</text:span><text:span text:style-name="T126"> d</text:span><text:span text:style-name="T109">1</text:span><text:span text:style-name="T126"> d</text:span><text:span text:style-name="T109">2</text:span><text:span text:style-name="T126"> </text:span><text:span text:style-name="T146">+ a</text:span><text:span text:style-name="T112">2 </text:span><text:span text:style-name="T146"><text:s/>g</text:span><text:span text:style-name="T112">1</text:span><text:span text:style-name="T146"> g</text:span><text:span text:style-name="T112">2</text:span><text:span text:style-name="T128">)</text:span></text:p>
      <text:p text:style-name="P194"><text:span text:style-name="T128"><text:tab/><text:tab/></text:span><text:span text:style-name="T146">c = </text:span><text:span text:style-name="T126">(</text:span><text:span text:style-name="T146">a</text:span><text:span text:style-name="T112">1</text:span><text:span text:style-name="T126"> </text:span><text:span text:style-name="T146">d</text:span><text:span text:style-name="T112">2</text:span><text:span text:style-name="T68">2</text:span><text:span text:style-name="T146"> </text:span><text:span text:style-name="T126">+ 2 </text:span><text:span text:style-name="T146">a</text:span><text:span text:style-name="T112">1</text:span><text:span text:style-name="T126"> d</text:span><text:span text:style-name="T109">1</text:span><text:span text:style-name="T126"> d</text:span><text:span text:style-name="T109">3</text:span><text:span text:style-name="T146"> + a</text:span><text:span text:style-name="T112">2 </text:span><text:span text:style-name="T146">g</text:span><text:span text:style-name="T112">2 </text:span><text:span text:style-name="T74">2</text:span><text:span text:style-name="T123"> </text:span><text:span text:style-name="T146">+ a</text:span><text:span text:style-name="T112">3</text:span><text:span text:style-name="T146"> g</text:span><text:span text:style-name="T112">1</text:span><text:span text:style-name="T68">2</text:span><text:span text:style-name="T128">)</text:span></text:p>
      <text:p text:style-name="P193"><text:span text:style-name="T128"><text:tab/><text:tab/>d </text:span>= <text:span text:style-name="T126">2 </text:span><text:span text:style-name="T128">(</text:span>a<text:span text:style-name="T101">1</text:span><text:span text:style-name="T126"> d</text:span><text:span text:style-name="T109">2</text:span><text:span text:style-name="T126"> d</text:span><text:span text:style-name="T109">3</text:span> + a<text:span text:style-name="T101">3</text:span> g<text:span text:style-name="T101">1</text:span> g<text:span text:style-name="T101">2</text:span> <text:span text:style-name="T128">)</text:span></text:p>
      <text:p text:style-name="P193"><text:span text:style-name="T128"><text:tab/><text:tab/></text:span>e = <text:s/>a<text:span text:style-name="T101">1</text:span><text:span text:style-name="T126"> </text:span>d<text:span text:style-name="T101">3</text:span><text:span text:style-name="T68">2</text:span> + a<text:span text:style-name="T101">3</text:span> g<text:span text:style-name="T101">2 </text:span><text:span text:style-name="T57">2</text:span></text:p>
      <text:p text:style-name="P208"/>
      <text:p text:style-name="Standard">(4) でx を求める</text:p>
      <text:p text:style-name="Standard"/>
      <text:p text:style-name="Standard"/>
      <text:h text:style-name="P289" text:outline-level="3"><text:bookmark-start text:name="__RefHeading___Toc5898_532952197"/><text:span text:style-name="T200">7</text:span><text:span text:style-name="T145">.1.4 </text:span>キャノニカル形式から陰関数への変換<text:span text:style-name="T92"><text:tab/></text:span><text:span text:style-name="T91">(</text:span><text:span text:style-name="T90">Canonical <text:s/>→ Implicit Function</text:span><text:span text:style-name="T91">)</text:span><text:bookmark-end text:name="__RefHeading___Toc5898_532952197"/></text:h>
      <text:p text:style-name="P213">CadAppの楕円はCanonical形式(中心座標、長径、短径、回転角)であるが、交点や接点を求める場合には方程式を解いて求めているので、これを陰関数(<text:span text:style-name="T88">a x</text:span><text:span text:style-name="T75">2</text:span><text:span text:style-name="T88"> + </text:span><text:span text:style-name="T89">b</text:span><text:span text:style-name="T88"> y</text:span><text:span text:style-name="T75">2</text:span><text:span text:style-name="T88"> + </text:span><text:span text:style-name="T89">c</text:span><text:span text:style-name="T88"> x y + d x + e y + f = 0</text:span>)に変換する必要があり、下記はその変換係数の求め方である。</text:p>
      <text:p text:style-name="P213"/>
      <text:p text:style-name="P202"><text:span text:style-name="T83">((x -xo) cos(θ) + (y – yo) sin(θ))</text:span><text:span text:style-name="T129">2</text:span><text:span text:style-name="T83"> / a</text:span><text:span text:style-name="T129">2</text:span><text:span text:style-name="T83"> + (-(x – xo) sin(θ) + (y – yo) cos(θ))</text:span><text:span text:style-name="T129">2</text:span><text:span text:style-name="T83"> / b</text:span><text:span text:style-name="T129">2</text:span><text:span text:style-name="T83"> = 1</text:span></text:p>
      <text:p text:style-name="P197">xo, yo : 楕円の中心座標 <text:s text:c="2"/>θ : 回転角 <text:s text:c="2"/>a : 長径 b: 短径</text:p>
      <text:p text:style-name="Standard"><text:span text:style-name="T84">(</text:span><text:span text:style-name="T83">(x -xo)</text:span><text:span text:style-name="T70">2</text:span><text:span text:style-name="T83"> cos(θ)</text:span><text:span text:style-name="T70">2</text:span><text:span text:style-name="T84"> + 2 </text:span><text:span text:style-name="T83">(x -xo) cos(θ) (y – yo) sin(θ) </text:span><text:span text:style-name="T84">+ </text:span><text:span text:style-name="T83">(y – yo)</text:span><text:span text:style-name="T70">2</text:span><text:span text:style-name="T83"> sin(θ)</text:span><text:span text:style-name="T70">2</text:span><text:span text:style-name="T84">) / a</text:span><text:span text:style-name="T70">2</text:span></text:p>
      <text:p text:style-name="Standard"><text:span text:style-name="T130"><text:tab/>+ (</text:span><text:span text:style-name="T129">(x – xo)</text:span><text:span text:style-name="T70">2</text:span><text:span text:style-name="T129"> sin(θ)</text:span><text:span text:style-name="T70">2</text:span><text:span text:style-name="T130"> –</text:span><text:span text:style-name="T129"> </text:span><text:span text:style-name="T130">2 </text:span><text:span text:style-name="T129">(x – xo) sin(θ) (y – yo) cos(θ) </text:span><text:span text:style-name="T130">+</text:span><text:span text:style-name="T129"> (y – yo)</text:span><text:span text:style-name="T70">2</text:span><text:span text:style-name="T129"> cos(θ)</text:span><text:span text:style-name="T70">2 </text:span><text:span text:style-name="T130">/ b</text:span><text:span text:style-name="T70">2</text:span><text:span text:style-name="T130"> = 1</text:span></text:p>
      <text:p text:style-name="Standard"/>
      <text:p text:style-name="Standard"><text:span text:style-name="T130">((x</text:span><text:span text:style-name="T70">2</text:span><text:span text:style-name="T130"> – 2 xo x + xo</text:span><text:span text:style-name="T70">2</text:span><text:span text:style-name="T130">) cos(θ)</text:span><text:span text:style-name="T70">2</text:span><text:span text:style-name="T130"> + 2 (x y - xo y - yo x + xo yo) cos(θ) sin(θ) + (y</text:span><text:span text:style-name="T70">2</text:span><text:span text:style-name="T130"> -2 yo y <text:s/>+ yo</text:span><text:span text:style-name="T70">2</text:span><text:span text:style-name="T130">) sin(θ)</text:span><text:span text:style-name="T70">2</text:span><text:span text:style-name="T130">) / a</text:span><text:span text:style-name="T70">2</text:span></text:p>
      <text:p text:style-name="P211"><text:span text:style-name="T131">+ </text:span><text:span text:style-name="T130">((x</text:span><text:span text:style-name="T70">2</text:span><text:span text:style-name="T130"> - 2 xo x + xo</text:span><text:span text:style-name="T70">2</text:span><text:span text:style-name="T130">) </text:span><text:span text:style-name="T131">sin</text:span><text:span text:style-name="T130">(θ)</text:span><text:span text:style-name="T70">2</text:span><text:span text:style-name="T130"> - 2 (x y - xo y - yo x + xo yo) cos(θ) sin(θ) + (y</text:span><text:span text:style-name="T70">2</text:span><text:span text:style-name="T130"> - 2 yo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p>
      <text:p text:style-name="P212">= 1</text:p>
      <text:p text:style-name="Standard"/>
      <text:p text:style-name="Standard"><text:span text:style-name="T130">cos(θ)</text:span><text:span text:style-name="T70">2</text:span><text:span text:style-name="T130"> / a</text:span><text:span text:style-name="T70">2</text:span><text:span text:style-name="T130"> x</text:span><text:span text:style-name="T70">2</text:span><text:span text:style-name="T130"> – 2 xo cos(θ)</text:span><text:span text:style-name="T70">2</text:span><text:span text:style-name="T130"> / a</text:span><text:span text:style-name="T70">2</text:span><text:span text:style-name="T130"> x + xo</text:span><text:span text:style-name="T70">2</text:span><text:span text:style-name="T130"> / a</text:span><text:span text:style-name="T70">2</text:span><text:span text:style-name="T130"> cos(θ)</text:span><text:span text:style-name="T70">2</text:span></text:p>
      <text:p text:style-name="Standard"><text:span text:style-name="T130">+ 2 cos(θ) sin(θ) / a</text:span><text:span text:style-name="T70">2</text:span><text:span text:style-name="T130"> x y – </text:span><text:span text:style-name="T134">2 </text:span><text:span text:style-name="T130">xo cos(θ) sin(θ) / a</text:span><text:span text:style-name="T70">2</text:span><text:span text:style-name="T130"> y - </text:span><text:span text:style-name="T134">2 </text:span><text:span text:style-name="T130">yo cos(θ) sin(θ) / a</text:span><text:span text:style-name="T70">2</text:span><text:span text:style-name="T130"> x + </text:span><text:span text:style-name="T134">2 </text:span><text:span text:style-name="T130">xo yo cos(θ) sin(θ) / a</text:span><text:span text:style-name="T70">2</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2 yo sin(θ)</text:span><text:span text:style-name="T70">2</text:span><text:span text:style-name="T130"> / a</text:span><text:span text:style-name="T70">2</text:span><text:span text:style-name="T130"> y <text:s/>+ yo</text:span><text:span text:style-name="T70">2</text:span><text:span text:style-name="T130"> sin(θ)</text:span><text:span text:style-name="T70">2</text:span><text:span text:style-name="T130"> / a</text:span><text:span text:style-name="T70">2</text:span></text:p>
      <text:p text:style-name="P203"/>
      <text:p text:style-name="Standard"><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span text:style-name="T130"> – 2 xo </text:span><text:span text:style-name="T131">sin</text:span><text:span text:style-name="T130">(θ)</text:span><text:span text:style-name="T70">2</text:span><text:span text:style-name="T130"> / </text:span><text:span text:style-name="T131">b</text:span><text:span text:style-name="T70">2</text:span><text:span text:style-name="T130"> x +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p>
      <text:p text:style-name="Standard"><text:span text:style-name="T84">-</text:span><text:span text:style-name="T130"> 2 cos(θ) sin(θ) / </text:span><text:span text:style-name="T131">b</text:span><text:span text:style-name="T70">2</text:span><text:span text:style-name="T130"> x y </text:span><text:span text:style-name="T153">+</text:span><text:span text:style-name="T130"> </text:span><text:span text:style-name="T134">2 </text:span><text:span text:style-name="T130">xo cos(θ) sin(θ) / </text:span><text:span text:style-name="T131">b</text:span><text:span text:style-name="T70">2</text:span><text:span text:style-name="T130"> y </text:span><text:span text:style-name="T153">+</text:span><text:span text:style-name="T130"> </text:span><text:span text:style-name="T134">2 </text:span><text:span text:style-name="T130">yo cos(θ) sin(θ) / </text:span><text:span text:style-name="T131">b</text:span><text:span text:style-name="T70">2</text:span><text:span text:style-name="T130"> x - </text:span><text:span text:style-name="T134">2 </text:span><text:span text:style-name="T130">xo yo cos(θ) sin(θ) / </text:span><text:span text:style-name="T131">b</text:span><text:span text:style-name="T70">2</text:span></text:p>
      <text:p text:style-name="Standard"><text:span text:style-name="T130">+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span text:style-name="T130"> - 2 yo </text:span><text:span text:style-name="T131">cos</text:span><text:span text:style-name="T130">(θ)</text:span><text:span text:style-name="T70">2</text:span><text:span text:style-name="T130"> / </text:span><text:span text:style-name="T131">b</text:span><text:span text:style-name="T70">2</text:span><text:span text:style-name="T130">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1">= 1</text:span></text:p>
      <text:p text:style-name="P203"/>
      <text:p text:style-name="P205"><text:span text:style-name="T70"><text:s/></text:span><text:span text:style-name="T130">cos(θ)</text:span><text:span text:style-name="T70">2</text:span><text:span text:style-name="T130"> / a</text:span><text:span text:style-name="T70">2</text:span><text:span text:style-name="T130"> x</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p>
      <text:p text:style-name="P205"><text:span text:style-name="T130">+ 2 cos(θ) sin(θ) / a</text:span><text:span text:style-name="T70">2</text:span><text:span text:style-name="T130"> x y - 2 cos(θ) sin(θ) / </text:span><text:span text:style-name="T131">b</text:span><text:span text:style-name="T70">2</text:span><text:span text:style-name="T130"> x y</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p>
      <text:p text:style-name="Standard"><text:span text:style-name="T130">– 2 xo cos(θ)</text:span><text:span text:style-name="T70">2</text:span><text:span text:style-name="T130"> / a</text:span><text:span text:style-name="T70">2</text:span><text:span text:style-name="T130"> x – </text:span><text:span text:style-name="T132">2 </text:span><text:span text:style-name="T130">yo cos(θ) sin(θ) / a</text:span><text:span text:style-name="T70">2</text:span><text:span text:style-name="T130"> x – 2 xo </text:span><text:span text:style-name="T131">sin</text:span><text:span text:style-name="T130">(θ)</text:span><text:span text:style-name="T70">2</text:span><text:span text:style-name="T130"> / </text:span><text:span text:style-name="T131">b</text:span><text:span text:style-name="T70">2</text:span><text:span text:style-name="T130"> x </text:span><text:span text:style-name="T154">+</text:span><text:span text:style-name="T130"> </text:span><text:span text:style-name="T134">2 </text:span><text:span text:style-name="T130">yo cos(θ) sin(θ) / </text:span><text:span text:style-name="T131">b</text:span><text:span text:style-name="T70">2</text:span><text:span text:style-name="T130"> x</text:span></text:p>
      <text:p text:style-name="Standard"><text:span text:style-name="T130">– </text:span><text:span text:style-name="T134">2 </text:span><text:span text:style-name="T130">xo cos(θ) sin(θ) / a</text:span><text:span text:style-name="T70">2</text:span><text:span text:style-name="T130"> y</text:span><text:span text:style-name="T150"> - </text:span><text:span text:style-name="T130">2 yo sin(θ)</text:span><text:span text:style-name="T70">2</text:span><text:span text:style-name="T130"> / a</text:span><text:span text:style-name="T70">2</text:span><text:span text:style-name="T130"> y </text:span><text:span text:style-name="T155">+</text:span><text:span text:style-name="T150"> </text:span><text:span text:style-name="T134">2</text:span><text:span text:style-name="T130"> xo cos(θ) sin(θ) / </text:span><text:span text:style-name="T131">b</text:span><text:span text:style-name="T70">2</text:span><text:span text:style-name="T130"> y</text:span><text:span text:style-name="T150"> - </text:span><text:span text:style-name="T130">2 yo </text:span><text:span text:style-name="T131">cos</text:span><text:span text:style-name="T130">(θ)</text:span><text:span text:style-name="T70">2</text:span><text:span text:style-name="T130"> / </text:span><text:span text:style-name="T131">b</text:span><text:span text:style-name="T70">2</text:span><text:span text:style-name="T130"> y</text:span></text:p>
      <text:p text:style-name="Standard"><text:span text:style-name="T130">+ xo</text:span><text:span text:style-name="T70">2</text:span><text:span text:style-name="T130"> cos(θ)</text:span><text:span text:style-name="T70">2</text:span><text:span text:style-name="T130"> / a</text:span><text:span text:style-name="T70">2</text:span><text:span text:style-name="T130"> + </text:span><text:span text:style-name="T134">2</text:span><text:span text:style-name="T130"> xo yo cos(θ) sin(θ) / a</text:span><text:span text:style-name="T70">2</text:span><text:span text:style-name="T130"> + yo</text:span><text:span text:style-name="T70">2</text:span><text:span text:style-name="T130"> sin(θ)</text:span><text:span text:style-name="T70">2</text:span><text:span text:style-name="T130"> / a</text:span><text:span text:style-name="T70">2</text:span></text:p>
      <text:p text:style-name="Standard"><text:span text:style-name="T130">+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0"> </text:span><text:span text:style-name="T150">- </text:span><text:span text:style-name="T134">2</text:span><text:span text:style-name="T130"> xo yo cos(θ) sin(θ) / </text:span><text:span text:style-name="T131">b</text:span><text:span text:style-name="T70">2</text:span><text:span text:style-name="T130"> +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2">= 1</text:span></text:p>
      <text:p text:style-name="Standard"/>
      <text:p text:style-name="P210"><text:span text:style-name="T132">(</text:span><text:span text:style-name="T130">cos(θ)</text:span><text:span text:style-name="T70">2</text:span><text:span text:style-name="T130"> / a</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2">) </text:span><text:span text:style-name="T130">x</text:span><text:span text:style-name="T70">2</text:span><text:span text:style-name="T130"> </text:span></text:p>
      <text:p text:style-name="P210"><text:span text:style-name="T84">-</text:span><text:span text:style-name="T130"> 2 cos(θ) sin(θ) </text:span><text:span text:style-name="T132">(1</text:span><text:span text:style-name="T130">/ a</text:span><text:span text:style-name="T70">2</text:span><text:span text:style-name="T130"> </text:span><text:span text:style-name="T132">+</text:span><text:span text:style-name="T130"> </text:span><text:span text:style-name="T132">1</text:span><text:span text:style-name="T130">/ </text:span><text:span text:style-name="T131">b</text:span><text:span text:style-name="T70">2</text:span><text:span text:style-name="T132">) </text:span><text:span text:style-name="T130">x y</text:span></text:p>
      <text:p text:style-name="Standard"><text:span text:style-name="T130">+ </text:span><text:span text:style-name="T132">(</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2">) </text:span><text:span text:style-name="T130">y</text:span><text:span text:style-name="T70">2</text:span></text:p>
      <text:p text:style-name="Standard"><text:span text:style-name="T130">– 2 </text:span><text:span text:style-name="T132">(</text:span><text:span text:style-name="T138">(</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span text:style-name="T130">x</text:span></text:p>
      <text:p text:style-name="Standard"><text:span text:style-name="T130">– </text:span><text:span text:style-name="T132">2 (</text:span><text:span text:style-name="T138">(</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span text:style-name="T130">y</text:span></text:p>
      <text:p text:style-name="Standard"><text:span text:style-name="T130">+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text:span></text:p>
      <text:p text:style-name="Standard"><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text:s/></text:span><text:span text:style-name="T132">= 1</text:span></text:p>
      <text:p text:style-name="Standard"/>
      <text:p text:style-name="P206"><text:span text:style-name="T135">a = </text:span><text:span text:style-name="T70"><text:s/></text:span><text:span text:style-name="T130">cos(θ)</text:span><text:span text:style-name="T70">2</text:span><text:span text:style-name="T130"> / a</text:span><text:span text:style-name="T70">2</text:span><text:span text:style-name="T84"> </text:span><text:span text:style-name="T131">+</text:span><text:span text:style-name="T130"> </text:span><text:span text:style-name="T131">sin</text:span><text:span text:style-name="T130">(θ)</text:span><text:span text:style-name="T70">2</text:span><text:span text:style-name="T84"> </text:span><text:span text:style-name="T130">/ </text:span><text:span text:style-name="T131">b</text:span><text:span text:style-name="T70">2</text:span></text:p>
      <text:p text:style-name="P196"><text:span text:style-name="T147">b</text:span><text:span text:style-name="T135"> = <text:s/></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p>
      <text:p text:style-name="P196"><text:span text:style-name="T147">c</text:span><text:span text:style-name="T135"> = </text:span><text:span text:style-name="T130">2 cos(θ) sin(θ) </text:span><text:span text:style-name="T132">(1</text:span><text:span text:style-name="T130">/ a</text:span><text:span text:style-name="T70">2</text:span><text:span text:style-name="T130"> - </text:span><text:span text:style-name="T132">1</text:span><text:span text:style-name="T130">/ </text:span><text:span text:style-name="T131">b</text:span><text:span text:style-name="T70">2</text:span><text:span text:style-name="T132">)</text:span></text:p>
      <text:p text:style-name="P195"><text:span text:style-name="T130">d </text:span><text:span text:style-name="T135">= </text:span><text:span text:style-name="T130">– 2 </text:span><text:span text:style-name="T139">(</text:span><text:span text:style-name="T132">(</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p>
      <text:p text:style-name="P191"><text:span text:style-name="T136">e = </text:span><text:span text:style-name="T130">– </text:span><text:span text:style-name="T132">2 </text:span><text:span text:style-name="T139">(</text:span><text:span text:style-name="T132">(</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p>
      <text:p text:style-name="P191"><text:span text:style-name="T136">f =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 </text:span></text:p>
      <text:p text:style-name="P191"><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 </text:span><text:span text:style-name="T149">1</text:span></text:p>
      <text:p text:style-name="P204"/>
      <text:p text:style-name="P192"><text:span text:style-name="T130"><text:tab/></text:span><text:span text:style-name="T137">a x</text:span><text:span text:style-name="T75">2</text:span><text:span text:style-name="T137"> + </text:span><text:span text:style-name="T147">b</text:span><text:span text:style-name="T137"> y</text:span><text:span text:style-name="T75">2</text:span><text:span text:style-name="T137"> + </text:span><text:span text:style-name="T147">c</text:span><text:span text:style-name="T137">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4-04-12T13:38:34.312000000</dc:date>
    <meta:editing-duration>P1DT9H16M44S</meta:editing-duration>
    <meta:editing-cycles>107</meta:editing-cycles>
    <meta:generator>LibreOffice/7.4.6.2$Windows_X86_64 LibreOffice_project/5b1f5509c2decdade7fda905e3e1429a67acd63d</meta:generator>
    <meta:document-statistic meta:table-count="2" meta:image-count="61" meta:object-count="0" meta:page-count="44" meta:paragraph-count="977" meta:word-count="21627" meta:character-count="28807" meta:non-whitespace-character-count="25576"/>
  </office:meta>
</office:document-meta>
</file>